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4.249cm"/>
    </style:style>
    <style:style style:name="表1.B" style:family="table-column">
      <style:table-column-properties style:column-width="4.958cm"/>
    </style:style>
    <style:style style:name="表1.C" style:family="table-column">
      <style:table-column-properties style:column-width="3.542cm"/>
    </style:style>
    <style:style style:name="表1.D" style:family="table-column">
      <style:table-column-properties style:column-width="4.263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D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D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5cm" table:align="margins"/>
    </style:style>
    <style:style style:name="表2.A" style:family="table-column">
      <style:table-column-properties style:column-width="3.75cm" style:rel-column-width="16383*"/>
    </style:style>
    <style:style style:name="表2.D" style:family="table-column">
      <style:table-column-properties style:column-width="3.75cm" style:rel-column-width="16386*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D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5cm" table:align="margins"/>
    </style:style>
    <style:style style:name="表3.A" style:family="table-column">
      <style:table-column-properties style:column-width="3.75cm" style:rel-column-width="16383*"/>
    </style:style>
    <style:style style:name="表3.D" style:family="table-column">
      <style:table-column-properties style:column-width="3.75cm" style:rel-column-width="16386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D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D2" style:family="table-cell">
      <style:table-cell-properties fo:padding="0.097cm" fo:border-left="0.05pt solid #000000" fo:border-right="0.05pt solid #000000" fo:border-top="none" fo:border-bottom="0.05pt solid #000000"/>
    </style:style>
    <style:style style:name="表4" style:family="table">
      <style:table-properties style:width="15cm" table:align="margins"/>
    </style:style>
    <style:style style:name="表4.A" style:family="table-column">
      <style:table-column-properties style:column-width="7.5cm" style:rel-column-width="32767*"/>
    </style:style>
    <style:style style:name="表4.B" style:family="table-column">
      <style:table-column-properties style:column-width="7.5cm" style:rel-column-width="32768*"/>
    </style:style>
    <style:style style:name="表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4.B1" style:family="table-cell">
      <style:table-cell-properties fo:padding="0.097cm" fo:border="0.05pt solid #000000"/>
    </style:style>
    <style:style style:name="表4.A2" style:family="table-cell">
      <style:table-cell-properties fo:padding="0.097cm" fo:border-left="0.05pt solid #000000" fo:border-right="none" fo:border-top="none" fo:border-bottom="0.05pt solid #000000"/>
    </style:style>
    <style:style style:name="表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5" style:family="table">
      <style:table-properties style:width="15.812cm" fo:margin-left="1.201cm" table:align="left"/>
    </style:style>
    <style:style style:name="表5.A" style:family="table-column">
      <style:table-column-properties style:column-width="1.296cm"/>
    </style:style>
    <style:style style:name="表5.B" style:family="table-column">
      <style:table-column-properties style:column-width="14.515cm"/>
    </style:style>
    <style:style style:name="表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5.B1" style:family="table-cell">
      <style:table-cell-properties fo:padding="0.097cm" fo:border="0.05pt solid #000000"/>
    </style:style>
    <style:style style:name="表5.A2" style:family="table-cell">
      <style:table-cell-properties fo:padding="0.097cm" fo:border-left="0.05pt solid #000000" fo:border-right="none" fo:border-top="none" fo:border-bottom="0.05pt solid #000000"/>
    </style:style>
    <style:style style:name="表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6" style:family="table">
      <style:table-properties style:width="17.013cm" fo:margin-left="0cm" table:align="left"/>
    </style:style>
    <style:style style:name="表6.A" style:family="table-column">
      <style:table-column-properties style:column-width="4.71cm"/>
    </style:style>
    <style:style style:name="表6.B" style:family="table-column">
      <style:table-column-properties style:column-width="12.303cm"/>
    </style:style>
    <style:style style:name="表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6.B1" style:family="table-cell">
      <style:table-cell-properties fo:padding="0.097cm" fo:border="0.05pt solid #000000"/>
    </style:style>
    <style:style style:name="表6.A2" style:family="table-cell">
      <style:table-cell-properties fo:padding="0.097cm" fo:border-left="0.05pt solid #000000" fo:border-right="none" fo:border-top="none" fo:border-bottom="0.05pt solid #000000"/>
    </style:style>
    <style:style style:name="表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" style:family="table">
      <style:table-properties style:width="15cm" table:align="margins"/>
    </style:style>
    <style:style style:name="表7.A" style:family="table-column">
      <style:table-column-properties style:column-width="7.5cm" style:rel-column-width="32767*"/>
    </style:style>
    <style:style style:name="表7.B" style:family="table-column">
      <style:table-column-properties style:column-width="7.5cm" style:rel-column-width="32768*"/>
    </style:style>
    <style:style style:name="表7.A1" style:family="table-cell">
      <style:table-cell-properties fo:background-color="#e0efd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7.B1" style:family="table-cell">
      <style:table-cell-properties fo:background-color="#e0efd4" fo:padding="0.097cm" fo:border="0.05pt solid #000000">
        <style:background-image/>
      </style:table-cell-properties>
    </style:style>
    <style:style style:name="表7.A2" style:family="table-cell">
      <style:table-cell-properties fo:padding="0.097cm" fo:border-left="0.05pt solid #000000" fo:border-right="none" fo:border-top="none" fo:border-bottom="0.05pt solid #000000"/>
    </style:style>
    <style:style style:name="表7.B2" style:family="table-cell">
      <style:table-cell-properties fo:padding="0.097cm" fo:border-left="0.05pt solid #000000" fo:border-right="0.05pt solid #000000" fo:border-top="none" fo:border-bottom="0.05pt solid #000000"/>
    </style:style>
    <style:style style:name="表7.A3" style:family="table-cell">
      <style:table-cell-properties fo:padding="0.097cm" fo:border-left="0.05pt solid #000000" fo:border-right="none" fo:border-top="none" fo:border-bottom="0.05pt solid #000000"/>
    </style:style>
    <style:style style:name="表7.B3" style:family="table-cell">
      <style:table-cell-properties fo:padding="0.097cm" fo:border-left="0.05pt solid #000000" fo:border-right="0.05pt solid #000000" fo:border-top="none" fo:border-bottom="0.05pt solid #000000"/>
    </style:style>
    <style:style style:name="表7.A4" style:family="table-cell">
      <style:table-cell-properties fo:padding="0.097cm" fo:border-left="0.05pt solid #000000" fo:border-right="none" fo:border-top="none" fo:border-bottom="0.05pt solid #000000"/>
    </style:style>
    <style:style style:name="表7.B4" style:family="table-cell">
      <style:table-cell-properties fo:padding="0.097cm" fo:border-left="0.05pt solid #000000" fo:border-right="0.05pt solid #000000" fo:border-top="none" fo:border-bottom="0.05pt solid #000000"/>
    </style:style>
    <style:style style:name="表7.A5" style:family="table-cell">
      <style:table-cell-properties fo:padding="0.097cm" fo:border-left="0.05pt solid #000000" fo:border-right="none" fo:border-top="none" fo:border-bottom="0.05pt solid #000000"/>
    </style:style>
    <style:style style:name="表7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" style:family="table">
      <style:table-properties style:width="15cm" table:align="margins"/>
    </style:style>
    <style:style style:name="表8.A" style:family="table-column">
      <style:table-column-properties style:column-width="7.5cm" style:rel-column-width="32767*"/>
    </style:style>
    <style:style style:name="表8.B" style:family="table-column">
      <style:table-column-properties style:column-width="7.5cm" style:rel-column-width="32768*"/>
    </style:style>
    <style:style style:name="表8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8.B1" style:family="table-cell">
      <style:table-cell-properties fo:background-color="#bce4e5" fo:padding="0.097cm" fo:border="0.05pt solid #000000">
        <style:background-image/>
      </style:table-cell-properties>
    </style:style>
    <style:style style:name="表8.A2" style:family="table-cell">
      <style:table-cell-properties fo:padding="0.097cm" fo:border-left="0.05pt solid #000000" fo:border-right="none" fo:border-top="none" fo:border-bottom="0.05pt solid #000000"/>
    </style:style>
    <style:style style:name="表8.B2" style:family="table-cell">
      <style:table-cell-properties fo:padding="0.097cm" fo:border-left="0.05pt solid #000000" fo:border-right="0.05pt solid #000000" fo:border-top="none" fo:border-bottom="0.05pt solid #000000"/>
    </style:style>
    <style:style style:name="表8.A3" style:family="table-cell">
      <style:table-cell-properties fo:padding="0.097cm" fo:border-left="0.05pt solid #000000" fo:border-right="none" fo:border-top="none" fo:border-bottom="0.05pt solid #000000"/>
    </style:style>
    <style:style style:name="表8.B3" style:family="table-cell">
      <style:table-cell-properties fo:padding="0.097cm" fo:border-left="0.05pt solid #000000" fo:border-right="0.05pt solid #000000" fo:border-top="none" fo:border-bottom="0.05pt solid #000000"/>
    </style:style>
    <style:style style:name="表8.A4" style:family="table-cell">
      <style:table-cell-properties fo:padding="0.097cm" fo:border-left="0.05pt solid #000000" fo:border-right="none" fo:border-top="none" fo:border-bottom="0.05pt solid #000000"/>
    </style:style>
    <style:style style:name="表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8.A5" style:family="table-cell">
      <style:table-cell-properties fo:padding="0.097cm" fo:border-left="0.05pt solid #000000" fo:border-right="none" fo:border-top="none" fo:border-bottom="0.05pt solid #000000"/>
    </style:style>
    <style:style style:name="表8.B5" style:family="table-cell">
      <style:table-cell-properties fo:padding="0.097cm" fo:border-left="0.05pt solid #000000" fo:border-right="0.05pt solid #000000" fo:border-top="none" fo:border-bottom="0.05pt solid #000000"/>
    </style:style>
    <style:style style:name="表8.A6" style:family="table-cell">
      <style:table-cell-properties fo:padding="0.097cm" fo:border-left="0.05pt solid #000000" fo:border-right="none" fo:border-top="none" fo:border-bottom="0.05pt solid #000000"/>
    </style:style>
    <style:style style:name="表8.B6" style:family="table-cell">
      <style:table-cell-properties fo:padding="0.097cm" fo:border-left="0.05pt solid #000000" fo:border-right="0.05pt solid #000000" fo:border-top="none" fo:border-bottom="0.05pt solid #000000"/>
    </style:style>
    <style:style style:name="表9" style:family="table">
      <style:table-properties style:width="15cm" table:align="margins"/>
    </style:style>
    <style:style style:name="表9.A" style:family="table-column">
      <style:table-column-properties style:column-width="7.5cm" style:rel-column-width="32767*"/>
    </style:style>
    <style:style style:name="表9.B" style:family="table-column">
      <style:table-column-properties style:column-width="7.5cm" style:rel-column-width="32768*"/>
    </style:style>
    <style:style style:name="表9.A1" style:family="table-cell">
      <style:table-cell-properties fo:background-color="#bce4e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9.B1" style:family="table-cell">
      <style:table-cell-properties fo:background-color="#bce4e5" fo:padding="0.097cm" fo:border="0.05pt solid #000000">
        <style:background-image/>
      </style:table-cell-properties>
    </style:style>
    <style:style style:name="表9.A2" style:family="table-cell">
      <style:table-cell-properties fo:padding="0.097cm" fo:border-left="0.05pt solid #000000" fo:border-right="none" fo:border-top="none" fo:border-bottom="0.05pt solid #000000"/>
    </style:style>
    <style:style style:name="表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9.A3" style:family="table-cell">
      <style:table-cell-properties fo:padding="0.097cm" fo:border-left="0.05pt solid #000000" fo:border-right="none" fo:border-top="none" fo:border-bottom="0.05pt solid #000000"/>
    </style:style>
    <style:style style:name="表9.B3" style:family="table-cell">
      <style:table-cell-properties fo:padding="0.097cm" fo:border-left="0.05pt solid #000000" fo:border-right="0.05pt solid #000000" fo:border-top="none" fo:border-bottom="0.05pt solid #000000"/>
    </style:style>
    <style:style style:name="表9.A4" style:family="table-cell">
      <style:table-cell-properties fo:padding="0.097cm" fo:border-left="0.05pt solid #000000" fo:border-right="none" fo:border-top="none" fo:border-bottom="0.05pt solid #000000"/>
    </style:style>
    <style:style style:name="表9.B4" style:family="table-cell">
      <style:table-cell-properties fo:padding="0.097cm" fo:border-left="0.05pt solid #000000" fo:border-right="0.05pt solid #000000" fo:border-top="none" fo:border-bottom="0.05pt solid #000000"/>
    </style:style>
    <style:style style:name="表9.A5" style:family="table-cell">
      <style:table-cell-properties fo:padding="0.097cm" fo:border-left="0.05pt solid #000000" fo:border-right="none" fo:border-top="none" fo:border-bottom="0.05pt solid #000000"/>
    </style:style>
    <style:style style:name="表9.B5" style:family="table-cell">
      <style:table-cell-properties fo:padding="0.097cm" fo:border-left="0.05pt solid #000000" fo:border-right="0.05pt solid #000000" fo:border-top="none" fo:border-bottom="0.05pt solid #000000"/>
    </style:style>
    <style:style style:name="表9.A6" style:family="table-cell">
      <style:table-cell-properties fo:padding="0.097cm" fo:border-left="0.05pt solid #000000" fo:border-right="none" fo:border-top="none" fo:border-bottom="0.05pt solid #000000"/>
    </style:style>
    <style:style style:name="表9.B6" style:family="table-cell">
      <style:table-cell-properties fo:padding="0.097cm" fo:border-left="0.05pt solid #000000" fo:border-right="0.05pt solid #000000" fo:border-top="none" fo:border-bottom="0.05pt solid #000000"/>
    </style:style>
    <style:style style:name="表10" style:family="table">
      <style:table-properties style:width="15.901cm" fo:margin-left="1.122cm" table:align="left"/>
    </style:style>
    <style:style style:name="表10.A" style:family="table-column">
      <style:table-column-properties style:column-width="3.149cm"/>
    </style:style>
    <style:style style:name="表10.B" style:family="table-column">
      <style:table-column-properties style:column-width="4.233cm"/>
    </style:style>
    <style:style style:name="表10.C" style:family="table-column">
      <style:table-column-properties style:column-width="4.26cm"/>
    </style:style>
    <style:style style:name="表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0.D1" style:family="table-cell">
      <style:table-cell-properties fo:padding="0.097cm" fo:border="0.05pt solid #000000"/>
    </style:style>
    <style:style style:name="表10.A2" style:family="table-cell">
      <style:table-cell-properties fo:padding="0.097cm" fo:border-left="0.05pt solid #000000" fo:border-right="none" fo:border-top="none" fo:border-bottom="0.05pt solid #000000"/>
    </style:style>
    <style:style style:name="表10.D2" style:family="table-cell">
      <style:table-cell-properties fo:padding="0.097cm" fo:border-left="0.05pt solid #000000" fo:border-right="0.05pt solid #000000" fo:border-top="none" fo:border-bottom="0.05pt solid #000000"/>
    </style:style>
    <style:style style:name="表11" style:family="table">
      <style:table-properties style:width="15cm" table:align="margins"/>
    </style:style>
    <style:style style:name="表11.A" style:family="table-column">
      <style:table-column-properties style:column-width="4.71cm" style:rel-column-width="20576*"/>
    </style:style>
    <style:style style:name="表11.B" style:family="table-column">
      <style:table-column-properties style:column-width="10.291cm" style:rel-column-width="44959*"/>
    </style:style>
    <style:style style:name="表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1.B1" style:family="table-cell">
      <style:table-cell-properties fo:padding="0.097cm" fo:border="0.05pt solid #000000"/>
    </style:style>
    <style:style style:name="表11.A2" style:family="table-cell">
      <style:table-cell-properties fo:padding="0.097cm" fo:border-left="0.05pt solid #000000" fo:border-right="none" fo:border-top="none" fo:border-bottom="0.05pt solid #000000"/>
    </style:style>
    <style:style style:name="表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2" style:family="table">
      <style:table-properties style:width="15cm" table:align="margins"/>
    </style:style>
    <style:style style:name="表12.A" style:family="table-column">
      <style:table-column-properties style:column-width="2.487cm" style:rel-column-width="1410*"/>
    </style:style>
    <style:style style:name="表12.B" style:family="table-column">
      <style:table-column-properties style:column-width="12.513cm" style:rel-column-width="7094*"/>
    </style:style>
    <style:style style:name="表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2.B1" style:family="table-cell">
      <style:table-cell-properties fo:padding="0.097cm" fo:border="0.05pt solid #000000"/>
    </style:style>
    <style:style style:name="表12.A2" style:family="table-cell">
      <style:table-cell-properties fo:padding="0.097cm" fo:border-left="0.05pt solid #000000" fo:border-right="none" fo:border-top="none" fo:border-bottom="0.05pt solid #000000"/>
    </style:style>
    <style:style style:name="表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12be5c" officeooo:paragraph-rsid="0012be5c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25.1000003814697pt" officeooo:rsid="00133c83" officeooo:paragraph-rsid="00133c83" style:font-size-asian="22pt" style:font-size-complex="25.1000003814697pt"/>
    </style:style>
    <style:style style:name="P6" style:family="paragraph" style:parent-style-name="Standard">
      <style:paragraph-properties fo:text-align="start" style:justify-single-word="false"/>
      <style:text-properties fo:font-size="25.1000003814697pt" officeooo:rsid="00152ae7" officeooo:paragraph-rsid="00152ae7" style:font-size-asian="22pt" style:font-size-complex="25.1000003814697pt"/>
    </style:style>
    <style:style style:name="P7" style:family="paragraph" style:parent-style-name="Standard">
      <style:paragraph-properties fo:text-align="start" style:justify-single-word="false"/>
      <style:text-properties fo:font-size="25.1000003814697pt" officeooo:rsid="00152ae7" officeooo:paragraph-rsid="00176654" style:font-size-asian="22pt" style:font-size-complex="25.1000003814697pt"/>
    </style:style>
    <style:style style:name="P8" style:family="paragraph" style:parent-style-name="Standard">
      <style:paragraph-properties fo:text-align="start" style:justify-single-word="false"/>
      <style:text-properties fo:font-size="25.1000003814697pt" officeooo:rsid="00152ae7" officeooo:paragraph-rsid="001b023d" style:font-size-asian="22pt" style:font-size-complex="25.1000003814697pt"/>
    </style:style>
    <style:style style:name="P9" style:family="paragraph" style:parent-style-name="Standard">
      <style:paragraph-properties fo:text-align="start" style:justify-single-word="false"/>
      <style:text-properties fo:font-size="25.1000003814697pt" officeooo:rsid="00152ae7" officeooo:paragraph-rsid="003bc247" style:font-size-asian="22pt" style:font-size-complex="25.1000003814697pt"/>
    </style:style>
    <style:style style:name="P10" style:family="paragraph" style:parent-style-name="Standard">
      <style:paragraph-properties fo:text-align="start" style:justify-single-word="false"/>
      <style:text-properties fo:font-size="25.1000003814697pt" officeooo:rsid="00237df6" officeooo:paragraph-rsid="00237df6" style:font-size-asian="22pt" style:font-size-complex="25.1000003814697pt"/>
    </style:style>
    <style:style style:name="P11" style:family="paragraph" style:parent-style-name="Standard">
      <style:paragraph-properties fo:text-align="start" style:justify-single-word="false"/>
      <style:text-properties fo:font-size="25.1000003814697pt" officeooo:rsid="002df389" officeooo:paragraph-rsid="002df389" style:font-size-asian="22pt" style:font-size-complex="25.1000003814697pt"/>
    </style:style>
    <style:style style:name="P12" style:family="paragraph" style:parent-style-name="Standard">
      <style:paragraph-properties fo:text-align="start" style:justify-single-word="false"/>
      <style:text-properties fo:font-size="25.1000003814697pt" officeooo:rsid="002df389" officeooo:paragraph-rsid="0033aef9" style:font-size-asian="22pt" style:font-size-complex="25.1000003814697pt"/>
    </style:style>
    <style:style style:name="P13" style:family="paragraph" style:parent-style-name="Standard">
      <style:paragraph-properties fo:text-align="start" style:justify-single-word="false"/>
      <style:text-properties fo:font-size="25.1000003814697pt" officeooo:rsid="002df389" officeooo:paragraph-rsid="003526f2" style:font-size-asian="22pt" style:font-size-complex="25.1000003814697pt"/>
    </style:style>
    <style:style style:name="P14" style:family="paragraph" style:parent-style-name="Standard">
      <style:paragraph-properties fo:text-align="start" style:justify-single-word="false"/>
      <style:text-properties fo:font-size="25.1000003814697pt" officeooo:rsid="0037c123" officeooo:paragraph-rsid="0037c123" style:font-size-asian="22pt" style:font-size-complex="25.1000003814697pt"/>
    </style:style>
    <style:style style:name="P15" style:family="paragraph" style:parent-style-name="Standard">
      <style:paragraph-properties fo:text-align="start" style:justify-single-word="false"/>
      <style:text-properties fo:font-size="25.1000003814697pt" officeooo:rsid="0037c123" officeooo:paragraph-rsid="00393592" style:font-size-asian="22pt" style:font-size-complex="25.1000003814697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0f74de" officeooo:paragraph-rsid="000f74de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12be5c" officeooo:paragraph-rsid="0012be5c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12be5c" officeooo:paragraph-rsid="0047785d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133c83" officeooo:paragraph-rsid="0012be5c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152ae7" officeooo:paragraph-rsid="00152ae7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152ae7" officeooo:paragraph-rsid="00176654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152ae7" officeooo:paragraph-rsid="001b023d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152ae7" officeooo:paragraph-rsid="003bc247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16f032" officeooo:paragraph-rsid="00176654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176654" officeooo:paragraph-rsid="003bc247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1b023d" officeooo:paragraph-rsid="001b023d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1b023d" officeooo:paragraph-rsid="0021e215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1b0cf4" officeooo:paragraph-rsid="001b0cf4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1cdd61" officeooo:paragraph-rsid="001cdd61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1ff39a" officeooo:paragraph-rsid="001ff39a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1ff39a" officeooo:paragraph-rsid="0021e215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237df6" officeooo:paragraph-rsid="00237df6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237df6" officeooo:paragraph-rsid="0024ec86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24ec86" officeooo:paragraph-rsid="0024ec86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26b4fe" officeooo:paragraph-rsid="0026b4fe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13.6999998092651pt" officeooo:rsid="0028d9c2" officeooo:paragraph-rsid="0028d9c2" style:font-size-asian="12pt" style:font-size-complex="13.6999998092651pt"/>
    </style:style>
    <style:style style:name="P41" style:family="paragraph" style:parent-style-name="Standard">
      <style:paragraph-properties fo:text-align="start" style:justify-single-word="false"/>
      <style:text-properties fo:font-size="13.6999998092651pt" officeooo:rsid="002a9b2b" officeooo:paragraph-rsid="002a9b2b" style:font-size-asian="12pt" style:font-size-complex="13.6999998092651pt"/>
    </style:style>
    <style:style style:name="P42" style:family="paragraph" style:parent-style-name="Standard">
      <style:paragraph-properties fo:text-align="start" style:justify-single-word="false"/>
      <style:text-properties fo:font-size="13.6999998092651pt" officeooo:rsid="002b3d4e" officeooo:paragraph-rsid="002b3d4e" style:font-size-asian="12pt" style:font-size-complex="13.6999998092651pt"/>
    </style:style>
    <style:style style:name="P43" style:family="paragraph" style:parent-style-name="Standard">
      <style:paragraph-properties fo:text-align="start" style:justify-single-word="false"/>
      <style:text-properties fo:font-size="13.6999998092651pt" officeooo:rsid="002c02f2" officeooo:paragraph-rsid="002c02f2" style:font-size-asian="12pt" style:font-size-complex="13.6999998092651pt"/>
    </style:style>
    <style:style style:name="P44" style:family="paragraph" style:parent-style-name="Standard">
      <style:paragraph-properties fo:text-align="start" style:justify-single-word="false"/>
      <style:text-properties fo:font-size="13.6999998092651pt" officeooo:rsid="002c02f2" officeooo:paragraph-rsid="002c7e3c" style:font-size-asian="12pt" style:font-size-complex="13.6999998092651pt"/>
    </style:style>
    <style:style style:name="P45" style:family="paragraph" style:parent-style-name="Standard">
      <style:paragraph-properties fo:text-align="start" style:justify-single-word="false"/>
      <style:text-properties fo:font-size="13.6999998092651pt" officeooo:rsid="002df389" officeooo:paragraph-rsid="002df389" style:font-size-asian="12pt" style:font-size-complex="13.6999998092651pt"/>
    </style:style>
    <style:style style:name="P46" style:family="paragraph" style:parent-style-name="Standard">
      <style:paragraph-properties fo:text-align="start" style:justify-single-word="false"/>
      <style:text-properties fo:font-size="13.6999998092651pt" officeooo:rsid="002df389" officeooo:paragraph-rsid="0033aef9" style:font-size-asian="12pt" style:font-size-complex="13.6999998092651pt"/>
    </style:style>
    <style:style style:name="P47" style:family="paragraph" style:parent-style-name="Standard">
      <style:paragraph-properties fo:text-align="start" style:justify-single-word="false"/>
      <style:text-properties fo:font-size="13.6999998092651pt" officeooo:rsid="003063f5" officeooo:paragraph-rsid="003063f5" style:font-size-asian="12pt" style:font-size-complex="13.6999998092651pt"/>
    </style:style>
    <style:style style:name="P48" style:family="paragraph" style:parent-style-name="Standard">
      <style:paragraph-properties fo:text-align="start" style:justify-single-word="false"/>
      <style:text-properties fo:font-size="13.6999998092651pt" officeooo:rsid="003063f5" officeooo:paragraph-rsid="0031c403" style:font-size-asian="12pt" style:font-size-complex="13.6999998092651pt"/>
    </style:style>
    <style:style style:name="P49" style:family="paragraph" style:parent-style-name="Standard">
      <style:paragraph-properties fo:text-align="start" style:justify-single-word="false"/>
      <style:text-properties fo:font-size="13.6999998092651pt" officeooo:rsid="0033aef9" officeooo:paragraph-rsid="0033aef9" style:font-size-asian="12pt" style:font-size-complex="13.6999998092651pt"/>
    </style:style>
    <style:style style:name="P50" style:family="paragraph" style:parent-style-name="Standard">
      <style:paragraph-properties fo:text-align="start" style:justify-single-word="false"/>
      <style:text-properties fo:font-size="13.6999998092651pt" officeooo:rsid="0033aef9" officeooo:paragraph-rsid="00696a61" style:font-size-asian="12pt" style:font-size-complex="13.6999998092651pt"/>
    </style:style>
    <style:style style:name="P51" style:family="paragraph" style:parent-style-name="Standard">
      <style:paragraph-properties fo:text-align="start" style:justify-single-word="false"/>
      <style:text-properties fo:font-size="13.6999998092651pt" officeooo:rsid="0034aade" officeooo:paragraph-rsid="0034aade" style:font-size-asian="12pt" style:font-size-complex="13.6999998092651pt"/>
    </style:style>
    <style:style style:name="P52" style:family="paragraph" style:parent-style-name="Standard">
      <style:paragraph-properties fo:text-align="start" style:justify-single-word="false"/>
      <style:text-properties fo:font-size="13.6999998092651pt" officeooo:rsid="003526f2" officeooo:paragraph-rsid="003526f2" style:font-size-asian="12pt" style:font-size-complex="13.6999998092651pt"/>
    </style:style>
    <style:style style:name="P53" style:family="paragraph" style:parent-style-name="Standard">
      <style:paragraph-properties fo:text-align="start" style:justify-single-word="false"/>
      <style:text-properties fo:font-size="13.6999998092651pt" officeooo:rsid="003526f2" officeooo:paragraph-rsid="00384ab7" style:font-size-asian="12pt" style:font-size-complex="13.6999998092651pt"/>
    </style:style>
    <style:style style:name="P54" style:family="paragraph" style:parent-style-name="Standard">
      <style:paragraph-properties fo:text-align="start" style:justify-single-word="false"/>
      <style:text-properties fo:font-size="13.6999998092651pt" officeooo:rsid="003668df" officeooo:paragraph-rsid="003668df" style:font-size-asian="12pt" style:font-size-complex="13.6999998092651pt"/>
    </style:style>
    <style:style style:name="P55" style:family="paragraph" style:parent-style-name="Standard">
      <style:paragraph-properties fo:text-align="start" style:justify-single-word="false"/>
      <style:text-properties fo:font-size="13.6999998092651pt" officeooo:rsid="0037c123" officeooo:paragraph-rsid="0037c123" style:font-size-asian="12pt" style:font-size-complex="13.6999998092651pt"/>
    </style:style>
    <style:style style:name="P56" style:family="paragraph" style:parent-style-name="Standard">
      <style:paragraph-properties fo:text-align="start" style:justify-single-word="false"/>
      <style:text-properties fo:font-size="13.6999998092651pt" officeooo:rsid="00384ab7" officeooo:paragraph-rsid="00384ab7" style:font-size-asian="12pt" style:font-size-complex="13.6999998092651pt"/>
    </style:style>
    <style:style style:name="P57" style:family="paragraph" style:parent-style-name="Standard">
      <style:paragraph-properties fo:text-align="start" style:justify-single-word="false"/>
      <style:text-properties fo:font-size="13.6999998092651pt" officeooo:rsid="003d1134" officeooo:paragraph-rsid="003d1134" style:font-size-asian="12pt" style:font-size-complex="13.6999998092651pt"/>
    </style:style>
    <style:style style:name="P58" style:family="paragraph" style:parent-style-name="Standard">
      <style:paragraph-properties fo:text-align="start" style:justify-single-word="false"/>
      <style:text-properties fo:font-size="13.6999998092651pt" officeooo:rsid="003e7e93" officeooo:paragraph-rsid="003e7e93" style:font-size-asian="12pt" style:font-size-complex="13.6999998092651pt"/>
    </style:style>
    <style:style style:name="P59" style:family="paragraph" style:parent-style-name="Standard">
      <style:paragraph-properties fo:text-align="start" style:justify-single-word="false"/>
      <style:text-properties fo:font-size="13.6999998092651pt" officeooo:rsid="0041fa07" officeooo:paragraph-rsid="0041fa07" style:font-size-asian="12pt" style:font-size-complex="13.6999998092651pt"/>
    </style:style>
    <style:style style:name="P60" style:family="paragraph" style:parent-style-name="Standard">
      <style:paragraph-properties fo:text-align="start" style:justify-single-word="false"/>
      <style:text-properties fo:font-size="13.6999998092651pt" officeooo:rsid="0043c67c" officeooo:paragraph-rsid="0043c67c" style:font-size-asian="12pt" style:font-size-complex="13.6999998092651pt"/>
    </style:style>
    <style:style style:name="P61" style:family="paragraph" style:parent-style-name="Standard">
      <style:paragraph-properties fo:text-align="start" style:justify-single-word="false"/>
      <style:text-properties fo:font-size="13.6999998092651pt" officeooo:rsid="0047785d" officeooo:paragraph-rsid="0047785d" style:font-size-asian="12pt" style:font-size-complex="13.6999998092651pt"/>
    </style:style>
    <style:style style:name="P62" style:family="paragraph" style:parent-style-name="Standard">
      <style:paragraph-properties fo:text-align="start" style:justify-single-word="false"/>
      <style:text-properties fo:font-size="13.6999998092651pt" officeooo:rsid="00568bc8" officeooo:paragraph-rsid="00568bc8" style:font-size-asian="12pt" style:font-size-complex="13.6999998092651pt"/>
    </style:style>
    <style:style style:name="P63" style:family="paragraph" style:parent-style-name="Standard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64" style:family="paragraph" style:parent-style-name="Standard">
      <style:paragraph-properties fo:text-align="start" style:justify-single-word="false"/>
      <style:text-properties fo:font-size="13.6999998092651pt" officeooo:rsid="005abf59" officeooo:paragraph-rsid="005abf59" style:font-size-asian="12pt" style:font-size-complex="13.6999998092651pt"/>
    </style:style>
    <style:style style:name="P65" style:family="paragraph" style:parent-style-name="Standard">
      <style:paragraph-properties fo:text-align="start" style:justify-single-word="false"/>
      <style:text-properties fo:font-size="13.6999998092651pt" officeooo:rsid="005c30c1" officeooo:paragraph-rsid="005c30c1" style:font-size-asian="12pt" style:font-size-complex="13.6999998092651pt"/>
    </style:style>
    <style:style style:name="P66" style:family="paragraph" style:parent-style-name="Standard">
      <style:paragraph-properties fo:text-align="start" style:justify-single-word="false"/>
      <style:text-properties fo:font-size="13.6999998092651pt" officeooo:rsid="0065d382" officeooo:paragraph-rsid="0065d382" style:font-size-asian="12pt" style:font-size-complex="13.6999998092651pt"/>
    </style:style>
    <style:style style:name="P67" style:family="paragraph" style:parent-style-name="Standard">
      <style:paragraph-properties fo:text-align="start" style:justify-single-word="false"/>
      <style:text-properties fo:font-size="13.6999998092651pt" officeooo:rsid="0065d382" officeooo:paragraph-rsid="0065fe95" style:font-size-asian="12pt" style:font-size-complex="13.6999998092651pt"/>
    </style:style>
    <style:style style:name="P68" style:family="paragraph" style:parent-style-name="Standard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69" style:family="paragraph" style:parent-style-name="Standard">
      <style:paragraph-properties fo:text-align="start" style:justify-single-word="false"/>
      <style:text-properties fo:font-size="13.6999998092651pt" officeooo:rsid="0068b3c1" officeooo:paragraph-rsid="0068b3c1" style:font-size-asian="12pt" style:font-size-complex="13.6999998092651pt"/>
    </style:style>
    <style:style style:name="P70" style:family="paragraph" style:parent-style-name="Standard">
      <style:paragraph-properties fo:text-align="start" style:justify-single-word="false"/>
      <style:text-properties fo:font-size="13.6999998092651pt" officeooo:rsid="007abbf3" officeooo:paragraph-rsid="007abbf3" style:font-size-asian="12pt" style:font-size-complex="13.6999998092651pt"/>
    </style:style>
    <style:style style:name="P71" style:family="paragraph" style:parent-style-name="Standard">
      <style:paragraph-properties fo:text-align="start" style:justify-single-word="false"/>
      <style:text-properties fo:font-size="13.6999998092651pt" officeooo:rsid="007f5360" officeooo:paragraph-rsid="007f5360" style:font-size-asian="12pt" style:font-size-complex="13.6999998092651pt"/>
    </style:style>
    <style:style style:name="P72" style:family="paragraph" style:parent-style-name="Standard">
      <style:paragraph-properties fo:text-align="start" style:justify-single-word="false"/>
      <style:text-properties fo:font-size="13.6999998092651pt" officeooo:rsid="007fdf0f" officeooo:paragraph-rsid="007fdf0f" style:font-size-asian="12pt" style:font-size-complex="13.6999998092651pt"/>
    </style:style>
    <style:style style:name="P73" style:family="paragraph" style:parent-style-name="Standard">
      <style:paragraph-properties fo:text-align="start" style:justify-single-word="false"/>
      <style:text-properties fo:font-size="13.6999998092651pt" officeooo:rsid="00813843" officeooo:paragraph-rsid="00813843" style:font-size-asian="12pt" style:font-size-complex="13.6999998092651pt"/>
    </style:style>
    <style:style style:name="P74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75" style:family="paragraph" style:parent-style-name="Standard">
      <style:paragraph-properties fo:text-align="start" style:justify-single-word="false"/>
      <style:text-properties fo:font-size="14pt" officeooo:rsid="00176654" officeooo:paragraph-rsid="00176654" style:font-size-asian="14pt" style:font-size-complex="14pt"/>
    </style:style>
    <style:style style:name="P76" style:family="paragraph" style:parent-style-name="Standard">
      <style:paragraph-properties fo:text-align="start" style:justify-single-word="false"/>
      <style:text-properties fo:font-size="14pt" officeooo:rsid="00191610" officeooo:paragraph-rsid="00191610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fo:font-size="14pt" officeooo:rsid="001b023d" officeooo:paragraph-rsid="001b023d" style:font-size-asian="14pt" style:font-size-complex="14pt"/>
    </style:style>
    <style:style style:name="P78" style:family="paragraph" style:parent-style-name="Standard">
      <style:paragraph-properties fo:text-align="start" style:justify-single-word="false"/>
      <style:text-properties fo:font-size="14pt" officeooo:rsid="001b0cf4" officeooo:paragraph-rsid="001b0cf4" style:font-size-asian="14pt" style:font-size-complex="14pt"/>
    </style:style>
    <style:style style:name="P79" style:family="paragraph" style:parent-style-name="Standard">
      <style:paragraph-properties fo:text-align="start" style:justify-single-word="false"/>
      <style:text-properties style:font-name="IPA明朝" fo:font-size="12pt" officeooo:rsid="0037c123" officeooo:paragraph-rsid="00384ab7" style:font-name-asian="IPA明朝" style:font-size-asian="12pt" style:font-size-complex="12pt"/>
    </style:style>
    <style:style style:name="P80" style:family="paragraph" style:parent-style-name="Standard">
      <style:paragraph-properties fo:text-align="start" style:justify-single-word="false"/>
      <style:text-properties style:font-name="IPA明朝" fo:font-size="12pt" officeooo:rsid="00384ab7" officeooo:paragraph-rsid="00384ab7" style:font-name-asian="IPA明朝" style:font-size-asian="12pt" style:font-size-complex="12pt"/>
    </style:style>
    <style:style style:name="P81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82" style:family="paragraph" style:parent-style-name="Standard">
      <style:paragraph-properties fo:text-align="start" style:justify-single-word="false"/>
      <style:text-properties style:font-name="IPA明朝" fo:font-size="12pt" officeooo:rsid="00393592" officeooo:paragraph-rsid="00384ab7" style:font-name-asian="IPA明朝" style:font-size-asian="12pt" style:font-size-complex="12pt"/>
    </style:style>
    <style:style style:name="P83" style:family="paragraph" style:parent-style-name="Standard">
      <style:paragraph-properties fo:text-align="start" style:justify-single-word="false"/>
      <style:text-properties style:font-name="IPA明朝" fo:font-size="12pt" officeooo:rsid="0039f57b" officeooo:paragraph-rsid="0039f57b" style:font-name-asian="IPA明朝" style:font-size-asian="12pt" style:font-size-complex="12pt"/>
    </style:style>
    <style:style style:name="P84" style:family="paragraph" style:parent-style-name="Standard">
      <style:paragraph-properties fo:text-align="start" style:justify-single-word="false"/>
      <style:text-properties style:font-name="IPA明朝" fo:font-size="25.1000003814697pt" officeooo:rsid="0037c123" officeooo:paragraph-rsid="00459997" style:font-name-asian="IPA明朝" style:font-size-asian="22pt" style:font-size-complex="25.1000003814697pt"/>
    </style:style>
    <style:style style:name="P85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459997" style:font-name-asian="IPA明朝" style:font-size-asian="12pt" style:font-size-complex="13.6999998092651pt"/>
    </style:style>
    <style:style style:name="P86" style:family="paragraph" style:parent-style-name="Standard">
      <style:paragraph-properties fo:text-align="start" style:justify-single-word="false"/>
      <style:text-properties style:font-name="IPA明朝" fo:font-size="13.6999998092651pt" officeooo:rsid="0037c123" officeooo:paragraph-rsid="006aaeb0" style:font-name-asian="IPA明朝" style:font-size-asian="12pt" style:font-size-complex="13.6999998092651pt"/>
    </style:style>
    <style:style style:name="P87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482afb" style:font-name-asian="IPA明朝" style:font-size-asian="12pt" style:font-size-complex="13.6999998092651pt"/>
    </style:style>
    <style:style style:name="P88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aaeb0" style:font-name-asian="IPA明朝" style:font-size-asian="12pt" style:font-size-complex="13.6999998092651pt"/>
    </style:style>
    <style:style style:name="P89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d395d" style:font-name-asian="IPA明朝" style:font-size-asian="12pt" style:font-size-complex="13.6999998092651pt"/>
    </style:style>
    <style:style style:name="P90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eb11e" style:font-name-asian="IPA明朝" style:font-size-asian="12pt" style:font-size-complex="13.6999998092651pt"/>
    </style:style>
    <style:style style:name="P91" style:family="paragraph" style:parent-style-name="Standard">
      <style:paragraph-properties fo:text-align="start" style:justify-single-word="false"/>
      <style:text-properties style:font-name="IPA明朝" fo:font-size="13.6999998092651pt" officeooo:rsid="0049378d" officeooo:paragraph-rsid="0049378d" style:font-name-asian="IPA明朝" style:font-size-asian="12pt" style:font-size-complex="13.6999998092651pt"/>
    </style:style>
    <style:style style:name="P92" style:family="paragraph" style:parent-style-name="Standard">
      <style:paragraph-properties fo:text-align="start" style:justify-single-word="false"/>
      <style:text-properties style:font-name="IPA明朝" fo:font-size="13.6999998092651pt" officeooo:rsid="004b3450" officeooo:paragraph-rsid="004b3450" style:font-name-asian="IPA明朝" style:font-size-asian="12pt" style:font-size-complex="13.6999998092651pt"/>
    </style:style>
    <style:style style:name="P93" style:family="paragraph" style:parent-style-name="Standard">
      <style:paragraph-properties fo:text-align="start" style:justify-single-word="false"/>
      <style:text-properties style:font-name="IPA明朝" fo:font-size="13.6999998092651pt" officeooo:rsid="004ccbb2" officeooo:paragraph-rsid="004ccbb2" style:font-name-asian="IPA明朝" style:font-size-asian="12pt" style:font-size-complex="13.6999998092651pt"/>
    </style:style>
    <style:style style:name="P94" style:family="paragraph" style:parent-style-name="Standard">
      <style:paragraph-properties fo:text-align="start" style:justify-single-word="false"/>
      <style:text-properties style:font-name="IPA明朝" fo:font-size="13.6999998092651pt" officeooo:rsid="004e2ed7" officeooo:paragraph-rsid="004e2ed7" style:font-name-asian="IPA明朝" style:font-size-asian="12pt" style:font-size-complex="13.6999998092651pt"/>
    </style:style>
    <style:style style:name="P95" style:family="paragraph" style:parent-style-name="Standard">
      <style:paragraph-properties fo:text-align="start" style:justify-single-word="false"/>
      <style:text-properties style:font-name="IPA明朝" fo:font-size="13.6999998092651pt" officeooo:rsid="004f231e" officeooo:paragraph-rsid="004f231e" style:font-name-asian="IPA明朝" style:font-size-asian="12pt" style:font-size-complex="13.6999998092651pt"/>
    </style:style>
    <style:style style:name="P96" style:family="paragraph" style:parent-style-name="Standard">
      <style:paragraph-properties fo:text-align="start" style:justify-single-word="false"/>
      <style:text-properties style:font-name="IPA明朝" fo:font-size="13.6999998092651pt" officeooo:rsid="0050f188" officeooo:paragraph-rsid="0050f188" style:font-name-asian="IPA明朝" style:font-size-asian="12pt" style:font-size-complex="13.6999998092651pt"/>
    </style:style>
    <style:style style:name="P97" style:family="paragraph" style:parent-style-name="Standard">
      <style:paragraph-properties fo:text-align="start" style:justify-single-word="false"/>
      <style:text-properties style:font-name="IPA明朝" fo:font-size="13.6999998092651pt" officeooo:rsid="00513bff" officeooo:paragraph-rsid="00513bff" style:font-name-asian="IPA明朝" style:font-size-asian="12pt" style:font-size-complex="13.6999998092651pt"/>
    </style:style>
    <style:style style:name="P98" style:family="paragraph" style:parent-style-name="Standard">
      <style:paragraph-properties fo:text-align="start" style:justify-single-word="false"/>
      <style:text-properties style:font-name="IPA明朝" fo:font-size="13.6999998092651pt" officeooo:rsid="0052cada" officeooo:paragraph-rsid="0052cada" style:font-name-asian="IPA明朝" style:font-size-asian="12pt" style:font-size-complex="13.6999998092651pt"/>
    </style:style>
    <style:style style:name="P99" style:family="paragraph" style:parent-style-name="Standard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100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7db" style:font-name-asian="IPA明朝" style:font-size-asian="12pt" style:font-size-complex="13.6999998092651pt"/>
    </style:style>
    <style:style style:name="P101" style:family="paragraph" style:parent-style-name="Standard">
      <style:paragraph-properties fo:text-align="start" style:justify-single-word="false"/>
      <style:text-properties style:font-name="IPA明朝" fo:font-size="13.6999998092651pt" officeooo:rsid="005367db" officeooo:paragraph-rsid="00536477" style:font-name-asian="IPA明朝" style:font-size-asian="12pt" style:font-size-complex="13.6999998092651pt"/>
    </style:style>
    <style:style style:name="P102" style:family="paragraph" style:parent-style-name="Standard">
      <style:paragraph-properties fo:text-align="start" style:justify-single-word="false"/>
      <style:text-properties style:font-name="IPA明朝" fo:font-size="13.6999998092651pt" officeooo:rsid="005512c7" officeooo:paragraph-rsid="005512c7" style:font-name-asian="IPA明朝" style:font-size-asian="12pt" style:font-size-complex="13.6999998092651pt"/>
    </style:style>
    <style:style style:name="P103" style:family="paragraph" style:parent-style-name="Standard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104" style:family="paragraph" style:parent-style-name="Standard">
      <style:paragraph-properties fo:text-align="start" style:justify-single-word="false"/>
      <style:text-properties style:font-name="IPA明朝" fo:font-size="13.6999998092651pt" officeooo:rsid="00591443" officeooo:paragraph-rsid="00591443" style:font-name-asian="IPA明朝" style:font-size-asian="12pt" style:font-size-complex="13.6999998092651pt"/>
    </style:style>
    <style:style style:name="P105" style:family="paragraph" style:parent-style-name="Standard">
      <style:paragraph-properties fo:text-align="start" style:justify-single-word="false"/>
      <style:text-properties style:font-name="IPA明朝" fo:font-size="13.6999998092651pt" officeooo:rsid="006b41be" officeooo:paragraph-rsid="006b41be" style:font-name-asian="IPA明朝" style:font-size-asian="12pt" style:font-size-complex="13.6999998092651pt"/>
    </style:style>
    <style:style style:name="P106" style:family="paragraph" style:parent-style-name="Standard">
      <style:paragraph-properties fo:text-align="start" style:justify-single-word="false"/>
      <style:text-properties style:font-name="IPA明朝" fo:font-size="13.6999998092651pt" officeooo:rsid="006f8dba" officeooo:paragraph-rsid="006f8dba" style:font-name-asian="IPA明朝" style:font-size-asian="12pt" style:font-size-complex="13.6999998092651pt"/>
    </style:style>
    <style:style style:name="P107" style:family="paragraph" style:parent-style-name="Standard">
      <style:paragraph-properties fo:text-align="start" style:justify-single-word="false"/>
      <style:text-properties style:font-name="IPA明朝" fo:font-size="13.6999998092651pt" officeooo:rsid="00730c16" officeooo:paragraph-rsid="00730c16" style:font-name-asian="IPA明朝" style:font-size-asian="12pt" style:font-size-complex="13.6999998092651pt"/>
    </style:style>
    <style:style style:name="P108" style:family="paragraph" style:parent-style-name="Standard">
      <style:paragraph-properties fo:text-align="start" style:justify-single-word="false"/>
      <style:text-properties style:font-name="IPA明朝" fo:font-size="13.6999998092651pt" officeooo:rsid="0074c219" officeooo:paragraph-rsid="0074c219" style:font-name-asian="IPA明朝" style:font-size-asian="12pt" style:font-size-complex="13.6999998092651pt"/>
    </style:style>
    <style:style style:name="P109" style:family="paragraph" style:parent-style-name="Standard">
      <style:paragraph-properties fo:text-align="start" style:justify-single-word="false"/>
      <style:text-properties style:font-name="IPA明朝" fo:font-size="13.6999998092651pt" officeooo:rsid="006bf43d" officeooo:paragraph-rsid="006d395d" style:font-name-asian="IPA明朝" style:font-size-asian="12pt" style:font-size-complex="13.6999998092651pt"/>
    </style:style>
    <style:style style:name="P110" style:family="paragraph" style:parent-style-name="Standard">
      <style:paragraph-properties fo:text-align="start" style:justify-single-word="false"/>
      <style:text-properties style:font-name="IPA明朝" fo:font-size="13.6999998092651pt" officeooo:rsid="006d395d" officeooo:paragraph-rsid="006d395d" style:font-name-asian="IPA明朝" style:font-size-asian="12pt" style:font-size-complex="13.6999998092651pt"/>
    </style:style>
    <style:style style:name="P111" style:family="paragraph" style:parent-style-name="Standard">
      <style:paragraph-properties fo:text-align="start" style:justify-single-word="false"/>
      <style:text-properties style:font-name="IPA明朝" fo:font-size="13.6999998092651pt" officeooo:rsid="006eb11e" officeooo:paragraph-rsid="006eb11e" style:font-name-asian="IPA明朝" style:font-size-asian="12pt" style:font-size-complex="13.6999998092651pt"/>
    </style:style>
    <style:style style:name="P112" style:family="paragraph" style:parent-style-name="Standard">
      <style:paragraph-properties fo:text-align="start" style:justify-single-word="false"/>
      <style:text-properties style:font-name="IPA明朝" fo:font-size="13.6999998092651pt" officeooo:rsid="0075fe51" officeooo:paragraph-rsid="0075fe51" style:font-name-asian="IPA明朝" style:font-size-asian="12pt" style:font-size-complex="13.6999998092651pt"/>
    </style:style>
    <style:style style:name="P113" style:family="paragraph" style:parent-style-name="Standard">
      <style:paragraph-properties fo:text-align="start" style:justify-single-word="false"/>
      <style:text-properties style:font-name="IPA明朝" fo:font-size="13.6999998092651pt" officeooo:rsid="00760033" officeooo:paragraph-rsid="00760033" style:font-name-asian="IPA明朝" style:font-size-asian="12pt" style:font-size-complex="13.6999998092651pt"/>
    </style:style>
    <style:style style:name="P114" style:family="paragraph" style:parent-style-name="Standard">
      <style:paragraph-properties fo:text-align="start" style:justify-single-word="false"/>
      <style:text-properties style:font-name="IPA明朝" fo:font-size="13.6999998092651pt" officeooo:rsid="0077dc6c" officeooo:paragraph-rsid="0077dc6c" style:font-name-asian="IPA明朝" style:font-size-asian="12pt" style:font-size-complex="13.6999998092651pt"/>
    </style:style>
    <style:style style:name="P115" style:family="paragraph" style:parent-style-name="Standard">
      <style:paragraph-properties fo:text-align="start" style:justify-single-word="false"/>
      <style:text-properties style:font-name="IPA明朝" fo:font-size="13.6999998092651pt" officeooo:rsid="007929a1" officeooo:paragraph-rsid="007929a1" style:font-name-asian="IPA明朝" style:font-size-asian="12pt" style:font-size-complex="13.6999998092651pt"/>
    </style:style>
    <style:style style:name="P116" style:family="paragraph" style:parent-style-name="Standard">
      <style:paragraph-properties fo:text-align="start" style:justify-single-word="false"/>
      <style:text-properties style:font-name="IPA明朝" fo:font-size="13.6999998092651pt" officeooo:rsid="007abbf3" officeooo:paragraph-rsid="007abbf3" style:font-name-asian="IPA明朝" style:font-size-asian="12pt" style:font-size-complex="13.6999998092651pt"/>
    </style:style>
    <style:style style:name="P117" style:family="paragraph" style:parent-style-name="Standard">
      <style:paragraph-properties fo:text-align="start" style:justify-single-word="false"/>
      <style:text-properties style:font-name="IPA明朝" fo:font-size="13.6999998092651pt" officeooo:rsid="007cdb73" officeooo:paragraph-rsid="007cdb73" style:font-name-asian="IPA明朝" style:font-size-asian="12pt" style:font-size-complex="13.6999998092651pt"/>
    </style:style>
    <style:style style:name="P118" style:family="paragraph" style:parent-style-name="Standard">
      <style:paragraph-properties fo:text-align="start" style:justify-single-word="false"/>
      <style:text-properties style:font-name="IPA明朝" fo:font-size="13.6999998092651pt" officeooo:rsid="007d0c57" officeooo:paragraph-rsid="007d0c57" style:font-name-asian="IPA明朝" style:font-size-asian="12pt" style:font-size-complex="13.6999998092651pt"/>
    </style:style>
    <style:style style:name="P119" style:family="paragraph" style:parent-style-name="Standard">
      <style:paragraph-properties fo:text-align="start" style:justify-single-word="false"/>
      <style:text-properties style:font-name="IPA明朝" fo:font-size="13.6999998092651pt" officeooo:rsid="0083fbce" officeooo:paragraph-rsid="0083fbce" style:font-name-asian="IPA明朝" style:font-size-asian="12pt" style:font-size-complex="13.6999998092651pt"/>
    </style:style>
    <style:style style:name="P120" style:family="paragraph" style:parent-style-name="Standard">
      <style:paragraph-properties fo:text-align="start" style:justify-single-word="false"/>
      <style:text-properties style:font-name="IPA明朝" fo:font-size="13.6999998092651pt" officeooo:rsid="008768be" officeooo:paragraph-rsid="008768be" style:font-name-asian="IPA明朝" style:font-size-asian="12pt" style:font-size-complex="13.6999998092651pt"/>
    </style:style>
    <style:style style:name="P121" style:family="paragraph" style:parent-style-name="Standard">
      <style:paragraph-properties fo:text-align="start" style:justify-single-word="false"/>
      <style:text-properties style:font-name="IPA明朝" fo:font-size="13.6999998092651pt" officeooo:rsid="00885f24" officeooo:paragraph-rsid="00885f24" style:font-name-asian="IPA明朝" style:font-size-asian="12pt" style:font-size-complex="13.6999998092651pt"/>
    </style:style>
    <style:style style:name="P122" style:family="paragraph" style:parent-style-name="Standard">
      <style:paragraph-properties fo:text-align="start" style:justify-single-word="false"/>
      <style:text-properties style:font-name="IPA明朝" fo:font-size="13.6999998092651pt" officeooo:rsid="0088b003" officeooo:paragraph-rsid="0088b003" style:font-name-asian="IPA明朝" style:font-size-asian="12pt" style:font-size-complex="13.6999998092651pt"/>
    </style:style>
    <style:style style:name="P123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name-asian="IPA P明朝" style:font-size-asian="12pt" style:font-size-complex="12pt"/>
    </style:style>
    <style:style style:name="P124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2pt" style:font-size-complex="12pt"/>
    </style:style>
    <style:style style:name="P125" style:family="paragraph" style:parent-style-name="Standard">
      <style:paragraph-properties fo:text-align="start" style:justify-single-word="false"/>
      <style:text-properties style:font-name="IPA P明朝" fo:font-size="12pt" officeooo:rsid="0047785d" officeooo:paragraph-rsid="0047785d" style:font-size-asian="10.5pt" style:font-size-complex="12pt"/>
    </style:style>
    <style:style style:name="P126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127" style:family="paragraph" style:parent-style-name="Standard">
      <style:paragraph-properties fo:text-align="start" style:justify-single-word="false"/>
      <style:text-properties fo:font-size="22pt" officeooo:rsid="000f74de" officeooo:paragraph-rsid="006aaeb0" style:font-size-asian="22pt" style:font-size-complex="22pt"/>
    </style:style>
    <style:style style:name="P128" style:family="paragraph" style:parent-style-name="Standard">
      <style:paragraph-properties fo:text-align="start" style:justify-single-word="false"/>
      <style:text-properties fo:font-size="22pt" officeooo:rsid="000f74de" officeooo:paragraph-rsid="0083fbce" style:font-size-asian="22pt" style:font-size-complex="22pt"/>
    </style:style>
    <style:style style:name="P129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130" style:family="paragraph" style:parent-style-name="Standard">
      <style:paragraph-properties fo:text-align="start" style:justify-single-word="false"/>
      <style:text-properties fo:font-size="22pt" officeooo:rsid="0047785d" officeooo:paragraph-rsid="0083fbce" style:font-size-asian="22pt" style:font-size-complex="22pt"/>
    </style:style>
    <style:style style:name="P131" style:family="paragraph" style:parent-style-name="Standard">
      <style:paragraph-properties fo:text-align="start" style:justify-single-word="false"/>
      <style:text-properties fo:font-size="24pt" officeooo:rsid="006aaeb0" officeooo:paragraph-rsid="006aaeb0" style:font-size-asian="24pt" style:font-size-complex="24pt"/>
    </style:style>
    <style:style style:name="P132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133" style:family="paragraph" style:parent-style-name="Table_20_Contents">
      <style:paragraph-properties fo:text-align="start" style:justify-single-word="false"/>
      <style:text-properties fo:font-size="13.6999998092651pt" officeooo:paragraph-rsid="005972de" style:font-size-asian="12pt" style:font-size-complex="13.6999998092651pt"/>
    </style:style>
    <style:style style:name="P134" style:family="paragraph" style:parent-style-name="Table_20_Contents">
      <style:paragraph-properties fo:text-align="center" style:justify-single-word="false"/>
      <style:text-properties fo:font-size="13.6999998092651pt" officeooo:rsid="00176654" officeooo:paragraph-rsid="00176654" style:font-size-asian="12pt" style:font-size-complex="13.6999998092651pt"/>
    </style:style>
    <style:style style:name="P135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136" style:family="paragraph" style:parent-style-name="Table_20_Contents">
      <style:paragraph-properties fo:text-align="center" style:justify-single-word="false"/>
      <style:text-properties fo:font-size="13.6999998092651pt" officeooo:rsid="00191610" officeooo:paragraph-rsid="00191610" style:font-size-asian="12pt" style:font-size-complex="13.6999998092651pt"/>
    </style:style>
    <style:style style:name="P137" style:family="paragraph" style:parent-style-name="Table_20_Contents">
      <style:paragraph-properties fo:text-align="start" style:justify-single-word="false"/>
      <style:text-properties fo:font-size="13.6999998092651pt" officeooo:rsid="00221da5" officeooo:paragraph-rsid="00221da5" style:font-size-asian="12pt" style:font-size-complex="13.6999998092651pt"/>
    </style:style>
    <style:style style:name="P138" style:family="paragraph" style:parent-style-name="Table_20_Contents">
      <style:paragraph-properties fo:text-align="start" style:justify-single-word="false"/>
      <style:text-properties fo:font-size="13.6999998092651pt" officeooo:rsid="005972de" officeooo:paragraph-rsid="005972de" style:font-size-asian="12pt" style:font-size-complex="13.6999998092651pt"/>
    </style:style>
    <style:style style:name="P139" style:family="paragraph" style:parent-style-name="Table_20_Contents">
      <style:paragraph-properties fo:text-align="start" style:justify-single-word="false"/>
      <style:text-properties fo:font-size="13.6999998092651pt" officeooo:rsid="0065fe95" officeooo:paragraph-rsid="0065fe95" style:font-size-asian="12pt" style:font-size-complex="13.6999998092651pt"/>
    </style:style>
    <style:style style:name="P140" style:family="paragraph" style:parent-style-name="Table_20_Contents">
      <style:paragraph-properties fo:text-align="center" style:justify-single-word="false"/>
      <style:text-properties fo:font-size="13.6999998092651pt" fo:font-weight="bold" officeooo:rsid="00176654" officeooo:paragraph-rsid="00176654" style:font-size-asian="12pt" style:font-weight-asian="bold" style:font-size-complex="13.6999998092651pt" style:font-weight-complex="bold"/>
    </style:style>
    <style:style style:name="P141" style:family="paragraph" style:parent-style-name="Table_20_Contents">
      <style:paragraph-properties fo:text-align="center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43" style:family="paragraph" style:parent-style-name="Table_20_Contents">
      <style:paragraph-properties fo:text-align="start" style:justify-single-word="false"/>
      <style:text-properties fo:font-size="13.6999998092651pt" fo:font-weight="bold" officeooo:rsid="00221da5" officeooo:paragraph-rsid="00221da5" style:font-size-asian="12pt" style:font-weight-asian="bold" style:font-size-complex="13.6999998092651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45" style:family="paragraph" style:parent-style-name="Table_20_Contents">
      <style:paragraph-properties fo:text-align="center" style:justify-single-word="false"/>
      <style:text-properties fo:font-size="12pt" officeooo:rsid="00191610" style:font-size-asian="12pt" style:font-size-complex="12pt"/>
    </style:style>
    <style:style style:name="P146" style:family="paragraph" style:parent-style-name="Table_20_Contents">
      <style:paragraph-properties fo:text-align="center" style:justify-single-word="false"/>
      <style:text-properties fo:font-size="12pt" officeooo:rsid="00191610" officeooo:paragraph-rsid="00191610" style:font-size-asian="12pt" style:font-size-complex="12pt"/>
    </style:style>
    <style:style style:name="P147" style:family="paragraph" style:parent-style-name="Table_20_Contents">
      <style:paragraph-properties fo:text-align="center" style:justify-single-word="false"/>
      <style:text-properties fo:font-size="12pt" officeooo:rsid="001b023d" officeooo:paragraph-rsid="001b023d" style:font-size-asian="12pt" style:font-size-complex="12pt"/>
    </style:style>
    <style:style style:name="P148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fo:font-size="12pt" fo:font-weight="bold" officeooo:rsid="001b023d" officeooo:paragraph-rsid="001b023d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style:font-name="IPA明朝" fo:font-size="12pt" officeooo:rsid="00393592" style:font-name-asian="IPA明朝" style:font-size-asian="12pt" style:font-size-complex="12pt"/>
    </style:style>
    <style:style style:name="P151" style:family="paragraph" style:parent-style-name="Table_20_Contents">
      <style:paragraph-properties fo:text-align="start" style:justify-single-word="false"/>
      <style:text-properties style:font-name="IPA明朝" fo:font-size="12pt" officeooo:rsid="00393592" officeooo:paragraph-rsid="00393592" style:font-name-asian="IPA明朝" style:font-size-asian="12pt" style:font-size-complex="12pt"/>
    </style:style>
    <style:style style:name="P152" style:family="paragraph" style:parent-style-name="Table_20_Contents">
      <style:paragraph-properties fo:text-align="start" style:justify-single-word="false"/>
      <style:text-properties style:font-name="IPA明朝" fo:font-size="12pt" style:font-name-asian="IPA明朝" style:font-size-asian="12pt" style:font-size-complex="12pt"/>
    </style:style>
    <style:style style:name="P153" style:family="paragraph" style:parent-style-name="Table_20_Contents">
      <style:paragraph-properties fo:text-align="start" style:justify-single-word="false"/>
      <style:text-properties style:font-name="IPA明朝" fo:font-size="13.6999998092651pt" style:font-name-asian="IPA明朝" style:font-size-asian="12pt" style:font-size-complex="13.6999998092651pt"/>
    </style:style>
    <style:style style:name="P154" style:family="paragraph" style:parent-style-name="Table_20_Contents">
      <style:paragraph-properties fo:text-align="start" style:justify-single-word="false"/>
      <style:text-properties style:font-name="IPA明朝" fo:font-size="13.6999998092651pt" officeooo:rsid="00536477" officeooo:paragraph-rsid="00536477" style:font-name-asian="IPA明朝" style:font-size-asian="12pt" style:font-size-complex="13.6999998092651pt"/>
    </style:style>
    <style:style style:name="P155" style:family="paragraph" style:parent-style-name="Table_20_Contents">
      <style:paragraph-properties fo:text-align="start" style:justify-single-word="false"/>
      <style:text-properties style:font-name="IPA明朝" fo:font-size="13.6999998092651pt" officeooo:rsid="00580b23" officeooo:paragraph-rsid="00580b23" style:font-name-asian="IPA明朝" style:font-size-asian="12pt" style:font-size-complex="13.6999998092651pt"/>
    </style:style>
    <style:style style:name="P156" style:family="paragraph" style:parent-style-name="Table_20_Contents">
      <style:paragraph-properties fo:text-align="start" style:justify-single-word="false"/>
      <style:text-properties style:font-name="IPA明朝" fo:font-size="13.6999998092651pt" officeooo:rsid="00885f24" officeooo:paragraph-rsid="00885f24" style:font-name-asian="IPA明朝" style:font-size-asian="12pt" style:font-size-complex="13.6999998092651pt"/>
    </style:style>
    <style:style style:name="P157" style:family="paragraph" style:parent-style-name="Standard" style:list-style-name="L1">
      <style:paragraph-properties fo:text-align="start" style:justify-single-word="false"/>
      <style:text-properties fo:font-size="24pt" officeooo:rsid="000f74de" officeooo:paragraph-rsid="000f74de" style:font-size-asian="24pt" style:font-size-complex="24pt"/>
    </style:style>
    <style:style style:name="P158" style:family="paragraph" style:parent-style-name="Standard" style:list-style-name="L1">
      <style:paragraph-properties fo:text-align="start" style:justify-single-word="false"/>
      <style:text-properties fo:font-size="24pt" officeooo:rsid="003bc247" officeooo:paragraph-rsid="003bc247" style:font-size-asian="24pt" style:font-size-complex="24pt"/>
    </style:style>
    <style:style style:name="P159" style:family="paragraph" style:parent-style-name="Standard" style:list-style-name="L1">
      <style:paragraph-properties fo:text-align="start" style:justify-single-word="false"/>
      <style:text-properties fo:font-size="24pt" officeooo:rsid="00459997" officeooo:paragraph-rsid="00459997" style:font-size-asian="24pt" style:font-size-complex="24pt"/>
    </style:style>
    <style:style style:name="P160" style:family="paragraph" style:parent-style-name="Standard" style:list-style-name="L1">
      <style:paragraph-properties fo:text-align="start" style:justify-single-word="false"/>
      <style:text-properties fo:font-size="24pt" officeooo:rsid="006aaeb0" officeooo:paragraph-rsid="006aaeb0" style:font-size-asian="24pt" style:font-size-complex="24pt"/>
    </style:style>
    <style:style style:name="P161" style:family="paragraph" style:parent-style-name="Standard" style:list-style-name="L1">
      <style:paragraph-properties fo:text-align="start" style:justify-single-word="false"/>
      <style:text-properties fo:font-size="24pt" officeooo:rsid="0083fbce" officeooo:paragraph-rsid="0083fbce" style:font-size-asian="24pt" style:font-size-complex="24pt"/>
    </style:style>
    <style:style style:name="P162" style:family="paragraph" style:parent-style-name="Standard" style:list-style-name="L1">
      <style:paragraph-properties fo:text-align="start" style:justify-single-word="false"/>
      <style:text-properties fo:font-size="24pt" officeooo:rsid="008a4948" officeooo:paragraph-rsid="008a4948" style:font-size-asian="24pt" style:font-size-complex="24pt"/>
    </style:style>
    <style:style style:name="P163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33c83" style:font-size-asian="12pt" style:font-size-complex="13.6999998092651pt"/>
    </style:style>
    <style:style style:name="P164" style:family="paragraph" style:parent-style-name="Standard" style:list-style-name="L2">
      <style:paragraph-properties fo:text-align="start" style:justify-single-word="false"/>
      <style:text-properties fo:font-size="13.6999998092651pt" officeooo:rsid="00133c83" officeooo:paragraph-rsid="00152ae7" style:font-size-asian="12pt" style:font-size-complex="13.6999998092651pt"/>
    </style:style>
    <style:style style:name="P165" style:family="paragraph" style:parent-style-name="Standard" style:list-style-name="L3">
      <style:paragraph-properties fo:text-align="start" style:justify-single-word="false"/>
      <style:text-properties fo:font-size="13.6999998092651pt" officeooo:rsid="0016f032" officeooo:paragraph-rsid="0016f032" style:font-size-asian="12pt" style:font-size-complex="13.6999998092651pt"/>
    </style:style>
    <style:style style:name="P166" style:family="paragraph" style:parent-style-name="Standard">
      <style:paragraph-properties fo:text-align="start" style:justify-single-word="false"/>
      <style:text-properties style:font-name="IPA明朝" fo:font-size="13.6999998092651pt" officeooo:rsid="00482afb" officeooo:paragraph-rsid="006aaeb0" style:font-name-asian="IPA明朝" style:font-size-asian="12pt" style:font-size-complex="13.6999998092651pt"/>
    </style:style>
    <style:style style:name="P167" style:family="paragraph" style:parent-style-name="Standard">
      <style:paragraph-properties fo:text-align="start" style:justify-single-word="false"/>
      <style:text-properties style:font-name="IPA明朝" fo:font-size="13.6999998092651pt" officeooo:rsid="0083fbce" officeooo:paragraph-rsid="008a4948" style:font-name-asian="IPA明朝" style:font-size-asian="12pt" style:font-size-complex="13.6999998092651pt"/>
    </style:style>
    <style:style style:name="P168" style:family="paragraph" style:parent-style-name="Standard">
      <style:paragraph-properties fo:text-align="start" style:justify-single-word="false"/>
      <style:text-properties style:font-name="IPA明朝" fo:font-size="13.6999998092651pt" officeooo:rsid="008a4948" officeooo:paragraph-rsid="008a4948" style:font-name-asian="IPA明朝" style:font-size-asian="12pt" style:font-size-complex="13.6999998092651pt"/>
    </style:style>
    <style:style style:name="P169" style:family="paragraph" style:parent-style-name="Standard">
      <style:paragraph-properties fo:text-align="start" style:justify-single-word="false"/>
      <style:text-properties style:font-name="IPA明朝" fo:font-size="13.6999998092651pt" officeooo:rsid="008a9d3d" officeooo:paragraph-rsid="008a9d3d" style:font-name-asian="IPA明朝" style:font-size-asian="12pt" style:font-size-complex="13.6999998092651pt"/>
    </style:style>
    <style:style style:name="P170" style:family="paragraph" style:parent-style-name="Standard">
      <style:paragraph-properties fo:text-align="start" style:justify-single-word="false"/>
      <style:text-properties fo:font-size="22pt" officeooo:rsid="000f74de" officeooo:paragraph-rsid="008a4948" style:font-size-asian="22pt" style:font-size-complex="22pt"/>
    </style:style>
    <style:style style:name="P171" style:family="paragraph" style:parent-style-name="Standard">
      <style:paragraph-properties fo:text-align="start" style:justify-single-word="false"/>
      <style:text-properties fo:font-size="22pt" officeooo:rsid="0047785d" officeooo:paragraph-rsid="008a4948" style:font-size-asian="22pt" style:font-size-complex="22pt"/>
    </style:style>
    <style:style style:name="P172" style:family="paragraph" style:parent-style-name="Standard">
      <style:paragraph-properties fo:text-align="start" style:justify-single-word="false"/>
      <style:text-properties fo:color="#ce9178" officeooo:paragraph-rsid="008a4948" fo:background-color="#1e1e1e"/>
    </style:style>
    <style:style style:name="P173" style:family="paragraph" style:parent-style-name="Table_20_Contents">
      <style:paragraph-properties fo:text-align="start" style:justify-single-word="false"/>
      <style:text-properties style:font-name="IPA明朝" fo:font-size="13.6999998092651pt" officeooo:rsid="00885f24" style:font-name-asian="IPA明朝" style:font-size-asian="12pt" style:font-size-complex="13.6999998092651pt"/>
    </style:style>
    <style:style style:name="P174" style:family="paragraph" style:parent-style-name="Table_20_Contents">
      <style:paragraph-properties fo:text-align="start" style:justify-single-word="false"/>
    </style:style>
    <style:style style:name="P175" style:family="paragraph">
      <loext:graphic-properties draw:fill="none" draw:fill-color="#ffffff"/>
    </style:style>
    <style:style style:name="P176" style:family="paragraph">
      <loext:graphic-properties draw:fill="none" draw:fill-color="#ffffff"/>
      <style:text-properties fo:font-size="12pt"/>
    </style:style>
    <style:style style:name="T1" style:family="text">
      <style:text-properties officeooo:rsid="00152ae7"/>
    </style:style>
    <style:style style:name="T2" style:family="text">
      <style:text-properties officeooo:rsid="00191610"/>
    </style:style>
    <style:style style:name="T3" style:family="text">
      <style:text-properties officeooo:rsid="001b023d"/>
    </style:style>
    <style:style style:name="T4" style:family="text">
      <style:text-properties officeooo:rsid="001b0cf4"/>
    </style:style>
    <style:style style:name="T5" style:family="text">
      <style:text-properties officeooo:rsid="001cbadc"/>
    </style:style>
    <style:style style:name="T6" style:family="text">
      <style:text-properties officeooo:rsid="001cdd61"/>
    </style:style>
    <style:style style:name="T7" style:family="text">
      <style:text-properties officeooo:rsid="001e8a47"/>
    </style:style>
    <style:style style:name="T8" style:family="text">
      <style:text-properties officeooo:rsid="0021bec3"/>
    </style:style>
    <style:style style:name="T9" style:family="text">
      <style:text-properties officeooo:rsid="0021e215"/>
    </style:style>
    <style:style style:name="T10" style:family="text">
      <style:text-properties officeooo:rsid="00221da5"/>
    </style:style>
    <style:style style:name="T11" style:family="text">
      <style:text-properties officeooo:rsid="0024ec86"/>
    </style:style>
    <style:style style:name="T12" style:family="text">
      <style:text-properties officeooo:rsid="0026b4fe"/>
    </style:style>
    <style:style style:name="T13" style:family="text">
      <style:text-properties officeooo:rsid="0028905f"/>
    </style:style>
    <style:style style:name="T14" style:family="text">
      <style:text-properties officeooo:rsid="002a9b2b"/>
    </style:style>
    <style:style style:name="T15" style:family="text">
      <style:text-properties officeooo:rsid="002b3d4e"/>
    </style:style>
    <style:style style:name="T16" style:family="text">
      <style:text-properties officeooo:rsid="002c02f2"/>
    </style:style>
    <style:style style:name="T17" style:family="text">
      <style:text-properties officeooo:rsid="002c7e3c"/>
    </style:style>
    <style:style style:name="T18" style:family="text">
      <style:text-properties fo:font-size="24pt" officeooo:rsid="000f74de" style:font-size-asian="24pt" style:font-size-complex="24pt"/>
    </style:style>
    <style:style style:name="T19" style:family="text">
      <style:text-properties officeooo:rsid="0031c403"/>
    </style:style>
    <style:style style:name="T20" style:family="text">
      <style:text-properties officeooo:rsid="0032b1ab"/>
    </style:style>
    <style:style style:name="T21" style:family="text">
      <style:text-properties officeooo:rsid="0034aade"/>
    </style:style>
    <style:style style:name="T22" style:family="text">
      <style:text-properties officeooo:rsid="00384ab7"/>
    </style:style>
    <style:style style:name="T23" style:family="text">
      <style:text-properties officeooo:rsid="00393592"/>
    </style:style>
    <style:style style:name="T24" style:family="text">
      <style:text-properties officeooo:rsid="003bc247"/>
    </style:style>
    <style:style style:name="T25" style:family="text">
      <style:text-properties officeooo:rsid="003d1134"/>
    </style:style>
    <style:style style:name="T26" style:family="text">
      <style:text-properties officeooo:rsid="0041fa07"/>
    </style:style>
    <style:style style:name="T27" style:family="text">
      <style:text-properties officeooo:rsid="00459997"/>
    </style:style>
    <style:style style:name="T28" style:family="text">
      <style:text-properties officeooo:rsid="0049378d"/>
    </style:style>
    <style:style style:name="T29" style:family="text">
      <style:text-properties officeooo:rsid="004b3450"/>
    </style:style>
    <style:style style:name="T30" style:family="text">
      <style:text-properties officeooo:rsid="004cfe44"/>
    </style:style>
    <style:style style:name="T31" style:family="text">
      <style:text-properties officeooo:rsid="00502849"/>
    </style:style>
    <style:style style:name="T32" style:family="text">
      <style:text-properties officeooo:rsid="00513bff"/>
    </style:style>
    <style:style style:name="T33" style:family="text">
      <style:text-properties officeooo:rsid="0052cada"/>
    </style:style>
    <style:style style:name="T34" style:family="text">
      <style:text-properties officeooo:rsid="00536477"/>
    </style:style>
    <style:style style:name="T35" style:family="text">
      <style:text-properties officeooo:rsid="005367db"/>
    </style:style>
    <style:style style:name="T36" style:family="text">
      <style:text-properties officeooo:rsid="0054412d"/>
    </style:style>
    <style:style style:name="T37" style:family="text">
      <style:text-properties officeooo:rsid="00568bc8"/>
    </style:style>
    <style:style style:name="T38" style:family="text">
      <style:text-properties officeooo:rsid="005972de"/>
    </style:style>
    <style:style style:name="T39" style:family="text">
      <style:text-properties officeooo:rsid="005c30c1"/>
    </style:style>
    <style:style style:name="T40" style:family="text">
      <style:text-properties officeooo:rsid="005d2bc4"/>
    </style:style>
    <style:style style:name="T41" style:family="text">
      <style:text-properties officeooo:rsid="0065fe95"/>
    </style:style>
    <style:style style:name="T42" style:family="text">
      <style:text-properties officeooo:rsid="00696a61"/>
    </style:style>
    <style:style style:name="T43" style:family="text">
      <style:text-properties officeooo:rsid="006aaeb0"/>
    </style:style>
    <style:style style:name="T44" style:family="text">
      <style:text-properties officeooo:rsid="006ace3a"/>
    </style:style>
    <style:style style:name="T45" style:family="text">
      <style:text-properties officeooo:rsid="006bf43d"/>
    </style:style>
    <style:style style:name="T46" style:family="text">
      <style:text-properties officeooo:rsid="006d395d"/>
    </style:style>
    <style:style style:name="T47" style:family="text">
      <style:text-properties officeooo:rsid="006eb11e"/>
    </style:style>
    <style:style style:name="T48" style:family="text">
      <style:text-properties officeooo:rsid="00728834"/>
    </style:style>
    <style:style style:name="T49" style:family="text">
      <style:text-properties officeooo:rsid="00730c16"/>
    </style:style>
    <style:style style:name="T50" style:family="text">
      <style:text-properties officeooo:rsid="0074c219"/>
    </style:style>
    <style:style style:name="T51" style:family="text">
      <style:text-properties officeooo:rsid="0075475f"/>
    </style:style>
    <style:style style:name="T52" style:family="text">
      <style:text-properties officeooo:rsid="0075fe51"/>
    </style:style>
    <style:style style:name="T53" style:family="text">
      <style:text-properties officeooo:rsid="00760033"/>
    </style:style>
    <style:style style:name="T54" style:family="text">
      <style:text-properties officeooo:rsid="007fdf0f"/>
    </style:style>
    <style:style style:name="T55" style:family="text">
      <style:text-properties officeooo:rsid="0083fbce"/>
    </style:style>
    <style:style style:name="T56" style:family="text">
      <style:text-properties officeooo:rsid="0085e0ba"/>
    </style:style>
    <style:style style:name="T57" style:family="text">
      <style:text-properties officeooo:rsid="00885f24"/>
    </style:style>
    <style:style style:name="T58" style:family="text">
      <style:text-properties officeooo:rsid="0088b003"/>
    </style:style>
    <style:style style:name="T59" style:family="text">
      <style:text-properties officeooo:rsid="008a4948"/>
    </style:style>
    <style:style style:name="T60" style:family="text">
      <style:text-properties style:font-name="Droid Sans Mono" fo:font-size="10.5pt" fo:font-weight="normal" officeooo:rsid="008a4948" style:font-name-asian="IPA明朝" style:font-size-asian="12pt" style:font-size-complex="13.6999998092651pt"/>
    </style:style>
    <style:style style:name="T61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1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5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4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1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4.392cm" fo:min-width="11.7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1"/>
      <text:p text:style-name="P1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74">もくじ</text:p>
      <text:p text:style-name="P3"/>
      <text:list xml:id="list186538707" text:style-name="L1">
        <text:list-item>
          <text:p text:style-name="P157">インストール方法</text:p>
        </text:list-item>
        <text:list-item>
          <text:p text:style-name="P157">基本構文</text:p>
        </text:list-item>
        <text:list-item>
          <text:p text:style-name="P157">コメント</text:p>
        </text:list-item>
        <text:list-item>
          <text:p text:style-name="P157">データ型</text:p>
        </text:list-item>
        <text:list-item>
          <text:p text:style-name="P157">変数</text:p>
        </text:list-item>
        <text:list-item>
          <text:p text:style-name="P157">出力</text:p>
        </text:list-item>
        <text:list-item>
          <text:p text:style-name="P157">入力</text:p>
        </text:list-item>
        <text:list-item>
          <text:p text:style-name="P157">算術・比較・論理・演算</text:p>
        </text:list-item>
        <text:list-item>
          <text:p text:style-name="P157">配列</text:p>
        </text:list-item>
        <text:list-item>
          <text:p text:style-name="P157">文字列操作</text:p>
        </text:list-item>
        <text:list-item>
          <text:p text:style-name="P157">条件文(if)</text:p>
        </text:list-item>
        <text:list-item>
          <text:p text:style-name="P157">繰り返し(for・while)</text:p>
        </text:list-item>
        <text:list-item>
          <text:p text:style-name="P157">関数</text:p>
        </text:list-item>
        <text:list-item>
          <text:p text:style-name="P157">クラス型</text:p>
        </text:list-item>
        <text:list-item>
          <text:p text:style-name="P157">外部モジュール化</text:p>
        </text:list-item>
        <text:list-item>
          <text:p text:style-name="P157"><text:soft-page-break/>言語特有の書式等</text:p>
        </text:list-item>
        <text:list-item>
          <text:p text:style-name="P158">ファイル処理</text:p>
        </text:list-item>
        <text:list-item>
          <text:p text:style-name="P159">tkinter</text:p>
        </text:list-item>
        <text:list-item>
          <text:p text:style-name="P160">pygame</text:p>
        </text:list-item>
        <text:list-item>
          <text:p text:style-name="P161">json</text:p>
        </text:list-item>
        <text:list-item>
          <text:p text:style-name="P162">シェルコマンドを使う</text:p>
        </text:list-item>
      </text:list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><text:soft-page-break/></text:p>
      <text:p text:style-name="P131"/>
      <text:p text:style-name="P126">1.インストール方法</text:p>
      <text:p text:style-name="P129"/>
      <text:p text:style-name="P123">a)python3(本体)</text:p>
      <text:p text:style-name="P123"><text:tab/></text:p>
      <text:p text:style-name="P123"><text:tab/>$ sudo apt -y install python3</text:p>
      <text:p text:style-name="P61"/>
      <text:p text:style-name="P124">b)pip3</text:p>
      <text:p text:style-name="P125"/>
      <text:p text:style-name="P125"><text:tab/>$ sudo apt -y install python3-pip</text:p>
      <text:p text:style-name="P125"/>
      <text:p text:style-name="P125">c)pylint</text:p>
      <text:p text:style-name="P125"/>
      <text:p text:style-name="P125"><text:tab/>$ sudo pip3 install pylint</text:p>
      <text:p text:style-name="P125"/>
      <text:p text:style-name="P125"><text:tab/>※<text:span text:style-name="T31">vscodeでpylintエラーがでるときは、Ctrl+Shift+pでコマンドパレットを呼び出し、</text:span></text:p>
      <text:p text:style-name="P125"><text:tab/>　<text:span text:style-name="T31">python:インタープリターの選択で、適したpythonを選ぶ。</text:span></text:p>
      <text:p text:style-name="P18"><text:tab/></text:p>
      <text:p text:style-name="P17"/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2.基本構文</text:p>
      <text:p text:style-name="P4"/>
      <text:p text:style-name="P19">a) 基本的なファイルの実行</text:p>
      <text:p text:style-name="P19"/>
      <text:p text:style-name="P17">hello.py</text:p>
      <text:p text:style-name="P17"><draw:frame text:anchor-type="paragraph" draw:z-index="0" draw:name="シェイプ1" draw:style-name="gr1" draw:text-style-name="P175" svg:width="16.435cm" svg:height="1.542cm" svg:x="0.03cm" svg:y="0.071cm"><draw:text-box><text:p><text:s/>print(“Hello World”)</text:p></draw:text-box></draw:frame></text:p>
      <text:p text:style-name="P17"/>
      <text:p text:style-name="P17"/>
      <text:p text:style-name="P26">※文字列は、”記号で囲う</text:p>
      <text:p text:style-name="P21"/>
      <text:p text:style-name="P19">実行</text:p>
      <text:p text:style-name="P19">$ python3 hello.py</text:p>
      <text:p text:style-name="P19"/>
      <text:p text:style-name="P19"/>
      <text:p text:style-name="P54">b)シェバンを使ったファイルの実行　（シェバン：#!に続けてインタプリンタのフルパスを指定する。）</text:p>
      <text:p text:style-name="P19"/>
      <text:p text:style-name="P54">hello2.py</text:p>
      <text:p text:style-name="P19"><draw:frame text:anchor-type="paragraph" draw:z-index="5" draw:name="シェイプ1" draw:style-name="gr4" draw:text-style-name="P175" svg:width="16.435cm" svg:height="1.676cm" svg:x="0.03cm" svg:y="0.071cm"><draw:text-box><text:p><text:s/>#!/usr/bin/env python3</text:p><text:p><text:s/>print(“Hello World”)</text:p></draw:text-box></draw:frame></text:p>
      <text:p text:style-name="P19"/>
      <text:p text:style-name="P19"/>
      <text:p text:style-name="P19"/>
      <text:p text:style-name="P54">実行権限付与</text:p>
      <text:p text:style-name="P54">$ chmod 775 hello2.py</text:p>
      <text:p text:style-name="P54"/>
      <text:p text:style-name="P54">実行</text:p>
      <text:p text:style-name="P54">$ ./hello2.py 又は、フルパスで、$ ~/test/hello2.py</text:p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3.コメント</text:p>
      <text:p text:style-name="P19"/>
      <text:p text:style-name="P19">a) # 記号のあとの文字列は、コメントになる。</text:p>
      <text:p text:style-name="P19"><draw:frame text:anchor-type="paragraph" draw:z-index="1" draw:name="シェイプ2" draw:style-name="gr2" draw:text-style-name="P175" svg:width="16.484cm" svg:height="5.292cm" svg:x="0.086cm" svg:y="0.499cm"><draw:text-box><text:p><text:s/># コメント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b) “”” 記号又は、’’’記号で挟むと複数行の文字列がコメントになる。</text:p>
      <text:p text:style-name="P19"><draw:frame text:anchor-type="paragraph" draw:z-index="2" draw:name="シェイプ2" draw:style-name="gr2" draw:text-style-name="P175" svg:width="16.484cm" svg:height="5.292cm" svg:x="0.086cm" svg:y="0.499cm"><draw:text-box><text:p><text:s/>“””</text:p><text:p><text:s/>コメント1</text:p><text:p><text:s/>コメント２</text:p><text:p><text:s/>コメント３</text:p><text:p><text:s/>“””</text:p><text:p/><text:p><text:s/>‘’’</text:p><text:p><text:s/>コメント1</text:p><text:p><text:s/>コメント2</text:p><text:p><text:s/>‘’’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4.データ型</text:p>
      <text:p text:style-name="P19"/>
      <text:list xml:id="list3318394468" text:style-name="L2">
        <text:list-item>
          <text:p text:style-name="P163">str型 --- 文字列 <text:s text:c="12"/>例)abc,あいう</text:p>
        </text:list-item>
        <text:list-item>
          <text:p text:style-name="P163">int型 --- 整数 <text:s text:c="14"/>例)1, 2, 3</text:p>
        </text:list-item>
        <text:list-item>
          <text:p text:style-name="P163">float型 --- 浮動小数点 <text:s text:c="6"/>例)1.2, 2.2, 3.25</text:p>
        </text:list-item>
        <text:list-item>
          <text:p text:style-name="P164"><text:span text:style-name="T1">boolデータ</text:span>型 --- ブール値 <text:s text:c="2"/>例<text:span text:style-name="T1">)True, False</text:span></text:p>
        </text:list-item>
        <text:list-item>
          <text:p text:style-name="P164"><text:span text:style-name="T1">NoneType型<text:tab/><text:tab/> <text:s text:c="6"/>例)None</text:span> <text:s text:c="2"/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">5.変数</text:p>
      <text:p text:style-name="P22"/>
      <text:p text:style-name="P26">ルール</text:p>
      <text:p text:style-name="P26"/>
      <text:list xml:id="list199240266" text:style-name="L3">
        <text:list-item>
          <text:p text:style-name="P165">変数名には、スペース（空白文字）を含められない。（空白表現は、_を使う)</text:p>
        </text:list-item>
        <text:list-item>
          <text:p text:style-name="P165">変数名には文字、数値、アンダースコア記号、の３種類の文字だけを使える。</text:p>
        </text:list-item>
        <text:list-item>
          <text:p text:style-name="P165">変数名の１文字目に数字は使えない。</text:p>
        </text:list-item>
        <text:list-item>
          <text:p text:style-name="P165">Pythonのキーワードは変数名に使えない。</text:p>
        </text:list-item>
      </text:list>
      <text:p text:style-name="P26"/>
      <text:p text:style-name="P26">例)</text:p>
      <text:p text:style-name="P26"><text:tab/>x = 10</text:p>
      <text:p text:style-name="P26"><text:tab/>x = x + 2 </text:p>
      <text:p text:style-name="P26"><text:tab/>print<text:span text:style-name="T22">(</text:span>x<text:span text:style-name="T22">)</text:span></text:p>
      <text:p text:style-name="P26"><text:soft-page-break/><text:tab/></text:p>
      <text:p text:style-name="P26"><text:tab/>&gt;&gt; 12</text:p>
      <text:p text:style-name="P26"/>
      <text:p text:style-name="P26"/>
      <text:p text:style-name="P26"><text:tab/>hi = “Hello World”</text:p>
      <text:p text:style-name="P26"><text:tab/>print(hi)</text:p>
      <text:p text:style-name="P26"/>
      <text:p text:style-name="P26"><text:tab/>&gt;&gt; Hello World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※グローバル変数とローカル変数</text:p>
      <text:p text:style-name="P62">　関数の外部で宣言した変数をグローバル変数と呼び、関数内でglobalをつけて</text:p>
      <text:p text:style-name="P62">　宣言する</text:p>
      <text:p text:style-name="P26"/>
      <text:p text:style-name="P26"><text:tab/><text:span text:style-name="T37">abc = “ハロー”</text:span></text:p>
      <text:p text:style-name="P26"/>
      <text:p text:style-name="P26"><text:tab/><text:span text:style-name="T37">def aaa():</text:span></text:p>
      <text:p text:style-name="P26"><text:tab/><text:tab/><text:span text:style-name="T37">global abc</text:span></text:p>
      <text:p text:style-name="P26"><text:tab/><text:tab/><text:span text:style-name="T37">print(abc)</text:span></text:p>
      <text:p text:style-name="P26"/>
      <text:p text:style-name="P26"><text:tab/><text:span text:style-name="T37">aaa()</text:span></text:p>
      <text:p text:style-name="P26"/>
      <text:p text:style-name="P26"><text:tab/><text:span text:style-name="T37">&gt;&gt; ハロー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7"><text:span text:style-name="T24">6</text:span>.出力</text:p>
      <text:p text:style-name="P23"/>
      <text:p text:style-name="P29">print(“表示する文字列”)</text:p>
      <text:p text:style-name="P29"/>
      <text:p text:style-name="P29"/>
      <text:p text:style-name="P29">・例外処理</text:p>
      <text:p text:style-name="P29"/>
      <text:p text:style-name="P70">try:</text:p>
      <text:p text:style-name="P70"><text:tab/>例外が発生する可能性のある処理</text:p>
      <text:p text:style-name="P70">except:</text:p>
      <text:p text:style-name="P70"><text:tab/>例外が発生した時に行う処理</text:p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9"><text:span text:style-name="T24">7</text:span>.入力</text:p>
      <text:p text:style-name="P25"/>
      <text:p text:style-name="P57">moji = input(“文字を入力してください:”)</text:p>
      <text:p text:style-name="P28">print(<text:span text:style-name="T25">moji</text:span>)</text:p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7"><text:span text:style-name="T24">8</text:span>.算術・比較・論理</text:p>
      <text:p text:style-name="P23"/>
      <text:p text:style-name="P75">a)算術演算子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140">演算子</text:p>
          </table:table-cell>
          <table:table-cell table:style-name="表1.A1" office:value-type="string">
            <text:p text:style-name="P141">意味</text:p>
          </table:table-cell>
          <table:table-cell table:style-name="表1.A1" office:value-type="string">
            <text:p text:style-name="P141">例</text:p>
          </table:table-cell>
          <table:table-cell table:style-name="表1.D1" office:value-type="string">
            <text:p text:style-name="P141">評価結果</text:p>
          </table:table-cell>
        </table:table-row>
        <text:soft-page-break/>
        <table:table-row>
          <table:table-cell table:style-name="表1.A2" office:value-type="string">
            <text:p text:style-name="P135">**</text:p>
          </table:table-cell>
          <table:table-cell table:style-name="表1.A2" office:value-type="string">
            <text:p text:style-name="P135">累乗</text:p>
          </table:table-cell>
          <table:table-cell table:style-name="表1.A2" office:value-type="string">
            <text:p text:style-name="P134">2 ** 3</text:p>
          </table:table-cell>
          <table:table-cell table:style-name="表1.D2" office:value-type="string">
            <text:p text:style-name="P134">8</text:p>
          </table:table-cell>
        </table:table-row>
        <table:table-row>
          <table:table-cell table:style-name="表1.A2" office:value-type="string">
            <text:p text:style-name="P135">%</text:p>
          </table:table-cell>
          <table:table-cell table:style-name="表1.A2" office:value-type="string">
            <text:p text:style-name="P135">割り算のあまり（剰余）</text:p>
          </table:table-cell>
          <table:table-cell table:style-name="表1.A2" office:value-type="string">
            <text:p text:style-name="P134">14 % 4</text:p>
          </table:table-cell>
          <table:table-cell table:style-name="表1.D2" office:value-type="string">
            <text:p text:style-name="P134">2</text:p>
          </table:table-cell>
        </table:table-row>
        <table:table-row>
          <table:table-cell table:style-name="表1.A2" office:value-type="string">
            <text:p text:style-name="P135">//</text:p>
          </table:table-cell>
          <table:table-cell table:style-name="表1.A2" office:value-type="string">
            <text:p text:style-name="P136">整数の割り算、切り捨て</text:p>
          </table:table-cell>
          <table:table-cell table:style-name="表1.A2" office:value-type="string">
            <text:p text:style-name="P136">13 // 8</text:p>
          </table:table-cell>
          <table:table-cell table:style-name="表1.D2" office:value-type="string">
            <text:p text:style-name="P136">1</text:p>
          </table:table-cell>
        </table:table-row>
        <table:table-row>
          <table:table-cell table:style-name="表1.A2" office:value-type="string">
            <text:p text:style-name="P135">/</text:p>
          </table:table-cell>
          <table:table-cell table:style-name="表1.A2" office:value-type="string">
            <text:p text:style-name="P135">割り算（除算）</text:p>
          </table:table-cell>
          <table:table-cell table:style-name="表1.A2" office:value-type="string">
            <text:p text:style-name="P136">13 / 8</text:p>
          </table:table-cell>
          <table:table-cell table:style-name="表1.D2" office:value-type="string">
            <text:p text:style-name="P136">1.625</text:p>
          </table:table-cell>
        </table:table-row>
        <table:table-row>
          <table:table-cell table:style-name="表1.A2" office:value-type="string">
            <text:p text:style-name="P135">*</text:p>
          </table:table-cell>
          <table:table-cell table:style-name="表1.A2" office:value-type="string">
            <text:p text:style-name="P135">かけ算（積算）</text:p>
          </table:table-cell>
          <table:table-cell table:style-name="表1.A2" office:value-type="string">
            <text:p text:style-name="P136">8 * 2</text:p>
          </table:table-cell>
          <table:table-cell table:style-name="表1.D2" office:value-type="string">
            <text:p text:style-name="P136">16</text:p>
          </table:table-cell>
        </table:table-row>
        <table:table-row>
          <table:table-cell table:style-name="表1.A2" office:value-type="string">
            <text:p text:style-name="P135">-</text:p>
          </table:table-cell>
          <table:table-cell table:style-name="表1.A2" office:value-type="string">
            <text:p text:style-name="P135">引き算（減算）</text:p>
          </table:table-cell>
          <table:table-cell table:style-name="表1.A2" office:value-type="string">
            <text:p text:style-name="P136">7 - 1</text:p>
          </table:table-cell>
          <table:table-cell table:style-name="表1.D2" office:value-type="string">
            <text:p text:style-name="P136">6</text:p>
          </table:table-cell>
        </table:table-row>
        <table:table-row>
          <table:table-cell table:style-name="表1.A2" office:value-type="string">
            <text:p text:style-name="P136">+</text:p>
          </table:table-cell>
          <table:table-cell table:style-name="表1.A2" office:value-type="string">
            <text:p text:style-name="P135">足し算（加算）</text:p>
          </table:table-cell>
          <table:table-cell table:style-name="表1.A2" office:value-type="string">
            <text:p text:style-name="P136">2 + 2</text:p>
          </table:table-cell>
          <table:table-cell table:style-name="表1.D2" office:value-type="string">
            <text:p text:style-name="P136">4</text:p>
          </table:table-cell>
        </table:table-row>
      </table:table>
      <text:p text:style-name="P23"/>
      <text:p text:style-name="P23"/>
      <text:p text:style-name="P76">b)比較演算子</text:p>
      <table:table table:name="表2" table:style-name="表2">
        <table:table-column table:style-name="表2.A" table:number-columns-repeated="3"/>
        <table:table-column table:style-name="表2.D"/>
        <table:table-row>
          <table:table-cell table:style-name="表2.A1" office:value-type="string">
            <text:p text:style-name="P148">演算子</text:p>
          </table:table-cell>
          <table:table-cell table:style-name="表2.A1" office:value-type="string">
            <text:p text:style-name="P148">意味</text:p>
          </table:table-cell>
          <table:table-cell table:style-name="表2.A1" office:value-type="string">
            <text:p text:style-name="P148">例</text:p>
          </table:table-cell>
          <table:table-cell table:style-name="表2.D1" office:value-type="string">
            <text:p text:style-name="P148">評価結果</text:p>
          </table:table-cell>
        </table:table-row>
        <table:table-row>
          <table:table-cell table:style-name="表2.A2" office:value-type="string">
            <text:p text:style-name="P146">&gt;</text:p>
          </table:table-cell>
          <table:table-cell table:style-name="表2.A2" office:value-type="string">
            <text:p text:style-name="P144">より大きい</text:p>
          </table:table-cell>
          <table:table-cell table:style-name="表2.A2" office:value-type="string">
            <text:p text:style-name="P146">100 &gt; 10</text:p>
          </table:table-cell>
          <table:table-cell table:style-name="表2.D2" office:value-type="string">
            <text:p text:style-name="P146">True</text:p>
          </table:table-cell>
        </table:table-row>
        <table:table-row>
          <table:table-cell table:style-name="表2.A2" office:value-type="string">
            <text:p text:style-name="P146">&lt;</text:p>
          </table:table-cell>
          <table:table-cell table:style-name="表2.A2" office:value-type="string">
            <text:p text:style-name="P144">より小さい</text:p>
          </table:table-cell>
          <table:table-cell table:style-name="表2.A2" office:value-type="string">
            <text:p text:style-name="P146">100 &lt; 10</text:p>
          </table:table-cell>
          <table:table-cell table:style-name="表2.D2" office:value-type="string">
            <text:p text:style-name="P146">False</text:p>
          </table:table-cell>
        </table:table-row>
        <table:table-row>
          <table:table-cell table:style-name="表2.A2" office:value-type="string">
            <text:p text:style-name="P146">&gt;=</text:p>
          </table:table-cell>
          <table:table-cell table:style-name="表2.A2" office:value-type="string">
            <text:p text:style-name="P144">以上</text:p>
          </table:table-cell>
          <table:table-cell table:style-name="表2.A2" office:value-type="string">
            <text:p text:style-name="P146">2 &gt;= 2</text:p>
          </table:table-cell>
          <table:table-cell table:style-name="表2.D2" office:value-type="string">
            <text:p text:style-name="P146">True</text:p>
          </table:table-cell>
        </table:table-row>
        <table:table-row>
          <table:table-cell table:style-name="表2.A2" office:value-type="string">
            <text:p text:style-name="P146">&lt;=</text:p>
          </table:table-cell>
          <table:table-cell table:style-name="表2.A2" office:value-type="string">
            <text:p text:style-name="P144">以下</text:p>
          </table:table-cell>
          <table:table-cell table:style-name="表2.A2" office:value-type="string">
            <text:p text:style-name="P146">1 &lt;= 4</text:p>
          </table:table-cell>
          <table:table-cell table:style-name="表2.D2" office:value-type="string">
            <text:p text:style-name="P146">True</text:p>
          </table:table-cell>
        </table:table-row>
        <table:table-row>
          <table:table-cell table:style-name="表2.A2" office:value-type="string">
            <text:p text:style-name="P145">==</text:p>
          </table:table-cell>
          <table:table-cell table:style-name="表2.A2" office:value-type="string">
            <text:p text:style-name="P144">等価（同じ値か）</text:p>
          </table:table-cell>
          <table:table-cell table:style-name="表2.A2" office:value-type="string">
            <text:p text:style-name="P146">6 == 9</text:p>
          </table:table-cell>
          <table:table-cell table:style-name="表2.D2" office:value-type="string">
            <text:p text:style-name="P146">False</text:p>
          </table:table-cell>
        </table:table-row>
        <table:table-row>
          <table:table-cell table:style-name="表2.A2" office:value-type="string">
            <text:p text:style-name="P144">!<text:span text:style-name="T2">=</text:span></text:p>
          </table:table-cell>
          <table:table-cell table:style-name="表2.A2" office:value-type="string">
            <text:p text:style-name="P144">非等価（違う値か）</text:p>
          </table:table-cell>
          <table:table-cell table:style-name="表2.A2" office:value-type="string">
            <text:p text:style-name="P146">3 != 2</text:p>
          </table:table-cell>
          <table:table-cell table:style-name="表2.D2" office:value-type="string">
            <text:p text:style-name="P146">True</text:p>
          </table:table-cell>
        </table:table-row>
      </table:table>
      <text:p text:style-name="P76"/>
      <text:p text:style-name="P76"/>
      <text:p text:style-name="P76">c)論理演算子</text:p>
      <table:table table:name="表3" table:style-name="表3">
        <table:table-column table:style-name="表3.A" table:number-columns-repeated="3"/>
        <table:table-column table:style-name="表3.D"/>
        <table:table-row>
          <table:table-cell table:style-name="表3.A1" office:value-type="string">
            <text:p text:style-name="P149">演算子</text:p>
          </table:table-cell>
          <table:table-cell table:style-name="表3.A1" office:value-type="string">
            <text:p text:style-name="P148">意味</text:p>
          </table:table-cell>
          <table:table-cell table:style-name="表3.A1" office:value-type="string">
            <text:p text:style-name="P148">例</text:p>
          </table:table-cell>
          <table:table-cell table:style-name="表3.D1" office:value-type="string">
            <text:p text:style-name="P148">評価結果</text:p>
          </table:table-cell>
        </table:table-row>
        <table:table-row>
          <table:table-cell table:style-name="表3.A2" office:value-type="string">
            <text:p text:style-name="P147">and</text:p>
          </table:table-cell>
          <table:table-cell table:style-name="表3.A2" office:value-type="string">
            <text:p text:style-name="P144">かつ</text:p>
          </table:table-cell>
          <table:table-cell table:style-name="表3.A2" office:value-type="string">
            <text:p text:style-name="P147">True and True</text:p>
          </table:table-cell>
          <table:table-cell table:style-name="表3.D2" office:value-type="string">
            <text:p text:style-name="P147">True</text:p>
          </table:table-cell>
        </table:table-row>
        <table:table-row>
          <table:table-cell table:style-name="表3.A2" office:value-type="string">
            <text:p text:style-name="P147">or</text:p>
          </table:table-cell>
          <table:table-cell table:style-name="表3.A2" office:value-type="string">
            <text:p text:style-name="P144">あるいは</text:p>
          </table:table-cell>
          <table:table-cell table:style-name="表3.A2" office:value-type="string">
            <text:p text:style-name="P147">True or False</text:p>
          </table:table-cell>
          <table:table-cell table:style-name="表3.D2" office:value-type="string">
            <text:p text:style-name="P147">True</text:p>
          </table:table-cell>
        </table:table-row>
        <table:table-row>
          <table:table-cell table:style-name="表3.A2" office:value-type="string">
            <text:p text:style-name="P147">not</text:p>
          </table:table-cell>
          <table:table-cell table:style-name="表3.A2" office:value-type="string">
            <text:p text:style-name="P144">否定</text:p>
          </table:table-cell>
          <table:table-cell table:style-name="表3.A2" office:value-type="string">
            <text:p text:style-name="P147">not True</text:p>
          </table:table-cell>
          <table:table-cell table:style-name="表3.D2" office:value-type="string">
            <text:p text:style-name="P147">False</text:p>
          </table:table-cell>
        </table:table-row>
      </table:table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76"/>
      <text:p text:style-name="P76"/>
      <text:p text:style-name="P8"><text:span text:style-name="T24">9</text:span>.配列（コンテナ）</text:p>
      <text:p text:style-name="P24"/>
      <text:p text:style-name="P77">a)リスト（配列作成後、変更可）</text:p>
      <text:p text:style-name="P77"/>
      <text:p text:style-name="P77">・空のリスト作成</text:p>
      <text:p text:style-name="P77"/>
      <text:p text:style-name="P78"><text:tab/><text:tab/>fruit = list()</text:p>
      <text:p text:style-name="P78"><text:tab/><text:tab/>print(fruit)</text:p>
      <text:p text:style-name="P78"/>
      <text:p text:style-name="P78"><text:tab/><text:tab/>&gt;&gt; []</text:p>
      <text:p text:style-name="P78"/>
      <text:p text:style-name="P78"><text:s/><text:tab/>又は、</text:p>
      <text:p text:style-name="P78"/>
      <text:p text:style-name="P78"><text:tab/><text:tab/>fruit = []</text:p>
      <text:p text:style-name="P78"><text:tab/><text:tab/>print(fruit)</text:p>
      <text:p text:style-name="P78"/>
      <text:p text:style-name="P78"><text:tab/><text:tab/>&gt;&gt; []</text:p>
      <text:p text:style-name="P78"/>
      <text:p text:style-name="P78">・リスト作成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 [‘Apple’, ‘Orange’, ‘Pear’]</text:span></text:p>
      <text:p text:style-name="P30"/>
      <text:p text:style-name="P30">・インデックス</text:p>
      <text:p text:style-name="P30"/>
      <text:p text:style-name="P30"><text:tab/><text:tab/><text:span text:style-name="T5">fruit=[“Apple”,”Orange”,”Pear”]</text:span></text:p>
      <text:p text:style-name="P30"><text:tab/><text:tab/><text:span text:style-name="T5">print(fruit[0])</text:span></text:p>
      <text:p text:style-name="P30"/>
      <text:p text:style-name="P30"><text:tab/><text:tab/><text:span text:style-name="T5">&gt;&gt; ‘Apple’</text:span></text:p>
      <text:p text:style-name="P30"/>
      <text:p text:style-name="P30"><text:tab/><text:tab/><text:span text:style-name="T5">print(fruit[2])</text:span></text:p>
      <text:p text:style-name="P30"/>
      <text:p text:style-name="P30"><text:tab/><text:tab/><text:span text:style-name="T5">&gt;&gt; ‘Pear’</text:span></text:p>
      <text:p text:style-name="P30"><text:soft-page-break/></text:p>
      <text:p text:style-name="P30">・リストを末尾に追加（<text:span text:style-name="T5">appendメソッド）</text:span></text:p>
      <text:p text:style-name="P30"/>
      <text:p text:style-name="P30"><text:tab/><text:tab/><text:span text:style-name="T4">fruit = [“Apple”,”Orange”,”Pear”]</text:span></text:p>
      <text:p text:style-name="P30"><text:tab/><text:tab/><text:span text:style-name="T4">fruit.append(“Banana”)</text:span></text:p>
      <text:p text:style-name="P30"><text:tab/><text:tab/><text:span text:style-name="T4">fruit.append(“Peach”)</text:span></text:p>
      <text:p text:style-name="P30"><text:tab/><text:tab/><text:span text:style-name="T4">print(fruit)</text:span></text:p>
      <text:p text:style-name="P30"/>
      <text:p text:style-name="P30"><text:tab/><text:tab/><text:span text:style-name="T4">&gt;&gt;[‘Apple’, ‘Orange’, ‘Pear’, ‘Banana’, ‘Peach’]</text:span></text:p>
      <text:p text:style-name="P30"/>
      <text:p text:style-name="P30">・リストの末尾から削除（<text:span text:style-name="T5">popメソッド）</text:span></text:p>
      <text:p text:style-name="P30"/>
      <text:p text:style-name="P30"><text:tab/><text:tab/><text:span text:style-name="T5">colors = [“blue”, “green”, “yellow”]</text:span></text:p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, ‘yellow’]</text:span></text:p>
      <text:p text:style-name="P30"/>
      <text:p text:style-name="P30"><text:tab/><text:tab/><text:span text:style-name="T5">item = colors.pop()</text:span></text:p>
      <text:p text:style-name="P30"><text:tab/><text:tab/><text:span text:style-name="T5">print(item)</text:span></text:p>
      <text:p text:style-name="P30"/>
      <text:p text:style-name="P30"><text:tab/><text:tab/><text:span text:style-name="T5">&gt;&gt; ‘yellow’</text:span></text:p>
      <text:p text:style-name="P30"/>
      <text:p text:style-name="P30"><text:tab/><text:tab/><text:span text:style-name="T5">print(colors)</text:span></text:p>
      <text:p text:style-name="P30"/>
      <text:p text:style-name="P30"><text:tab/><text:tab/><text:span text:style-name="T5">&gt;&gt; [‘blue’, ‘green’]</text:span></text:p>
      <text:p text:style-name="P30"/>
      <text:p text:style-name="P30">・リストの連結（<text:span text:style-name="T6">+）</text:span></text:p>
      <text:p text:style-name="P30"/>
      <text:p text:style-name="P30"><text:tab/><text:tab/><text:span text:style-name="T5">colors1 = [“blue”, “green”]</text:span></text:p>
      <text:p text:style-name="P30"><text:tab/><text:tab/><text:span text:style-name="T5">colors2 = [“yellow”, “black”]</text:span></text:p>
      <text:p text:style-name="P30"><text:tab/><text:tab/><text:span text:style-name="T6">colors3 = colors1 + colors2</text:span></text:p>
      <text:p text:style-name="P30"><text:tab/><text:tab/><text:span text:style-name="T6">print(colors3)</text:span></text:p>
      <text:p text:style-name="P30"/>
      <text:p text:style-name="P30"><text:tab/><text:tab/><text:span text:style-name="T6">&gt;&gt; [‘blue’, ‘green’, ‘yellow’, ‘black’]</text:span></text:p>
      <text:p text:style-name="P30"/>
      <text:p text:style-name="P30">・リストに含まれているか調べる（<text:span text:style-name="T6">in, not i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“green” in colors)</text:span></text:p>
      <text:p text:style-name="P30"/>
      <text:p text:style-name="P30"><text:tab/><text:tab/><text:span text:style-name="T6">&gt;&gt; True</text:span></text:p>
      <text:p text:style-name="P30"/>
      <text:p text:style-name="P30"><text:soft-page-break/><text:tab/><text:tab/>※要素が入っていないことを調べるには、<text:span text:style-name="T6">not in演算子</text:span></text:p>
      <text:p text:style-name="P30"/>
      <text:p text:style-name="P30">・リストのサイズ（<text:span text:style-name="T6">len）</text:span></text:p>
      <text:p text:style-name="P30"/>
      <text:p text:style-name="P30"><text:tab/><text:tab/><text:span text:style-name="T6">colors = [“blue”, “green”, “yellow”]</text:span></text:p>
      <text:p text:style-name="P30"><text:tab/><text:tab/><text:span text:style-name="T6">print(len(colors))</text:span></text:p>
      <text:p text:style-name="P30"/>
      <text:p text:style-name="P30"><text:tab/><text:tab/><text:span text:style-name="T6">&gt;&gt; 3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3">b)タプル（配列作成後、変更不可）</text:p>
      <text:p text:style-name="P32"/>
      <text:p text:style-name="P30">・タプル作成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)</text:span></text:p>
      <text:p text:style-name="P30"/>
      <text:p text:style-name="P30"><text:tab/><text:tab/><text:span text:style-name="T7">&gt;&gt; (‘blue’, ‘green’, ‘yellow’)</text:span></text:p>
      <text:p text:style-name="P30"/>
      <text:p text:style-name="P30">・インデックス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colors[1])</text:span></text:p>
      <text:p text:style-name="P30"/>
      <text:p text:style-name="P30"><text:tab/><text:tab/><text:span text:style-name="T7">&gt;&gt; ‘green’</text:span></text:p>
      <text:p text:style-name="P30"/>
      <text:p text:style-name="P30">・タプルに含まれているか調べる（<text:span text:style-name="T7">in, not in）</text:span></text:p>
      <text:p text:style-name="P30"/>
      <text:p text:style-name="P30"><text:tab/><text:tab/><text:span text:style-name="T7">colors = (“blue”, “green”, “yellow”)</text:span></text:p>
      <text:p text:style-name="P30"><text:tab/><text:tab/><text:span text:style-name="T7">print(“blue” in colors)</text:span></text:p>
      <text:p text:style-name="P30"/>
      <text:p text:style-name="P30"><text:tab/><text:tab/><text:span text:style-name="T7">&gt;&gt; True</text:span></text:p>
      <text:p text:style-name="P30"/>
      <text:p text:style-name="P30"><text:tab/><text:tab/>※要素が入っていないか調べるには、<text:span text:style-name="T7">not in演算子を使う。</text:span></text:p>
      <text:p text:style-name="P30"/>
      <text:p text:style-name="P30"/>
      <text:p text:style-name="P34">c)辞書</text:p>
      <text:p text:style-name="P34"><text:soft-page-break/></text:p>
      <text:p text:style-name="P34">・辞書データ作成</text:p>
      <text:p text:style-name="P34"/>
      <text:p text:style-name="P34"><text:tab/><text:tab/>辞書名 = [キー] [値]</text:p>
      <text:p text:style-name="P34"/>
      <text:p text:style-name="P34"><text:tab/><text:tab/>fruits = {“Apple”: “Red”,</text:p>
      <text:p text:style-name="P34"><text:tab/><text:tab/><text:tab/> <text:s text:c="3"/>“Banana”: “yellow”}</text:p>
      <text:p text:style-name="P34"/>
      <text:p text:style-name="P34"><text:tab/><text:tab/>print(fruits[“Apple”])</text:p>
      <text:p text:style-name="P34"/>
      <text:p text:style-name="P34"><text:tab/><text:tab/>&gt;&gt; ‘Red’</text:p>
      <text:p text:style-name="P34"/>
      <text:p text:style-name="P34">・辞書追加</text:p>
      <text:p text:style-name="P34"><text:tab/><text:tab/></text:p>
      <text:p text:style-name="P34"><text:tab/><text:tab/><text:span text:style-name="T8">fruits[“Peach”] = “pink”</text:span></text:p>
      <text:p text:style-name="P34"><text:tab/><text:tab/><text:span text:style-name="T8">print(fruits)</text:span></text:p>
      <text:p text:style-name="P34"/>
      <text:p text:style-name="P34"><text:tab/><text:tab/><text:span text:style-name="T8">&gt;&gt; {‘Apple’: ‘Red’, ‘Banana’: ‘yellow’, ‘Peach’: ‘pink’}</text:span></text:p>
      <text:p text:style-name="P34"/>
      <text:p text:style-name="P34"/>
      <text:p text:style-name="P34">・辞書削除</text:p>
      <text:p text:style-name="P34"/>
      <text:p text:style-name="P35"><text:tab/><text:tab/>fruits = {“Apple”: “Red”,</text:p>
      <text:p text:style-name="P35"><text:tab/><text:tab/><text:tab/> <text:s text:c="3"/>“Banana”: “yellow”}</text:p>
      <text:p text:style-name="P35"/>
      <text:p text:style-name="P35"><text:tab/><text:tab/><text:span text:style-name="T9">del fruits[“Apple”]</text:span></text:p>
      <text:p text:style-name="P35"><text:tab/><text:tab/><text:span text:style-name="T9">print(fruits)</text:span></text:p>
      <text:p text:style-name="P35"/>
      <text:p text:style-name="P35"><text:tab/><text:tab/><text:span text:style-name="T9">&gt;&gt; {‘Banana’: ‘yellow’}</text:span></text:p>
      <text:p text:style-name="P35"/>
      <text:p text:style-name="P35">・辞書<text:span text:style-name="T3">に含まれているか調べる（in, not in）</text:span></text:p>
      <text:p text:style-name="P31"/>
      <text:p text:style-name="P31"><text:tab/><text:tab/><text:span text:style-name="T7">fruits = {“Apple”: “Red”,</text:span></text:p>
      <text:p text:style-name="P35"><text:tab/><text:tab/><text:tab/> <text:s text:c="3"/>“Banana”: “yellow”}</text:p>
      <text:p text:style-name="P35"><text:tab/><text:tab/><text:span text:style-name="T9">print(“Apple” in fruits”)</text:span></text:p>
      <text:p text:style-name="P31"/>
      <text:p text:style-name="P31"><text:tab/><text:tab/><text:span text:style-name="T7">&gt;&gt; True</text:span></text:p>
      <text:p text:style-name="P31"/>
      <text:p text:style-name="P31"><text:tab/><text:tab/>※要素が入っていないか調べるには、<text:span text:style-name="T7">not in演算子を使う。</text:span></text:p>
      <text:p text:style-name="P24"/>
      <text:p text:style-name="P24"/>
      <text:p text:style-name="P24"><text:soft-page-break/>・辞書から一覧を得る方法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42">方法</text:p>
          </table:table-cell>
          <table:table-cell table:style-name="表4.B1" office:value-type="string">
            <text:p text:style-name="P143">説明</text:p>
          </table:table-cell>
        </table:table-row>
        <table:table-row>
          <table:table-cell table:style-name="表4.A2" office:value-type="string">
            <text:p text:style-name="P137">list(辞書.keys())</text:p>
          </table:table-cell>
          <table:table-cell table:style-name="表4.B2" office:value-type="string">
            <text:p text:style-name="P132">キーの一覧をリストで得る</text:p>
          </table:table-cell>
        </table:table-row>
        <table:table-row>
          <table:table-cell table:style-name="表4.A2" office:value-type="string">
            <text:p text:style-name="P137">sorted(辞書.keys())</text:p>
          </table:table-cell>
          <table:table-cell table:style-name="表4.B2" office:value-type="string">
            <text:p text:style-name="P132">キーの一覧をソート済みのリストで得る</text:p>
          </table:table-cell>
        </table:table-row>
        <table:table-row>
          <table:table-cell table:style-name="表4.A2" office:value-type="string">
            <text:p text:style-name="P132">辞書.<text:span text:style-name="T10">values()</text:span></text:p>
          </table:table-cell>
          <table:table-cell table:style-name="表4.B2" office:value-type="string">
            <text:p text:style-name="P132">値の一覧を得る</text:p>
          </table:table-cell>
        </table:table-row>
        <table:table-row>
          <table:table-cell table:style-name="表4.A2" office:value-type="string">
            <text:p text:style-name="P137">list(辞書.items())</text:p>
          </table:table-cell>
          <table:table-cell table:style-name="表4.B2" office:value-type="string">
            <text:p text:style-name="P137">(キー、値)のタプルのリストで一覧を得る</text:p>
          </table:table-cell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0"><text:span text:style-name="T24">10</text:span>.文字列操作</text:p>
      <text:p text:style-name="P36"/>
      <text:p text:style-name="P38">a)インデックス</text:p>
      <text:p text:style-name="P38"/>
      <text:p text:style-name="P38"><text:tab/>moji = “cat”</text:p>
      <text:p text:style-name="P38"><text:tab/>print(moji[0])</text:p>
      <text:p text:style-name="P38"><text:tab/>print(moji[1])</text:p>
      <text:p text:style-name="P38"><text:tab/>print(moji[2])</text:p>
      <text:p text:style-name="P38"/>
      <text:p text:style-name="P38"><text:tab/>&gt;&gt; ‘c’</text:p>
      <text:p text:style-name="P38"><text:tab/>&gt;&gt; ‘a’</text:p>
      <text:p text:style-name="P38"><text:tab/>&gt;&gt; ‘t’</text:p>
      <text:p text:style-name="P38"><text:soft-page-break/></text:p>
      <text:p text:style-name="P36"><text:span text:style-name="T11">b</text:span>)文字列の足し算</text:p>
      <text:p text:style-name="P36"/>
      <text:p text:style-name="P36"><text:tab/>moji = “cat” + “ in “ + “the” + “ hat”</text:p>
      <text:p text:style-name="P36"><text:tab/>print(moji)</text:p>
      <text:p text:style-name="P36"/>
      <text:p text:style-name="P36"><text:tab/>&gt;&gt; cat in the hat</text:p>
      <text:p text:style-name="P36"/>
      <text:p text:style-name="P36"><text:span text:style-name="T11">c</text:span>)文字列のかけ算</text:p>
      <text:p text:style-name="P36"/>
      <text:p text:style-name="P36"><text:tab/>moji = “cat” * 3</text:p>
      <text:p text:style-name="P36"><text:tab/>print(moji)</text:p>
      <text:p text:style-name="P36"/>
      <text:p text:style-name="P36"><text:tab/>&gt;&gt; catcatcat</text:p>
      <text:p text:style-name="P36"/>
      <text:p text:style-name="P36"><text:span text:style-name="T11">d</text:span>)大文字小文字変換</text:p>
      <text:p text:style-name="P36"/>
      <text:p text:style-name="P36"><text:tab/>・全て大文字に変換（<text:span text:style-name="T11">upperメソッド）</text:span></text:p>
      <text:p text:style-name="P36"/>
      <text:p text:style-name="P36"><text:tab/><text:tab/>moji = “Cat in the Hat”</text:p>
      <text:p text:style-name="P36"><text:tab/><text:tab/><text:span text:style-name="T11">moji = </text:span>moji.upper()</text:p>
      <text:p text:style-name="P36"><text:tab/><text:tab/>print(moji)</text:p>
      <text:p text:style-name="P36"/>
      <text:p text:style-name="P37"><text:tab/><text:tab/>&gt;&gt; CAT IN THE HAT</text:p>
      <text:p text:style-name="P37"/>
      <text:p text:style-name="P37"><text:tab/>・全てを小文字に変換（<text:span text:style-name="T11">lower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lower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/>
      <text:p text:style-name="P37"><text:tab/>・文字列の最初の文字だけ大文字（キャピタライズ）（<text:span text:style-name="T11">capitalizeメソッド）</text:span></text:p>
      <text:p text:style-name="P37"/>
      <text:p text:style-name="P37"><text:tab/><text:tab/><text:span text:style-name="T11">moji = “cat in the Hat”</text:span></text:p>
      <text:p text:style-name="P37"><text:tab/><text:tab/><text:span text:style-name="T11">moji = moji.capitalize()</text:span></text:p>
      <text:p text:style-name="P37"><text:tab/><text:tab/><text:span text:style-name="T11">print(moji)</text:span></text:p>
      <text:p text:style-name="P37"/>
      <text:p text:style-name="P37"><text:tab/><text:tab/><text:span text:style-name="T11">&gt;&gt; Cat in the hat</text:span></text:p>
      <text:p text:style-name="P37"><text:soft-page-break/></text:p>
      <text:p text:style-name="P38">e)書式化（<text:span text:style-name="T12">formatメソッド）</text:span></text:p>
      <text:p text:style-name="P38"/>
      <text:p text:style-name="P38"><text:tab/><text:span text:style-name="T12">moji = “こんにちは、{}”.format(“いい天気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0}{1}{2}”.format(“いい”, “天気”, “ですね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いい天気ですね</text:span></text:p>
      <text:p text:style-name="P38"/>
      <text:p text:style-name="P38"><text:tab/><text:span text:style-name="T12">moji = “こんにちは、{name}{san}”.format(name=”高橋”, san=”さん”)</text:span></text:p>
      <text:p text:style-name="P38"><text:tab/><text:span text:style-name="T12">print(moji)</text:span></text:p>
      <text:p text:style-name="P38"/>
      <text:p text:style-name="P38"><text:tab/><text:span text:style-name="T12">&gt;&gt; こんにちは、高橋さん</text:span></text:p>
      <text:p text:style-name="P38"/>
      <text:p text:style-name="P39">f)分割（splitメソッド）</text:p>
      <text:p text:style-name="P39"/>
      <text:p text:style-name="P39"><text:tab/><text:span text:style-name="T13">moji = “こんにちは、いい天気ですね。”.split(“、”)</text:span></text:p>
      <text:p text:style-name="P39"><text:tab/><text:span text:style-name="T13">print(moji)</text:span></text:p>
      <text:p text:style-name="P39"/>
      <text:p text:style-name="P39"><text:tab/><text:span text:style-name="T13">&gt;&gt; ['こんにちは', 'いい天気ですね。']</text:span></text:p>
      <text:p text:style-name="P39"/>
      <text:p text:style-name="P40">g)結合（joinメソッド)</text:p>
      <text:p text:style-name="P40"/>
      <text:p text:style-name="P40"><text:tab/>moji = “<text:span text:style-name="T14">abc”</text:span></text:p>
      <text:p text:style-name="P40"><text:tab/><text:span text:style-name="T14">moji = “+”.join(moji)</text:span></text:p>
      <text:p text:style-name="P40"><text:tab/><text:span text:style-name="T14">print(moji)</text:span></text:p>
      <text:p text:style-name="P40"/>
      <text:p text:style-name="P40"><text:tab/><text:span text:style-name="T14">&gt;&gt; a+b+c</text:span></text:p>
      <text:p text:style-name="P40"/>
      <text:p text:style-name="P41">h)空白除去（stripメソッド）</text:p>
      <text:p text:style-name="P41"><text:tab/></text:p>
      <text:p text:style-name="P41"><text:tab/>moji = “ <text:s text:c="2"/>abc <text:s text:c="2"/>“</text:p>
      <text:p text:style-name="P41"><text:tab/>moji = moji.strip()</text:p>
      <text:p text:style-name="P41"><text:tab/>print(moji)</text:p>
      <text:p text:style-name="P41"><text:tab/>&gt;&gt; abc</text:p>
      <text:p text:style-name="P41">i)置換え（replaceメソッド）</text:p>
      <text:p text:style-name="P41"/>
      <text:p text:style-name="P41"><text:soft-page-break/><text:tab/>moji = “aabbcc”</text:p>
      <text:p text:style-name="P41"><text:tab/>moji = moji.replace(“a”, “g”)</text:p>
      <text:p text:style-name="P41"><text:tab/>print(moji)</text:p>
      <text:p text:style-name="P41"/>
      <text:p text:style-name="P41"><text:tab/>&gt;&gt; ggbbcc</text:p>
      <text:p text:style-name="P41"/>
      <text:p text:style-name="P41">j)文字を探す（indexメソッド）</text:p>
      <text:p text:style-name="P41"/>
      <text:p text:style-name="P41"><text:tab/>moji = “abcde”</text:p>
      <text:p text:style-name="P41"><text:tab/>print(moji.index(“c”))</text:p>
      <text:p text:style-name="P41"/>
      <text:p text:style-name="P41"><text:tab/>&gt;&gt; 2</text:p>
      <text:p text:style-name="P41"/>
      <text:p text:style-name="P41"><text:tab/>・文字列に含まれているかどうか調べる</text:p>
      <text:p text:style-name="P41"/>
      <text:p text:style-name="P41"><text:tab/><text:tab/><text:span text:style-name="T15">moji = “abcde”</text:span></text:p>
      <text:p text:style-name="P41"><text:tab/><text:tab/><text:span text:style-name="T15">try:</text:span></text:p>
      <text:p text:style-name="P41"><text:tab/><text:tab/><text:tab/><text:span text:style-name="T15">print(moji.index(“z”))</text:span></text:p>
      <text:p text:style-name="P41"><text:tab/><text:tab/><text:span text:style-name="T15">except:</text:span></text:p>
      <text:p text:style-name="P41"><text:tab/><text:tab/><text:tab/><text:span text:style-name="T15">print(“Not found.”)</text:span></text:p>
      <text:p text:style-name="P41"/>
      <text:p text:style-name="P41"><text:tab/><text:tab/><text:span text:style-name="T15">&gt;&gt; Not found.</text:span></text:p>
      <text:p text:style-name="P41"/>
      <text:p text:style-name="P42">k)抱含（指定した文字列を含んでいるかどうか？）（in演算子）</text:p>
      <text:p text:style-name="P42"/>
      <text:p text:style-name="P42"><text:tab/>moji = “Cat in the hat.”</text:p>
      <text:p text:style-name="P42"><text:tab/><text:span text:style-name="T16">print(</text:span>“Cat” in moji<text:span text:style-name="T16">)</text:span></text:p>
      <text:p text:style-name="P42"/>
      <text:p text:style-name="P42"><text:tab/>&gt;&gt; True</text:p>
      <text:p text:style-name="P42"/>
      <text:p text:style-name="P42"><text:tab/>※<text:span text:style-name="T16">not in で含んでいないかを確認できる。</text:span></text:p>
      <text:p text:style-name="P42"/>
      <text:p text:style-name="P43">l)エスケープ文字（特殊文字を文字として認識させる）（\）</text:p>
      <text:p text:style-name="P43"/>
      <text:p text:style-name="P43"><text:tab/>moji = “こんにちは、いい\”天気\”ですね”</text:p>
      <text:p text:style-name="P43"><text:tab/>print(moji)</text:p>
      <text:p text:style-name="P43"/>
      <text:p text:style-name="P43"><text:tab/>&gt;&gt; こんにちは、いい”天気”ですね</text:p>
      <text:p text:style-name="P43"/>
      <text:p text:style-name="P43">m)改行（\n）</text:p>
      <text:p text:style-name="P43"/>
      <text:p text:style-name="P43"><text:soft-page-break/><text:tab/>moji = “line1\nline2\nline3”</text:p>
      <text:p text:style-name="P43"><text:tab/>print(moji)</text:p>
      <text:p text:style-name="P43"><text:tab/>&gt;&gt; line1</text:p>
      <text:p text:style-name="P43"><text:tab/>&gt;&gt;line2</text:p>
      <text:p text:style-name="P43"><text:tab/>&gt;&gt;line3</text:p>
      <text:p text:style-name="P43"/>
      <text:p text:style-name="P43">n)スライス（[イテラブル][[開始インデックス] : [終了インデックス]）</text:p>
      <text:p text:style-name="P43"/>
      <text:p text:style-name="P43"><text:tab/>moji = [“マリオ”, “リンク”, “ドンキーコング”, “カービィ”, “インクリング”]</text:p>
      <text:p text:style-name="P44"><text:tab/>print(moji[0:<text:span text:style-name="T17">3])</text:span></text:p>
      <text:p text:style-name="P44"/>
      <text:p text:style-name="P44"><text:tab/><text:span text:style-name="T17">&gt;&gt; </text:span><text:s/>['マリオ', 'リンク', 'ドンキーコング']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1">1<text:span text:style-name="T24">1</text:span>.条件文（if）</text:p>
      <text:p text:style-name="P45"/>
      <text:p text:style-name="P45">・if文</text:p>
      <text:p text:style-name="P45"/>
      <text:p text:style-name="P45"><text:tab/>home = “東京”</text:p>
      <text:p text:style-name="P45"/>
      <text:p text:style-name="P45"><text:tab/>if home == “神奈川”:</text:p>
      <text:p text:style-name="P45"><text:tab/><text:tab/>print(“神奈川に住んでいます。”)</text:p>
      <text:p text:style-name="P45"><text:tab/>elif home == “東京”:</text:p>
      <text:p text:style-name="P45"><text:tab/><text:tab/>print(“東京に住んでいます。”)</text:p>
      <text:p text:style-name="P45"><text:tab/>else:</text:p>
      <text:p text:style-name="P45"><text:tab/><text:tab/>print(“どこにも住んでいません。”)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1">1<text:span text:style-name="T24">2</text:span>.<text:span text:style-name="T18">繰り返し(for・while)</text:span></text:p>
      <text:p text:style-name="P45"/>
      <text:p text:style-name="P47">・for文</text:p>
      <text:p text:style-name="P47"/>
      <text:p text:style-name="P47"><text:tab/>fruits = [“Apple”, “Banana”, “Peach”]</text:p>
      <text:p text:style-name="P47"><text:tab/>for kudamono in fruits:</text:p>
      <text:p text:style-name="P47"><text:tab/><text:tab/>print(kudamono)</text:p>
      <text:p text:style-name="P47"/>
      <text:p text:style-name="P47"><text:tab/>&gt;&gt; Apple</text:p>
      <text:p text:style-name="P47"><text:tab/>&gt;&gt; Banana</text:p>
      <text:p text:style-name="P47"><text:tab/>&gt;&gt; Peach</text:p>
      <text:p text:style-name="P47"/>
      <text:p text:style-name="P47"/>
      <text:p text:style-name="P47">・<text:span text:style-name="T19">enumerate関数（インデックス番号と要素を順に取得する関数）</text:span></text:p>
      <text:p text:style-name="P47"/>
      <text:p text:style-name="P48"><text:tab/>fruits = [“Apple”, “Banana”, “Peach”]</text:p>
      <text:p text:style-name="P48"><text:tab/>for kudamono in <text:span text:style-name="T19">enumerate(</text:span>fruits<text:span text:style-name="T19">)</text:span>:</text:p>
      <text:p text:style-name="P48"><text:tab/><text:tab/>print(kudamono)</text:p>
      <text:p text:style-name="P48"/>
      <text:p text:style-name="P48"><text:tab/>&gt;&gt; <text:span text:style-name="T19">(0, ‘</text:span>Apple’<text:span text:style-name="T19">)</text:span></text:p>
      <text:p text:style-name="P48"><text:tab/>&gt;&gt; <text:span text:style-name="T19">(1, ‘</text:span>Banana’<text:span text:style-name="T19">)</text:span></text:p>
      <text:p text:style-name="P48"><text:tab/>&gt;&gt; <text:span text:style-name="T19">(2, ‘</text:span>Peach’<text:span text:style-name="T19">)</text:span></text:p>
      <text:p text:style-name="P48"/>
      <text:p text:style-name="P48"/>
      <text:p text:style-name="P48">・<text:span text:style-name="T19">range関数</text:span></text:p>
      <text:p text:style-name="P48"/>
      <text:p text:style-name="P48"><text:tab/><text:span text:style-name="T19">for i in range(1, 5):</text:span></text:p>
      <text:p text:style-name="P48"><text:tab/><text:tab/><text:span text:style-name="T19">print(i)</text:span></text:p>
      <text:p text:style-name="P48"><text:soft-page-break/></text:p>
      <text:p text:style-name="P48"><text:tab/><text:span text:style-name="T19">&gt;&gt; 1</text:span></text:p>
      <text:p text:style-name="P48"><text:tab/><text:span text:style-name="T19">&gt;&gt; 2</text:span></text:p>
      <text:p text:style-name="P48"><text:tab/><text:span text:style-name="T19">&gt;&gt; 3</text:span></text:p>
      <text:p text:style-name="P48"><text:tab/><text:span text:style-name="T19">&gt;&gt; 4</text:span></text:p>
      <text:p text:style-name="P48"/>
      <text:p text:style-name="P58"><text:tab/>例：range(3) … 0, 1, 2</text:p>
      <text:p text:style-name="P58"><text:tab/> <text:s text:c="6"/>range(1, 5)…1, 2, 3, 4</text:p>
      <text:p text:style-name="P58"><text:tab/> <text:s text:c="6"/>range(0, 10, 2)…0, 2, 4, 6, 8</text:p>
      <text:p text:style-name="P58"/>
      <text:p text:style-name="P58"><text:tab/>※指定したアタの直前まで出力される。<text:tab/></text:p>
      <text:p text:style-name="P48"/>
      <text:p text:style-name="P48"/>
      <text:p text:style-name="P48"/>
      <text:p text:style-name="P48"/>
      <text:p text:style-name="P48"/>
      <text:p text:style-name="P48"/>
      <text:p text:style-name="P48">・<text:span text:style-name="T19">while文</text:span></text:p>
      <text:p text:style-name="P48"/>
      <text:p text:style-name="P48"><text:tab/><text:span text:style-name="T19">x = 5</text:span></text:p>
      <text:p text:style-name="P48"><text:tab/><text:span text:style-name="T19">while x &gt; 0:</text:span></text:p>
      <text:p text:style-name="P48"><text:tab/><text:tab/><text:span text:style-name="T19">print(“{}”.format(x))</text:span></text:p>
      <text:p text:style-name="P48"><text:tab/><text:tab/><text:span text:style-name="T19">x -= 1</text:span></text:p>
      <text:p text:style-name="P48"><text:tab/><text:span text:style-name="T19">print(“end”)</text:span></text:p>
      <text:p text:style-name="P48"/>
      <text:p text:style-name="P48"><text:tab/><text:span text:style-name="T19">&gt;&gt; 5</text:span></text:p>
      <text:p text:style-name="P48"><text:tab/><text:span text:style-name="T19">&gt;&gt; 4</text:span></text:p>
      <text:p text:style-name="P48"><text:tab/><text:span text:style-name="T19">&gt;&gt; 3</text:span></text:p>
      <text:p text:style-name="P48"><text:tab/><text:span text:style-name="T19">&gt;&gt; 2</text:span></text:p>
      <text:p text:style-name="P48"><text:tab/><text:span text:style-name="T19">&gt;&gt; 1</text:span></text:p>
      <text:p text:style-name="P48"><text:tab/><text:span text:style-name="T19">&gt;&gt; end</text:span></text:p>
      <text:p text:style-name="P48"/>
      <text:p text:style-name="P48"/>
      <text:p text:style-name="P48">・<text:span text:style-name="T20">while文（無限ループ）</text:span></text:p>
      <text:p text:style-name="P48"/>
      <text:p text:style-name="P48"><text:tab/><text:span text:style-name="T20">while True:</text:span></text:p>
      <text:p text:style-name="P48"><text:tab/><text:tab/><text:span text:style-name="T20">print(“Hello, World”)</text:span></text:p>
      <text:p text:style-name="P48"/>
      <text:p text:style-name="P48"><text:tab/><text:span text:style-name="T20">&gt;&gt; Hello, World</text:span></text:p>
      <text:p text:style-name="P48"><text:tab/><text:span text:style-name="T20">&gt;&gt; Hello, World</text:span></text:p>
      <text:p text:style-name="P48"><text:tab/>・</text:p>
      <text:p text:style-name="P48"><text:soft-page-break/><text:tab/>・</text:p>
      <text:p text:style-name="P48"><text:tab/>・</text:p>
      <text:p text:style-name="P48"/>
      <text:p text:style-name="P48"/>
      <text:p text:style-name="P48">・<text:span text:style-name="T20">break文（ループ終了）</text:span></text:p>
      <text:p text:style-name="P48"/>
      <text:p text:style-name="P48"><text:tab/><text:span text:style-name="T20">for i in range(0, 100):</text:span></text:p>
      <text:p text:style-name="P48"><text:tab/><text:tab/><text:span text:style-name="T20">print(i)</text:span></text:p>
      <text:p text:style-name="P48"><text:tab/><text:tab/><text:span text:style-name="T20">break</text:span></text:p>
      <text:p text:style-name="P48"/>
      <text:p text:style-name="P48"><text:tab/><text:span text:style-name="T20">&gt;&gt; 0</text:span></text:p>
      <text:p text:style-name="P48"/>
      <text:p text:style-name="P48">・<text:span text:style-name="T20">continue文（次のループに移行）</text:span></text:p>
      <text:p text:style-name="P48"/>
      <text:p text:style-name="P48"><text:tab/><text:span text:style-name="T20">for i in range(1, 4):</text:span></text:p>
      <text:p text:style-name="P48"><text:tab/><text:tab/><text:span text:style-name="T20">if i == 2:</text:span></text:p>
      <text:p text:style-name="P48"><text:tab/><text:tab/><text:tab/><text:span text:style-name="T20">continue</text:span></text:p>
      <text:p text:style-name="P48"><text:tab/><text:tab/><text:span text:style-name="T20">print(i)</text:span></text:p>
      <text:p text:style-name="P48"/>
      <text:p text:style-name="P48"><text:tab/><text:span text:style-name="T20">&gt;&gt; 1</text:span></text:p>
      <text:p text:style-name="P48"><text:tab/><text:span text:style-name="T20">&gt;&gt; 3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12">1<text:span text:style-name="T24">3.関数</text:span></text:p>
      <text:p text:style-name="P46"/>
      <text:p text:style-name="P49">def [関数名] ([引数]):</text:p>
      <text:p text:style-name="P49"><text:tab/>[関数定義]</text:p>
      <text:p text:style-name="P49"/>
      <text:p text:style-name="P49"/>
      <text:p text:style-name="P49">例1：</text:p>
      <text:p text:style-name="P49"><text:tab/>def f(x):</text:p>
      <text:p text:style-name="P49"><text:tab/><text:tab/>return x + 1</text:p>
      <text:p text:style-name="P49"/>
      <text:p text:style-name="P49"><text:tab/>z = f(4)</text:p>
      <text:p text:style-name="P49"><text:tab/>print(z)</text:p>
      <text:p text:style-name="P49"/>
      <text:p text:style-name="P49"><text:tab/>&gt;&gt; 5</text:p>
      <text:p text:style-name="P49"/>
      <text:p text:style-name="P49">例2:</text:p>
      <text:p text:style-name="P49"><text:tab/>def f():</text:p>
      <text:p text:style-name="P49"><text:tab/><text:tab/>return 1 + 1</text:p>
      <text:p text:style-name="P49"/>
      <text:p text:style-name="P49"><text:tab/>result = f()</text:p>
      <text:p text:style-name="P49"><text:tab/>print(result)</text:p>
      <text:p text:style-name="P49"/>
      <text:p text:style-name="P49"><text:tab/>&gt;&gt; 2</text:p>
      <text:p text:style-name="P49"/>
      <text:p text:style-name="P49">例3:</text:p>
      <text:p text:style-name="P49"><text:tab/>def f(x, y, z):</text:p>
      <text:p text:style-name="P49"><text:tab/><text:tab/>return x + y + z</text:p>
      <text:p text:style-name="P49"/>
      <text:p text:style-name="P49"><text:tab/>result = f(1, 2, 3)</text:p>
      <text:p text:style-name="P49"><text:tab/>print(result)</text:p>
      <text:p text:style-name="P49"/>
      <text:p text:style-name="P49"><text:tab/>&gt;&gt; 6</text:p>
      <text:p text:style-name="P49"/>
      <text:p text:style-name="P49">例4:</text:p>
      <text:p text:style-name="P49"><text:tab/>def f():</text:p>
      <text:p text:style-name="P49"><text:tab/><text:tab/>z = 1 + 1</text:p>
      <text:p text:style-name="P49"/>
      <text:p text:style-name="P49"><text:tab/>result = f()</text:p>
      <text:p text:style-name="P49"><text:soft-page-break/><text:tab/>print(result)</text:p>
      <text:p text:style-name="P49"/>
      <text:p text:style-name="P49"><text:tab/>&gt;&gt; None</text:p>
      <text:p text:style-name="P49"/>
      <text:p text:style-name="P49"/>
      <text:p text:style-name="P49"/>
      <text:p text:style-name="P69">例５:</text:p>
      <text:p text:style-name="P69"><text:tab/>def f():</text:p>
      <text:p text:style-name="P69"><text:tab/><text:tab/>flg = False</text:p>
      <text:p text:style-name="P69"/>
      <text:p text:style-name="P69"><text:tab/><text:tab/>return flg</text:p>
      <text:p text:style-name="P69"/>
      <text:p text:style-name="P69"><text:tab/>if f() == False:</text:p>
      <text:p text:style-name="P69"><text:tab/><text:tab/>print(“フラグの値は、Falseです”)</text:p>
      <text:p text:style-name="P69"><text:tab/>else:</text:p>
      <text:p text:style-name="P69"><text:tab/><text:tab/>print(“フラグの値は、Falseではありません”)</text:p>
      <text:p text:style-name="P69"/>
      <text:p text:style-name="P69"><text:tab/><text:span text:style-name="T42">&gt;&gt; フラグの値は、Falseです</text:span></text:p>
      <text:p text:style-name="P69"/>
      <text:p text:style-name="P69"><text:tab/>※戻り値のある関数を定義し、if文の条件式に記述して呼び出すことができる</text:p>
      <text:p text:style-name="P69"/>
      <text:p text:style-name="P69"/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2">1<text:span text:style-name="T24">4.クラス型</text:span></text:p>
      <text:p text:style-name="P46"/>
      <text:p text:style-name="P49">class <text:span text:style-name="T21">Tttt:<text:tab/><text:tab/><text:tab/><text:tab/><text:tab/><text:tab/># クラス名は、最初の文字を大文字にする。</text:span></text:p>
      <text:p text:style-name="P49"><text:tab/><text:span text:style-name="T21">def __init__(self, [引数]):</text:span></text:p>
      <text:p text:style-name="P49"><text:tab/><text:tab/><text:span text:style-name="T21">self.x = 0<text:tab/><text:tab/><text:tab/><text:tab/># クラス内で使用する共通変数や初期値を<text:tab/><text:tab/><text:tab/><text:tab/><text:tab/><text:tab/><text:tab/>書く（self.をつけると、クラス内で共有で<text:tab/><text:tab/><text:tab/><text:tab/><text:tab/><text:tab/><text:tab/>きる。）</text:span></text:p>
      <text:p text:style-name="P49"><text:tab/><text:tab/><text:span text:style-name="T21">self.aaa()<text:tab/><text:tab/><text:tab/><text:tab/># selfをつけて、関数（）を書くと、クラ<text:tab/><text:tab/><text:tab/><text:tab/><text:tab/><text:tab/><text:tab/>スを呼び出した時点で実行される。</text:span></text:p>
      <text:p text:style-name="P49"/>
      <text:p text:style-name="P49"><text:tab/><text:span text:style-name="T21">def aaa(self):</text:span></text:p>
      <text:p text:style-name="P49"><text:tab/><text:tab/><text:span text:style-name="T21">return 20</text:span></text:p>
      <text:p text:style-name="P49"/>
      <text:p text:style-name="P51">if __<text:span text:style-name="T22">name</text:span>__ == “__main__”:<text:tab/><text:tab/><text:tab/># これより後は、クラスを別ファイルから<text:tab/><text:tab/><text:tab/><text:tab/><text:tab/><text:tab/><text:tab/>importで呼び出したときは、実行されない。</text:p>
      <text:p text:style-name="P51"><text:tab/>Tttt([引数]).aaa()<text:tab/><text:tab/><text:tab/><text:tab/># クラス名()で実行される。</text:p>
      <text:p text:style-name="P51"/>
      <text:p text:style-name="P51"/>
      <text:p text:style-name="P51"/>
      <text:p text:style-name="P51">・子クラスを作る</text:p>
      <text:p text:style-name="P73">class 親クラス名:</text:p>
      <text:p text:style-name="P73"><text:tab/>def __info__(self, a, b)</text:p>
      <text:p text:style-name="P71"/>
      <text:p text:style-name="P71">class 子クラス名(親クラス名):</text:p>
      <text:p text:style-name="P71"><text:tab/>子クラスの定義内容</text:p>
      <text:p text:style-name="P71"><text:soft-page-break/><text:tab/><text:span text:style-name="T54">def __info__(self, c, d):</text:span></text:p>
      <text:p text:style-name="P71"><text:tab/><text:tab/><text:span text:style-name="T54">super().__init__(a, b)<text:tab/>#　super()は親クラスのコンストラクタを実行</text:span></text:p>
      <text:p text:style-name="P71"/>
      <text:p text:style-name="P71"/>
      <text:p text:style-name="P71">・オーバーライド</text:p>
      <text:p text:style-name="P71">※子クラスで、親クラスのコンストラクタやメソッドを上書きすること</text:p>
      <text:p text:style-name="P71"/>
      <text:p text:style-name="P72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3">1<text:span text:style-name="T24">5.外部モジュールインポート</text:span></text:p>
      <text:p text:style-name="P51"/>
      <text:p text:style-name="P51"><text:soft-page-break/>・別ファイルでクラスの中の関数を実行したいときは、クラスファイルをimportする。</text:p>
      <text:p text:style-name="P51"/>
      <text:p text:style-name="P52">hw.py<text:tab/><text:tab/>(クラス型ファイル)</text:p>
      <text:p text:style-name="P51"><draw:frame text:anchor-type="paragraph" draw:z-index="3" draw:name="シェイプ3" draw:style-name="gr3" draw:text-style-name="P176" svg:width="16.063cm" svg:height="3.469cm" svg:x="0.192cm" svg:y="0.12cm"><draw:text-box><text:p><text:span text:style-name="T61">class Hello:</text:span></text:p><text:p><text:span text:style-name="T61"><text:tab/></text:span><text:span text:style-name="T61">def __init__(self):</text:span></text:p><text:p><text:span text:style-name="T61"><text:tab/></text:span><text:span text:style-name="T61"><text:tab/></text:span><text:span text:style-name="T61"><text:tab/></text:span><text:span text:style-name="T61">None</text:span></text:p><text:p><text:span text:style-name="T61"><text:tab/></text:span><text:span text:style-name="T61"><text:tab/></text:span></text:p><text:p><text:span text:style-name="T61"><text:tab/></text:span><text:span text:style-name="T61">def world(self):</text:span></text:p><text:p><text:span text:style-name="T61"><text:tab/></text:span><text:span text:style-name="T61"><text:tab/></text:span><text:span text:style-name="T61"><text:tab/></text:span><text:span text:style-name="T61">print(“Hello World!!”) </text:span></text:p></draw:text-box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aaa.py</text:p>
      <text:p text:style-name="P52"><draw:frame text:anchor-type="paragraph" draw:z-index="4" draw:name="シェイプ3" draw:style-name="gr3" draw:text-style-name="P176" svg:width="16.063cm" svg:height="3.469cm" svg:x="0.192cm" svg:y="0.12cm"><draw:text-box><text:p><text:span text:style-name="T61">from hw import Hello</text:span></text:p><text:p><text:span text:style-name="T61"/></text:p><text:p><text:span text:style-name="T61">Hello().world(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6">&gt;&gt; Hello World!!</text:p>
      <text:p text:style-name="P53"/>
      <text:p text:style-name="P52">・クラス型を使わない場合、ファイル名を<text:span text:style-name="T22">importする。</text:span></text:p>
      <text:p text:style-name="P52"/>
      <text:p text:style-name="P56">hw.py</text:p>
      <text:p text:style-name="P52"><draw:frame text:anchor-type="paragraph" draw:z-index="6" draw:name="シェイプ3" draw:style-name="gr3" draw:text-style-name="P176" svg:width="16.063cm" svg:height="3.469cm" svg:x="0.192cm" svg:y="0.203cm"><draw:text-box><text:p><text:span text:style-name="T61">def world():</text:span></text:p><text:p><text:span text:style-name="T61"><text:tab/></text:span><text:span text:style-name="T61">print(“Hello World!!”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6">aaa.py</text:p>
      <text:p text:style-name="P52"><draw:frame text:anchor-type="paragraph" draw:z-index="7" draw:name="シェイプ3" draw:style-name="gr3" draw:text-style-name="P176" svg:width="16.063cm" svg:height="3.469cm" svg:x="0.192cm" svg:y="0.203cm"><draw:text-box><text:p><text:span text:style-name="T61">Import hw</text:span></text:p><text:p><text:span text:style-name="T61"/></text:p><text:p><text:span text:style-name="T61">hw.world()</text:span></text:p></draw:text-box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6">&gt;&gt; Hello World!!</text:p>
      <text:p text:style-name="P52"><text:soft-page-break/></text:p>
      <text:p text:style-name="P52"/>
      <text:p text:style-name="P14">1<text:span text:style-name="T24">6</text:span>.言語特有の書式等</text:p>
      <text:p text:style-name="P55"/>
      <text:p text:style-name="P55">a)ランダムモジュール</text:p>
      <text:p text:style-name="P55"><text:tab/>import random</text:p>
      <text:p text:style-name="P55"/>
      <text:p text:style-name="P55"><text:tab/>random.randint(最初の整数、最後の整数）　#２つの整数の範囲で乱数を作る</text:p>
      <text:p text:style-name="P55"><text:tab/></text:p>
      <text:p text:style-name="P55"><text:tab/><text:span text:style-name="T26">abc = [“A”, “B”, “C”]</text:span></text:p>
      <text:p text:style-name="P55"><text:tab/><text:span text:style-name="T26">random.choice(abc)<text:tab/>#リストabc内から、一つをランダムでチョイスする</text:span></text:p>
      <text:p text:style-name="P55"/>
      <text:p text:style-name="P56">b)例外処理</text:p>
      <text:p text:style-name="P56"><text:tab/>try:<text:tab/><text:tab/><text:tab/><text:tab/>Aが例外を出したら、Bを出力</text:p>
      <text:p text:style-name="P56"><text:tab/><text:tab/>A</text:p>
      <text:p text:style-name="P56"><text:tab/>except:</text:p>
      <text:p text:style-name="P56"><text:tab/><text:tab/>B</text:p>
      <text:p text:style-name="P56"/>
      <text:p text:style-name="P60">c)時間モジュール</text:p>
      <text:p text:style-name="P60"><text:tab/>import datetime</text:p>
      <text:p text:style-name="P60"/>
      <text:p text:style-name="P60"><text:tab/>datetime.datetime.now()<text:tab/><text:tab/>#現在時刻を入手</text:p>
      <text:p text:style-name="P56"/>
      <text:p text:style-name="P59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5">1<text:span text:style-name="T24">7</text:span>.ファイル処理<text:tab/><text:tab/></text:p>
      <text:p text:style-name="P80"/>
      <text:p text:style-name="P80">・pythonで別のファイルを読み込む</text:p>
      <text:p text:style-name="P79"/>
      <text:p text:style-name="P80"><text:tab/>with open(“ファイル名”, mode=”r”, encoding=”utf-8”) as f:</text:p>
      <text:p text:style-name="P82"><text:tab/></text:p>
      <text:p text:style-name="P79"/>
      <text:p text:style-name="P82"><text:tab/>mode : 省略するとデフォルトが使われる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51">w</text:p>
          </table:table-cell>
          <table:table-cell table:style-name="表5.B1" office:value-type="string">
            <text:p text:style-name="P152">ファイルを書き込みモードで開く</text:p>
          </table:table-cell>
        </table:table-row>
        <table:table-row>
          <table:table-cell table:style-name="表5.A2" office:value-type="string">
            <text:p text:style-name="P151">r</text:p>
          </table:table-cell>
          <table:table-cell table:style-name="表5.B2" office:value-type="string">
            <text:p text:style-name="P152">ファイルを読み込みモードで開く（デフォルト<text:span text:style-name="T23">)</text:span></text:p>
          </table:table-cell>
        </table:table-row>
        <table:table-row>
          <table:table-cell table:style-name="表5.A2" office:value-type="string">
            <text:p text:style-name="P151">a</text:p>
          </table:table-cell>
          <table:table-cell table:style-name="表5.B2" office:value-type="string">
            <text:p text:style-name="P152">ファイルを追記モードで開く（末尾に追記する<text:span text:style-name="T23">)</text:span></text:p>
          </table:table-cell>
        </table:table-row>
        <table:table-row>
          <table:table-cell table:style-name="表5.A2" office:value-type="string">
            <text:p text:style-name="P151">b</text:p>
          </table:table-cell>
          <table:table-cell table:style-name="表5.B2" office:value-type="string">
            <text:p text:style-name="P150">バイナリモード</text:p>
          </table:table-cell>
        </table:table-row>
        <table:table-row>
          <table:table-cell table:style-name="表5.A2" office:value-type="string">
            <text:p text:style-name="P151">t</text:p>
          </table:table-cell>
          <table:table-cell table:style-name="表5.B2" office:value-type="string">
            <text:p text:style-name="P152">テキストモード（デフォルト<text:span text:style-name="T23">)</text:span></text:p>
          </table:table-cell>
        </table:table-row>
      </table:table>
      <text:p text:style-name="P79"/>
      <text:p text:style-name="P80"><text:tab/><text:span text:style-name="T23">encoding <text:s/>: <text:s/>日本語を使うのなら”utf-8”に設定する</text:span></text:p>
      <text:p text:style-name="P80"/>
      <text:p text:style-name="P81">a)一行づつ読み込む</text:p>
      <text:p text:style-name="P81"/>
      <text:p text:style-name="P81"><text:tab/>with open(“ファイル名”, encoding=”utf-8”) as f:</text:p>
      <text:p text:style-name="P81"><text:tab/><text:tab/>for line in f:</text:p>
      <text:p text:style-name="P81"><text:tab/><text:tab/>print(line)</text:p>
      <text:p text:style-name="P81"/>
      <text:p text:style-name="P81">b)ファイルに書き込む（新規作成又は、上書き)</text:p>
      <text:p text:style-name="P81"/>
      <text:p text:style-name="P81"><text:tab/>with open(“ファイル名”, mode=”w”, encoding=”utf-8”) as f:</text:p>
      <text:p text:style-name="P81"><text:tab/><text:tab/>f.write(“ハロー\n”)</text:p>
      <text:p text:style-name="P81"><text:tab/><text:tab/>f.write(“ワールド\n”)</text:p>
      <text:p text:style-name="P81"/>
      <text:p text:style-name="P81">c)ファイルに書き込む（追記）</text:p>
      <text:p text:style-name="P81"/>
      <text:p text:style-name="P81"><text:soft-page-break/><text:tab/>with open(“ファイル名”, mode=”a”, encoding=”utf-8”) as f:</text:p>
      <text:p text:style-name="P81"><text:tab/><text:tab/>f.write(“あいうえお\n”)</text:p>
      <text:p text:style-name="P81"/>
      <text:p text:style-name="P83">d)csvファイルを使う</text:p>
      <text:p text:style-name="P83"/>
      <text:p text:style-name="P83"><text:tab/>d-1)csvファイルを書き込む</text:p>
      <text:p text:style-name="P83"/>
      <text:p text:style-name="P83"><text:tab/><text:tab/>import csv <text:tab/><text:tab/>←csvモジュールをインポート</text:p>
      <text:p text:style-name="P83"/>
      <text:p text:style-name="P83"><text:tab/><text:tab/>with open(“ファイル名.csv”, mode=”w”, newline=””) as f:</text:p>
      <text:p text:style-name="P83"><text:tab/><text:tab/><text:tab/>w = csv.writer(f, delimiter=”,”)<text:tab/>←デリミタ（区切り文字）</text:p>
      <text:p text:style-name="P83"><text:tab/><text:tab/><text:tab/>w.writerow([“one”, “two”, “three”])</text:p>
      <text:p text:style-name="P83"><text:tab/><text:tab/><text:tab/>w.writerow([“four”, “five”, “six”])</text:p>
      <text:p text:style-name="P83"/>
      <text:p text:style-name="P83"><text:tab/><text:tab/>※newline=””: これをいれておくと、改行して一行づつ表示できる。</text:p>
      <text:p text:style-name="P83"/>
      <text:p text:style-name="P83"><text:tab/>d-2)csvファイルを読み込む</text:p>
      <text:p text:style-name="P83"><text:tab/></text:p>
      <text:p text:style-name="P83"><text:tab/><text:tab/>import csv</text:p>
      <text:p text:style-name="P83"><text:tab/></text:p>
      <text:p text:style-name="P83"><text:tab/><text:tab/>with open(“ファイル名.csv”, mode=”r”) as f:</text:p>
      <text:p text:style-name="P83"><text:tab/><text:tab/><text:tab/>r = csv.reader(f, delimiter=”,”)</text:p>
      <text:p text:style-name="P83"><text:tab/><text:tab/><text:tab/>for row in r:</text:p>
      <text:p text:style-name="P83"><text:tab/><text:tab/><text:tab/><text:tab/>print(“,”,join(row))</text:p>
      <text:p text:style-name="P83"/>
      <text:p text:style-name="P83"><text:tab/></text:p>
      <text:p text:style-name="P84">1<text:span text:style-name="T27">8</text:span>.<text:span text:style-name="T27">tkinter</text:span></text:p>
      <text:p text:style-name="P85"/>
      <text:p text:style-name="P85">・インストール</text:p>
      <text:p text:style-name="P85"><text:tab/><text:span text:style-name="T27">sudo apt install python3-tk</text:span></text:p>
      <text:p text:style-name="P85"/>
      <text:p text:style-name="P85"><text:tab/><text:span text:style-name="T27">python3 -m tkinter<text:tab/><text:tab/>#確認(ウィンドゥがでればOK)</text:span></text:p>
      <text:p text:style-name="P85"/>
      <text:p text:style-name="P85"/>
      <text:p text:style-name="P87">a)ウィンドウの表示</text:p>
      <text:p text:style-name="P87"/>
      <text:p text:style-name="P87"><text:tab/>import tkinter<text:tab/><text:tab/><text:tab/>#tkinterモジュールをインポート</text:p>
      <text:p text:style-name="P87"/>
      <text:p text:style-name="P87"><text:tab/>root = tkinter.Tk()<text:tab/><text:tab/>#ウィンドウのオブジェクトを作る</text:p>
      <text:p text:style-name="P87"><text:soft-page-break/><text:tab/>root.title(“タイトル名”)<text:tab/><text:tab/>#ウィンドウのタイトル</text:p>
      <text:p text:style-name="P87"><text:tab/>root.geometry(“800x600”)<text:tab/>#ウィンドウのサイズ指定</text:p>
      <text:p text:style-name="P87"/>
      <text:p text:style-name="P87"><text:tab/>root.mainloop()<text:tab/><text:tab/><text:tab/>#ウィンドウの表示</text:p>
      <text:p text:style-name="P87"/>
      <text:p text:style-name="P87"/>
      <text:p text:style-name="P87"><text:tab/>※<text:span text:style-name="T28">geometry()の他に、minsize(幅、高さ)で最小サイズ、maxsize(幅、高さ)で</text:span></text:p>
      <text:p text:style-name="P87"><text:tab/>　最大サイズを指定できる。</text:p>
      <text:p text:style-name="P87"/>
      <text:p text:style-name="P87"/>
      <text:p text:style-name="P91">b)ラベルの配置</text:p>
      <text:p text:style-name="P91"/>
      <text:p text:style-name="P91"><text:tab/>label = tkinter.Label(root, text=”ラベルの文字列”,</text:p>
      <text:p text:style-name="P91"><text:tab/>font=(“System”, 24))<text:tab/><text:tab/>#ラベルの作成</text:p>
      <text:p text:style-name="P91"/>
      <text:p text:style-name="P91"><text:tab/>label.place(x=200, y=100)<text:tab/><text:tab/>#ラベルの配置</text:p>
      <text:p text:style-name="P91"/>
      <text:p text:style-name="P91"><text:tab/></text:p>
      <text:p text:style-name="P91"/>
      <text:p text:style-name="P91"><text:tab/>ラベルの変数名 = tkinter.Label(ウィンドウのオブジェクト, text</text:p>
      <text:p text:style-name="P91"><text:tab/>=”ラベルの文字列”, font=(“フォント名”, フォントサイズ))</text:p>
      <text:p text:style-name="P91"/>
      <text:p text:style-name="P91"><text:tab/>ラベルの変数名.place(x=X座標, y=Y座標)</text:p>
      <text:p text:style-name="P91"/>
      <text:p text:style-name="P91"><text:tab/></text:p>
      <text:p text:style-name="P91"><text:tab/>※ラベルの配置位置は、ウィンドウの左上を(0, 0)とし、<text:span text:style-name="T29">(X,Y)で指定する</text:span></text:p>
      <text:p text:style-name="P91"/>
      <text:p text:style-name="P92">(0, 0)　　　　　　　　→<text:tab/><text:tab/>→<text:tab/><text:tab/><text:tab/>(X軸)</text:p>
      <text:p text:style-name="P91"><draw:custom-shape text:anchor-type="paragraph" draw:z-index="8" draw:name="シェイプ4" draw:style-name="gr5" svg:width="11.748cm" svg:height="4.393cm" svg:x="1.542cm" svg:y="0.224cm"><text:p/><draw:enhanced-geometry svg:viewBox="0 0 21600 21600" draw:type="rectangle" draw:enhanced-path="M 0 0 L 21600 0 21600 21600 0 21600 0 0 Z N"/></draw:custom-shape></text:p>
      <text:p text:style-name="P92"/>
      <text:p text:style-name="P92"/>
      <text:p text:style-name="P92"/>
      <text:p text:style-name="P92"><text:s text:c="3"/>↓</text:p>
      <text:p text:style-name="P92"/>
      <text:p text:style-name="P92"/>
      <text:p text:style-name="P92"/>
      <text:p text:style-name="P92"/>
      <text:p text:style-name="P92">(Y軸)</text:p>
      <text:p text:style-name="P91"><text:soft-page-break/></text:p>
      <text:p text:style-name="P91">C)tkinterで使えるフォントを調べる</text:p>
      <text:p text:style-name="P91"/>
      <text:p text:style-name="P91"><text:tab/>import tkinter</text:p>
      <text:p text:style-name="P91"><text:tab/>import tkinter.font<text:tab/><text:tab/>#tkinter.fontをインポート</text:p>
      <text:p text:style-name="P91"/>
      <text:p text:style-name="P91"><text:tab/>root = tkinter.Tk()</text:p>
      <text:p text:style-name="P91"><text:tab/>print(tkinter.font.families())<text:tab/><text:tab/>#フォント名を出力</text:p>
      <text:p text:style-name="P91"/>
      <text:p text:style-name="P91"/>
      <text:p text:style-name="P92">d)ボタンの配置</text:p>
      <text:p text:style-name="P92"/>
      <text:p text:style-name="P92"><text:tab/>button = tkinter.Button(root, text=”ボタンの文字列”,</text:p>
      <text:p text:style-name="P92"><text:tab/>font=(“System”, 24)<text:tab/><text:tab/>#ボタンの作成</text:p>
      <text:p text:style-name="P92"><text:tab/></text:p>
      <text:p text:style-name="P92"><text:tab/>button.place(x=200, y=100)<text:tab/>#ボタンの配置</text:p>
      <text:p text:style-name="P92"/>
      <text:p text:style-name="P92"/>
      <text:p text:style-name="P92"><text:tab/>ボタンの変数名 = tkinter.Button(ウィンドウのオブジェクト, </text:p>
      <text:p text:style-name="P92"><text:tab/>text=”ボタンの文字列”, font=(“フォント名”, フォントサイズ))</text:p>
      <text:p text:style-name="P92"/>
      <text:p text:style-name="P92"><text:tab/>ボタンの変数名.place(x=X座標, y=Y座標)</text:p>
      <text:p text:style-name="P92"/>
      <text:p text:style-name="P92"/>
      <text:p text:style-name="P92"/>
      <text:p text:style-name="P93">e)ボタンをクリックしたときの反応</text:p>
      <text:p text:style-name="P93"/>
      <text:p text:style-name="P93"><text:tab/>def click_btn():</text:p>
      <text:p text:style-name="P93"><text:tab/><text:tab/>button[“text”] = “クリックしました”<text:tab/>#実行される関数</text:p>
      <text:p text:style-name="P93"/>
      <text:p text:style-name="P93"><text:tab/>button = tkinter.Button(root, text=”クリックしてください”,</text:p>
      <text:p text:style-name="P93"><text:tab/>font=(“System”, 24), command=click_btn<text:tab/> <text:s text:c="2"/>#commandで関数を指定</text:p>
      <text:p text:style-name="P93"/>
      <text:p text:style-name="P93"><text:tab/>button.place(x=300, y=100)</text:p>
      <text:p text:style-name="P91"/>
      <text:p text:style-name="P91"/>
      <text:p text:style-name="P91"/>
      <text:p text:style-name="P93">f)キャンバスの配置</text:p>
      <text:p text:style-name="P93"/>
      <text:p text:style-name="P93"><text:soft-page-break/><text:tab/><text:span text:style-name="T30">canvas = tkinter.Canvas(root, width=400, height=600,</text:span></text:p>
      <text:p text:style-name="P93"><text:tab/><text:span text:style-name="T30">bg=”skyblue”)<text:tab/><text:tab/>#キャンバスを作成</text:span></text:p>
      <text:p text:style-name="P93"/>
      <text:p text:style-name="P93"><text:tab/><text:span text:style-name="T30">canvas.pack()<text:tab/><text:tab/>#キャンバスの配置</text:span></text:p>
      <text:p text:style-name="P93"/>
      <text:p text:style-name="P93"/>
      <text:p text:style-name="P93"><text:tab/>変数名 <text:span text:style-name="T30">= tkinter.Canvas(ウィンドウのオブジェクト, width=幅, </text:span></text:p>
      <text:p text:style-name="P93"><text:tab/><text:span text:style-name="T30">height=高さ, bg=背景色</text:span></text:p>
      <text:p text:style-name="P93"/>
      <text:p text:style-name="P93"><text:tab/>変数名.<text:span text:style-name="T30">pack()</text:span></text:p>
      <text:p text:style-name="P93"/>
      <text:p text:style-name="P93"/>
      <text:p text:style-name="P93"><text:tab/>※ウィンドウにかyんバスを置くだけなら、<text:span text:style-name="T30">root.geometry()を省略できる。</text:span></text:p>
      <text:p text:style-name="P93"/>
      <text:p text:style-name="P93"/>
      <text:p text:style-name="P94">g)キャンバスに画像を表示する</text:p>
      <text:p text:style-name="P94"/>
      <text:p text:style-name="P94"><text:tab/>gazou = tkinter.PhotoImage(file=”aaa.png”)<text:tab/>#gazouに画像ファイ<text:tab/>ルを読み込む</text:p>
      <text:p text:style-name="P94"/>
      <text:p text:style-name="P94"><text:tab/>canvas.create_image(200, 300, image=gazou)<text:tab/>#キャンバスに画像を描<text:tab/>画</text:p>
      <text:p text:style-name="P94"/>
      <text:p text:style-name="P94"/>
      <text:p text:style-name="P94"><text:tab/>※creage_image()命令で指定するX座標、Y座標は画像の中心になる。</text:p>
      <text:p text:style-name="P94"/>
      <text:p text:style-name="P94"/>
      <text:p text:style-name="P94"/>
      <text:p text:style-name="P95">h)ボタンを反応させる</text:p>
      <text:p text:style-name="P95"/>
      <text:p text:style-name="P95"><text:tab/>def click_btn():</text:p>
      <text:p text:style-name="P95"><text:tab/><text:tab/>labae[“text”]=random.choice([“A”,”B”,”C”])</text:p>
      <text:p text:style-name="P95"><text:tab/><text:tab/>labeel.update()<text:tab/><text:tab/>#文字の更新を即座に行う</text:p>
      <text:p text:style-name="P95"/>
      <text:p text:style-name="P95"><text:tab/>※update()命令をいれないと、パソコンによっては、短時間、前の画像が残って<text:tab/> <text:s/>しまうことがある。</text:p>
      <text:p text:style-name="P95"/>
      <text:p text:style-name="P96">i)テキスト入力欄配置</text:p>
      <text:p text:style-name="P96"><text:soft-page-break/></text:p>
      <text:p text:style-name="P96"><text:tab/>entry = tkinter.Entry(width=20)<text:tab/>#半角20字文の入力欄を作る</text:p>
      <text:p text:style-name="P96"><text:tab/>entry.place(x=10, y=10)<text:tab/><text:tab/><text:tab/>#入力欄配置</text:p>
      <text:p text:style-name="P96"/>
      <text:p text:style-name="P96">j)テキスト入力欄取得</text:p>
      <text:p text:style-name="P96"/>
      <text:p text:style-name="P96"><text:tab/>txt = entry.get()<text:tab/><text:tab/>#入力欄の文字列を変数に代入</text:p>
      <text:p text:style-name="P96"><text:tab/>print(txt)</text:p>
      <text:p text:style-name="P96"/>
      <text:p text:style-name="P96">k)複数行のテキスト入力欄</text:p>
      <text:p text:style-name="P96"/>
      <text:p text:style-name="P96"><text:tab/>text = tkinter.Text()<text:tab/><text:tab/>#複数行のテキスト入力欄作成</text:p>
      <text:p text:style-name="P96"><text:tab/>text.place(x=10, y=10, width=360, height=120)<text:tab/>#配置とサイズ<text:tab/></text:p>
      <text:p text:style-name="P96"/>
      <text:p text:style-name="P96">l)テキスト入力欄に文字列を追加<text:tab/></text:p>
      <text:p text:style-name="P96"/>
      <text:p text:style-name="P96"><text:tab/>text.insert(“[入力場所例:1.0(1行目<text:span text:style-name="T32">0列)]”, “入力文字列”]</text:span></text:p>
      <text:p text:style-name="P96"/>
      <text:p text:style-name="P97">m)テキスト入力欄の文字列削除</text:p>
      <text:p text:style-name="P97"/>
      <text:p text:style-name="P97"><text:tab/>text.delete(“1.0”, tkinter.END)<text:tab/><text:tab/>#tkinter.ENDは文字列の最後の<text:tab/>意味</text:p>
      <text:p text:style-name="P97"/>
      <text:p text:style-name="P97">n)チェックボタンの配置</text:p>
      <text:p text:style-name="P97"/>
      <text:p text:style-name="P97"><text:tab/>cbtn = tkinter.Checkbutton(text=”文字列”)<text:tab/>#チェックボタン作成</text:p>
      <text:p text:style-name="P97"><text:tab/>cbtn.place(x=10, y=10)</text:p>
      <text:p text:style-name="P97"/>
      <text:p text:style-name="P97"/>
      <text:p text:style-name="P97"/>
      <text:p text:style-name="P97"/>
      <text:p text:style-name="P97"/>
      <text:p text:style-name="P97"/>
      <text:p text:style-name="P97">o)チェックボタンの有無を設定する</text:p>
      <text:p text:style-name="P97"/>
      <text:p text:style-name="P97"><text:tab/><text:span text:style-name="T33">cval = tkinter.BooleanVar()<text:tab/>#BooleanVar()のオブジェクト作成</text:span></text:p>
      <text:p text:style-name="P97"><text:soft-page-break/><text:tab/><text:span text:style-name="T33">cval.set(True)<text:tab/><text:tab/><text:tab/><text:tab/>#True, Falseをセットする</text:span></text:p>
      <text:p text:style-name="P97"/>
      <text:p text:style-name="P97"><text:tab/><text:span text:style-name="T33">cbtn = tkinter.Checkbutton(text=”文字列”, variable=cval)</text:span></text:p>
      <text:p text:style-name="P97"><text:tab/><text:span text:style-name="T33">#チェックボタンの部品作成、variableにBooleanVar()オブジェクトを設定</text:span></text:p>
      <text:p text:style-name="P97"/>
      <text:p text:style-name="P98">p)チェックボタンの有無を判定する</text:p>
      <text:p text:style-name="P98"/>
      <text:p text:style-name="P98"><text:tab/><text:span text:style-name="T34">def check():</text:span></text:p>
      <text:p text:style-name="P99"><text:tab/><text:tab/>if cval.get() == True:</text:p>
      <text:p text:style-name="P99"><text:tab/><text:tab/><text:tab/>print(“チェックされています”)</text:p>
      <text:p text:style-name="P99"><text:tab/><text:tab/>else:</text:p>
      <text:p text:style-name="P99"><text:tab/><text:tab/><text:tab/>print(“チェックされていません)</text:p>
      <text:p text:style-name="P99"/>
      <text:p text:style-name="P99"><text:tab/>cbtn = tkinter.Checkbutton(text=”文字列#, variable=cval,</text:p>
      <text:p text:style-name="P99"><text:tab/>command=check)<text:tab/>#get()で状態を知る</text:p>
      <text:p text:style-name="P99"/>
      <text:p text:style-name="P99">q)メッセージボックスの表示</text:p>
      <text:p text:style-name="P99"><text:tab/></text:p>
      <text:p text:style-name="P99"><text:tab/>import tkinter</text:p>
      <text:p text:style-name="P99"><text:tab/>import tkinter.messagebox<text:tab/>#モジュールをインポート</text:p>
      <text:p text:style-name="P99"/>
      <text:p text:style-name="P99"><text:tab/>tkinter.messagebox.showinfo(“タイトル”, “文字列”)<text:tab/>#メッセージ<text:tab/>ボックス作成<text:tab/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54">showinfo()</text:p>
          </table:table-cell>
          <table:table-cell table:style-name="表6.B1" office:value-type="string">
            <text:p text:style-name="P153">情報を表示する</text:p>
          </table:table-cell>
        </table:table-row>
        <table:table-row>
          <table:table-cell table:style-name="表6.A2" office:value-type="string">
            <text:p text:style-name="P154">showwarning()</text:p>
          </table:table-cell>
          <table:table-cell table:style-name="表6.B2" office:value-type="string">
            <text:p text:style-name="P153">警告を表示する</text:p>
          </table:table-cell>
        </table:table-row>
        <table:table-row>
          <table:table-cell table:style-name="表6.A2" office:value-type="string">
            <text:p text:style-name="P154">showerror()</text:p>
          </table:table-cell>
          <table:table-cell table:style-name="表6.B2" office:value-type="string">
            <text:p text:style-name="P153">エラーを表示する</text:p>
          </table:table-cell>
        </table:table-row>
        <table:table-row>
          <table:table-cell table:style-name="表6.A2" office:value-type="string">
            <text:p text:style-name="P154">askyesno()</text:p>
          </table:table-cell>
          <table:table-cell table:style-name="表6.B2" office:value-type="string">
            <text:p text:style-name="P153">「はい」「いいえ」のボタン</text:p>
          </table:table-cell>
        </table:table-row>
        <table:table-row>
          <table:table-cell table:style-name="表6.A2" office:value-type="string">
            <text:p text:style-name="P154">askokcancel()</text:p>
          </table:table-cell>
          <table:table-cell table:style-name="表6.B2" office:value-type="string">
            <text:p text:style-name="P153">「<text:span text:style-name="T34">OK」「キャンセル」のボタン</text:span></text:p>
          </table:table-cell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text:soft-page-break/></text:p>
      <text:p text:style-name="P99"/>
      <text:p text:style-name="P99"/>
      <text:p text:style-name="P99">r)複数のチェックボタンの配置</text:p>
      <text:p text:style-name="P99"/>
      <text:p text:style-name="P99"><text:tab/><text:span text:style-name="T35">bvar = [None]*3<text:tab/><text:tab/>#変数bvarにNone入の空変数を作る</text:span></text:p>
      <text:p text:style-name="P99"><text:tab/><text:span text:style-name="T35">cbtn = [None]*3<text:tab/><text:tab/>#変数cbtnにNone入の空変数を作る</text:span></text:p>
      <text:p text:style-name="P99"><text:tab/><text:span text:style-name="T35">txt = [</text:span></text:p>
      <text:p text:style-name="P99"><text:tab/><text:tab/>“文字列<text:span text:style-name="T35">1</text:span>”</text:p>
      <text:p text:style-name="P99"><text:tab/><text:tab/>“文字列<text:span text:style-name="T35">2”</text:span></text:p>
      <text:p text:style-name="P99"><text:tab/><text:tab/>“文字列<text:span text:style-name="T35">3</text:span>”</text:p>
      <text:p text:style-name="P99"><text:tab/><text:span text:style-name="T35">]</text:span></text:p>
      <text:p text:style-name="P99"><text:tab/><text:tab/></text:p>
      <text:p text:style-name="P101"><text:tab/>for i in range(3):</text:p>
      <text:p text:style-name="P99"><text:tab/><text:tab/><text:span text:style-name="T35">bvar[i] = tkinter.BooleanVar()<text:tab/><text:tab/></text:span></text:p>
      <text:p text:style-name="P100"><text:tab/><text:tab/>bvar[i] .set(False)<text:tab/><text:tab/><text:span text:style-name="T36">#空変数に状態をセットする</text:span></text:p>
      <text:p text:style-name="P100"><text:tab/><text:tab/>cbtn[i] = tkinter.Checkbutton(text=txt[i], </text:p>
      <text:p text:style-name="P100"><text:tab/>font=(“System”, 12), variable=bvar[i])</text:p>
      <text:p text:style-name="P100"><text:tab/><text:tab/>cbtn[i].place(x=400, y=160+40*i)</text:p>
      <text:p text:style-name="P100"/>
      <text:p text:style-name="P100"/>
      <text:p text:style-name="P102">s)リアルタイム処理</text:p>
      <text:p text:style-name="P102"/>
      <text:p text:style-name="P102"><text:tab/>root.after(ミリ秒, 関数名(()なし))</text:p>
      <text:p text:style-name="P102"/>
      <text:p text:style-name="P102"/>
      <text:p text:style-name="P102">t)リアルタイム処理（繰り返し)</text:p>
      <text:p text:style-name="P102"/>
      <text:p text:style-name="P102"><text:tab/>def 関数名():</text:p>
      <text:p text:style-name="P102"><text:tab/><text:tab/>root.after(ミリ秒, 関数名)</text:p>
      <text:p text:style-name="P102"/>
      <text:p text:style-name="P102"><text:tab/>root.after(ミリ秒, 関数名)</text:p>
      <text:p text:style-name="P102"/>
      <text:p text:style-name="P102"/>
      <text:p text:style-name="P103">u)キー入力</text:p>
      <text:p text:style-name="P103"/>
      <text:p text:style-name="P103"><text:tab/>root.bind(“&lt;イベント&gt;”, イベント発生時に実行する関数名)</text:p>
      <text:p text:style-name="P103"/>
      <text:p text:style-name="P103"><text:soft-page-break/><text:tab/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55">&lt;イベント&gt;</text:p>
          </table:table-cell>
          <table:table-cell table:style-name="表7.B1" office:value-type="string">
            <text:p text:style-name="P153">イベントの内容</text:p>
          </table:table-cell>
        </table:table-row>
        <table:table-row>
          <table:table-cell table:style-name="表7.A5" office:value-type="string">
            <text:p text:style-name="P155">&lt;KeyPress&gt;あるいは&lt;Key&gt;</text:p>
          </table:table-cell>
          <table:table-cell table:style-name="表7.B5" office:value-type="string">
            <text:p text:style-name="P153">キーを押した</text:p>
          </table:table-cell>
        </table:table-row>
        <table:table-row>
          <table:table-cell table:style-name="表7.A5" office:value-type="string">
            <text:p text:style-name="P155">&lt;KeyRelease&gt;</text:p>
          </table:table-cell>
          <table:table-cell table:style-name="表7.B5" office:value-type="string">
            <text:p text:style-name="P153">キーを離した</text:p>
          </table:table-cell>
        </table:table-row>
        <table:table-row>
          <table:table-cell table:style-name="表7.A5" office:value-type="string">
            <text:p text:style-name="P155">&lt;Motion&gt;</text:p>
          </table:table-cell>
          <table:table-cell table:style-name="表7.B5" office:value-type="string">
            <text:p text:style-name="P153">マウスポインタを動かした</text:p>
          </table:table-cell>
        </table:table-row>
        <table:table-row>
          <table:table-cell table:style-name="表7.A5" office:value-type="string">
            <text:p text:style-name="P155">&lt;ButtonPress&gt;あるいは&lt;Button&gt;</text:p>
          </table:table-cell>
          <table:table-cell table:style-name="表7.B5" office:value-type="string">
            <text:p text:style-name="P153">マウスボタンをクリックした</text:p>
          </table:table-cell>
        </table:table-row>
      </table:table>
      <text:p text:style-name="P103"/>
      <text:p text:style-name="P104">※&lt;ButtonPress&gt;は、&lt;Button-1&gt;でマウスの左クリック</text:p>
      <text:p text:style-name="P104"><text:tab/><text:tab/><text:tab/><text:tab/>&lt;Button-2&gt;でマウスの中央のボタン</text:p>
      <text:p text:style-name="P104"><text:tab/><text:tab/><text:tab/><text:tab/>&lt;Button-3&gt;でマウスの右クリック</text:p>
      <text:p text:style-name="P103"/>
      <text:p text:style-name="P103"><text:tab/>例:イベントを受け取る関数</text:p>
      <text:p text:style-name="P103"><text:tab/></text:p>
      <text:p text:style-name="P103"><text:tab/>def key_code(event):</text:p>
      <text:p text:style-name="P103"><text:tab/><text:tab/>global key</text:p>
      <text:p text:style-name="P103"><text:tab/><text:tab/>key = event.keycode<text:tab/><text:tab/>#キーコードを受け取る</text:p>
      <text:p text:style-name="P103"><text:tab/><text:tab/>print(“KEY:”+str(key))</text:p>
      <text:p text:style-name="P83"><text:tab/><text:tab/></text:p>
      <text:p text:style-name="P56"/>
      <text:p text:style-name="P56"/>
      <text:p text:style-name="P56"/>
      <text:p text:style-name="P56"/>
      <text:p text:style-name="P63">v)主なキーコード</text:p>
      <text:p text:style-name="P63">windows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38">キー</text:p>
          </table:table-cell>
          <table:table-cell table:style-name="表8.B1" office:value-type="string">
            <text:p text:style-name="P132">キーコード</text:p>
          </table:table-cell>
        </table:table-row>
        <table:table-row>
          <table:table-cell table:style-name="表8.A6" office:value-type="string">
            <text:p text:style-name="P132">方向キー <text:s/>←↑→↓の順に</text:p>
          </table:table-cell>
          <table:table-cell table:style-name="表8.B6" office:value-type="string">
            <text:p text:style-name="P138">37, 38, 39, 40</text:p>
          </table:table-cell>
        </table:table-row>
        <table:table-row>
          <table:table-cell table:style-name="表8.A6" office:value-type="string">
            <text:p text:style-name="P132">スペースキー</text:p>
          </table:table-cell>
          <table:table-cell table:style-name="表8.B6" office:value-type="string">
            <text:p text:style-name="P138">32</text:p>
          </table:table-cell>
        </table:table-row>
        <table:table-row>
          <table:table-cell table:style-name="表8.A6" office:value-type="string">
            <text:p text:style-name="P138">Enterキー</text:p>
          </table:table-cell>
          <table:table-cell table:style-name="表8.B6" office:value-type="string">
            <text:p text:style-name="P138">13</text:p>
          </table:table-cell>
        </table:table-row>
        <table:table-row>
          <table:table-cell table:style-name="表8.A6" office:value-type="string">
            <text:p text:style-name="P132">アルファベット<text:span text:style-name="T38">A〜Z</text:span></text:p>
          </table:table-cell>
          <table:table-cell table:style-name="表8.B6" office:value-type="string">
            <text:p text:style-name="P138">65〜90</text:p>
          </table:table-cell>
        </table:table-row>
        <table:table-row>
          <table:table-cell table:style-name="表8.A6" office:value-type="string">
            <text:p text:style-name="P132">数字<text:span text:style-name="T38">0〜9</text:span></text:p>
          </table:table-cell>
          <table:table-cell table:style-name="表8.B6" office:value-type="string">
            <text:p text:style-name="P138">48〜57</text:p>
          </table:table-cell>
        </table:table-row>
      </table:table>
      <text:p text:style-name="P63"/>
      <text:p text:style-name="P63">Mac<text:tab/><text:tab/>※MacではcapsキーのON/OFFでアルファベットキーのコードが変わる。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38">キー</text:p>
          </table:table-cell>
          <table:table-cell table:style-name="表9.B1" office:value-type="string">
            <text:p text:style-name="P133">キーコード</text:p>
          </table:table-cell>
        </table:table-row>
        <text:soft-page-break/>
        <table:table-row>
          <table:table-cell table:style-name="表9.A6" office:value-type="string">
            <text:p text:style-name="P133">方向キー <text:s/>←↑→↓の順に</text:p>
          </table:table-cell>
          <table:table-cell table:style-name="表9.B6" office:value-type="string">
            <text:p text:style-name="P138">8124162, 8320768, 8189699, 8255233</text:p>
          </table:table-cell>
        </table:table-row>
        <table:table-row>
          <table:table-cell table:style-name="表9.A6" office:value-type="string">
            <text:p text:style-name="P133">スペースキー</text:p>
          </table:table-cell>
          <table:table-cell table:style-name="表9.B6" office:value-type="string">
            <text:p text:style-name="P138">32</text:p>
          </table:table-cell>
        </table:table-row>
        <table:table-row>
          <table:table-cell table:style-name="表9.A6" office:value-type="string">
            <text:p text:style-name="P138">Enterキー</text:p>
          </table:table-cell>
          <table:table-cell table:style-name="表9.B6" office:value-type="string">
            <text:p text:style-name="P138">2359309</text:p>
          </table:table-cell>
        </table:table-row>
        <table:table-row>
          <table:table-cell table:style-name="表9.A6" office:value-type="string">
            <text:p text:style-name="P133">アルファベット<text:span text:style-name="T38">A〜Z</text:span></text:p>
          </table:table-cell>
          <table:table-cell table:style-name="表9.B6" office:value-type="string">
            <text:p text:style-name="P138">97〜122</text:p>
          </table:table-cell>
        </table:table-row>
        <table:table-row>
          <table:table-cell table:style-name="表9.A6" office:value-type="string">
            <text:p text:style-name="P133">数字<text:span text:style-name="T38">0〜9</text:span></text:p>
          </table:table-cell>
          <table:table-cell table:style-name="表9.B6" office:value-type="string">
            <text:p text:style-name="P138">48〜57</text:p>
          </table:table-cell>
        </table:table-row>
      </table:table>
      <text:p text:style-name="P63"/>
      <text:p text:style-name="P65"/>
      <text:p text:style-name="P64">w)キーの名称取得</text:p>
      <text:p text:style-name="P64"/>
      <text:p text:style-name="P64"><text:tab/>key = event.keysym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x)リアルタイムにキャラクターを動かす</text:p>
      <text:p text:style-name="P64"><text:tab/><text:span text:style-name="T40">import tkinter</text:span></text:p>
      <text:p text:style-name="P64"/>
      <text:p text:style-name="P64"><text:tab/><text:span text:style-name="T40">key = “”</text:span></text:p>
      <text:p text:style-name="P64"><text:tab/><text:span text:style-name="T40">def key_down(event):</text:span></text:p>
      <text:p text:style-name="P64"><text:tab/><text:tab/><text:span text:style-name="T40">global key</text:span></text:p>
      <text:p text:style-name="P64"><text:tab/><text:tab/><text:span text:style-name="T40">key = event.keysym</text:span></text:p>
      <text:p text:style-name="P64"><text:tab/><text:span text:style-name="T40">def key_up(event):</text:span></text:p>
      <text:p text:style-name="P64"><text:tab/><text:tab/><text:span text:style-name="T40">global key</text:span></text:p>
      <text:p text:style-name="P64"><text:tab/><text:tab/><text:span text:style-name="T40">key =””</text:span></text:p>
      <text:p text:style-name="P64"><text:soft-page-break/></text:p>
      <text:p text:style-name="P64"><text:tab/><text:span text:style-name="T40">cx = X座標<text:tab/><text:tab/>#動かす画像の中心のX座標の初期位置</text:span></text:p>
      <text:p text:style-name="P64"><text:tab/><text:span text:style-name="T40">cy = Y座標<text:tab/><text:tab/>#動かす画像の中心のY座標の初期位置</text:span></text:p>
      <text:p text:style-name="P64"><text:tab/><text:span text:style-name="T40">def loop_loop():</text:span></text:p>
      <text:p text:style-name="P64"><text:tab/><text:tab/><text:span text:style-name="T40">global cx, cy</text:span></text:p>
      <text:p text:style-name="P64"><text:tab/><text:tab/><text:span text:style-name="T40">if key == “Up”:</text:span></text:p>
      <text:p text:style-name="P64"><text:tab/><text:tab/><text:tab/><text:span text:style-name="T40">cy = cy – 動かす値</text:span></text:p>
      <text:p text:style-name="P64"><text:tab/><text:tab/><text:span text:style-name="T40">if key == “Down”:</text:span></text:p>
      <text:p text:style-name="P64"><text:tab/><text:tab/><text:tab/><text:span text:style-name="T40">cy = cy + 動かす値</text:span></text:p>
      <text:p text:style-name="P64"><text:tab/><text:tab/><text:span text:style-name="T40">if key == “Left”:</text:span></text:p>
      <text:p text:style-name="P64"><text:tab/><text:tab/><text:tab/><text:span text:style-name="T40">cx = cx – 動かす値</text:span></text:p>
      <text:p text:style-name="P64"><text:tab/><text:tab/><text:span text:style-name="T40">if key == “Right”:</text:span></text:p>
      <text:p text:style-name="P64"><text:tab/><text:tab/><text:tab/><text:span text:style-name="T40">cx = cx + 動かす値</text:span></text:p>
      <text:p text:style-name="P64"/>
      <text:p text:style-name="P64"><text:tab/><text:tab/><text:span text:style-name="T40">canvas.coords(“タグ名”, cx, cy)<text:tab/><text:tab/>#キャラクター画像を移動</text:span></text:p>
      <text:p text:style-name="P64"><text:tab/><text:tab/><text:span text:style-name="T40">root.after(ミリ秒, loop_loop)<text:tab/><text:tab/>#ループ</text:span></text:p>
      <text:p text:style-name="P64"/>
      <text:p text:style-name="P64"><text:tab/><text:span text:style-name="T40">root = tkinter.Tk()</text:span></text:p>
      <text:p text:style-name="P64"><text:tab/><text:span text:style-name="T40">root.title(“タイトル名”)</text:span></text:p>
      <text:p text:style-name="P64"/>
      <text:p text:style-name="P64"><text:tab/><text:span text:style-name="T40">root.bind(&lt;KeyPress&gt;”, key_down)<text:tab/><text:tab/>#キーが押されたとき</text:span></text:p>
      <text:p text:style-name="P64"><text:tab/><text:span text:style-name="T40">root.bind(&lt;KeyRelease&gt;”, key_up)<text:tab/><text:tab/>#キーが離されたとき</text:span></text:p>
      <text:p text:style-name="P64"><text:tab/><text:tab/></text:p>
      <text:p text:style-name="P64"><text:tab/><text:span text:style-name="T40">canvas = tkinter.Canvas(width=値, height=値, bg=”色”)<text:tab/>#キャンバス作成</text:span></text:p>
      <text:p text:style-name="P64"><text:tab/><text:span text:style-name="T40">canvas.pack()</text:span></text:p>
      <text:p text:style-name="P64"><text:tab/><text:span text:style-name="T39">img = tkinter.PhotoImage(file=”ファイル名”)</text:span></text:p>
      <text:p text:style-name="P64"><text:tab/><text:span text:style-name="T39">canvas.create_image(cx, cy, image=img, tag=”タグ名”)<text:tab/>　#キャラクター</text:span></text:p>
      <text:p text:style-name="P64"/>
      <text:p text:style-name="P64"><text:tab/><text:span text:style-name="T40">loop_loop()<text:tab/><text:tab/>#キャラクターの位置をキーイベントに合わせて更新</text:span></text:p>
      <text:p text:style-name="P64"/>
      <text:p text:style-name="P64"><text:tab/><text:span text:style-name="T40">mainloop()</text:span></text:p>
      <text:p text:style-name="P64"><text:tab/><text:tab/></text:p>
      <text:p text:style-name="P64"/>
      <text:p text:style-name="P64"><text:tab/></text:p>
      <text:p text:style-name="P66">y)二次元リスト</text:p>
      <text:p text:style-name="P66"><text:tab/>m[y][x]</text:p>
      <text:p text:style-name="P66"><text:tab/><text:tab/></text:p>
      <text:p text:style-name="P68">0,0 <text:s text:c="32"/>X →</text:p>
      <table:table table:name="表10" table:style-name="表10">
        <table:table-column table:style-name="表10.A"/>
        <table:table-column table:style-name="表10.B"/>
        <table:table-column table:style-name="表10.C" table:number-columns-repeated="2"/>
        <text:soft-page-break/>
        <table:table-row>
          <table:table-cell table:style-name="表10.A1" office:value-type="string">
            <text:p text:style-name="P139">m[0][0]</text:p>
          </table:table-cell>
          <table:table-cell table:style-name="表10.A1" office:value-type="string">
            <text:p text:style-name="P139">m[0][1]</text:p>
          </table:table-cell>
          <table:table-cell table:style-name="表10.A1" office:value-type="string">
            <text:p text:style-name="P139">m[0][2]</text:p>
          </table:table-cell>
          <table:table-cell table:style-name="表10.D1" office:value-type="string">
            <text:p text:style-name="P139">m[0][3]</text:p>
          </table:table-cell>
        </table:table-row>
        <table:table-row>
          <table:table-cell table:style-name="表10.A2" office:value-type="string">
            <text:p text:style-name="P139">m[1][0]</text:p>
          </table:table-cell>
          <table:table-cell table:style-name="表10.A2" office:value-type="string">
            <text:p text:style-name="P139">m[1][1]</text:p>
          </table:table-cell>
          <table:table-cell table:style-name="表10.A2" office:value-type="string">
            <text:p text:style-name="P139">m[1][2]</text:p>
          </table:table-cell>
          <table:table-cell table:style-name="表10.D2" office:value-type="string">
            <text:p text:style-name="P139">m[1][3]</text:p>
          </table:table-cell>
        </table:table-row>
        <table:table-row>
          <table:table-cell table:style-name="表10.A2" office:value-type="string">
            <text:p text:style-name="P139">m[2][0]</text:p>
          </table:table-cell>
          <table:table-cell table:style-name="表10.A2" office:value-type="string">
            <text:p text:style-name="P139">m[2][1]</text:p>
          </table:table-cell>
          <table:table-cell table:style-name="表10.A2" office:value-type="string">
            <text:p text:style-name="P139">m[2][2]</text:p>
          </table:table-cell>
          <table:table-cell table:style-name="表10.D2" office:value-type="string">
            <text:p text:style-name="P139">m[2][3]</text:p>
          </table:table-cell>
        </table:table-row>
      </table:table>
      <text:p text:style-name="P68">Y</text:p>
      <text:p text:style-name="P67">↓</text:p>
      <text:p text:style-name="P67">プログラム例:</text:p>
      <text:p text:style-name="P67"><text:tab/><text:span text:style-name="T41">maze = [</text:span></text:p>
      <text:p text:style-name="P67"><text:tab/><text:tab/><text:span text:style-name="T41">[1,1,1,1,1],</text:span></text:p>
      <text:p text:style-name="P67"><text:tab/><text:tab/><text:span text:style-name="T41">[1,0,0,0,1],</text:span></text:p>
      <text:p text:style-name="P67"><text:tab/><text:tab/><text:span text:style-name="T41">[1,0,1,0,1]</text:span></text:p>
      <text:p text:style-name="P67"><text:tab/><text:tab/><text:span text:style-name="T41">]</text:span></text:p>
      <text:p text:style-name="P67"><text:tab/><text:span text:style-name="T41">for y in range(3):<text:tab/><text:tab/><text:tab/>#行</text:span></text:p>
      <text:p text:style-name="P67"><text:tab/><text:tab/><text:span text:style-name="T41">for x in range(5):<text:tab/><text:tab/>#列</text:span></text:p>
      <text:p text:style-name="P67"><text:tab/><text:tab/><text:tab/><text:span text:style-name="T41">canvas.create_rectangle(x*80, y*80, x*80+80, y*80+80, fill=”gray”)<text:tab/><text:tab/>#80x80の四角を表示</text:span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27">1<text:span text:style-name="T43">9</text:span>.<text:span text:style-name="T43">pygame</text:span></text:p>
      <text:p text:style-name="P127"/>
      <text:p text:style-name="P86">・インストール</text:p>
      <text:p text:style-name="P86"><text:tab/><text:span text:style-name="T43">pip3 install pygame</text:span></text:p>
      <text:p text:style-name="P86"/>
      <text:p text:style-name="P86"><text:tab/>※<text:span text:style-name="T43">vscodeでpylintエラーを回避する方法</text:span></text:p>
      <text:p text:style-name="P86"/>
      <text:p text:style-name="P86"><text:tab/><text:tab/>.<text:span text:style-name="T44">pyファイルのどこかに</text:span></text:p>
      <text:p text:style-name="P86"><text:soft-page-break/><text:tab/><text:tab/><text:tab/><text:span text:style-name="T44"># pylint: disable=no-member</text:span></text:p>
      <text:p text:style-name="P86"><text:tab/><text:tab/>を追記する</text:p>
      <text:p text:style-name="P86"/>
      <text:p text:style-name="P88">a)ウィンドウの表示</text:p>
      <text:p text:style-name="P88"/>
      <text:p text:style-name="P105"><text:tab/>import pygame<text:tab/><text:tab/><text:tab/><text:tab/><text:tab/># pygameをインポート</text:p>
      <text:p text:style-name="P105"><text:tab/>import sys<text:tab/><text:tab/><text:tab/><text:tab/><text:tab/># sysをインポート</text:p>
      <text:p text:style-name="P105"><text:tab/># pylint: disable=no-member</text:p>
      <text:p text:style-name="P105"><text:tab/><text:span text:style-name="T45"># pylintエラーの回避</text:span></text:p>
      <text:p text:style-name="P105"/>
      <text:p text:style-name="P105"><text:tab/><text:span text:style-name="T45">WHITE = (255, 255, 255)<text:tab/><text:tab/><text:tab/># 色の定義　白</text:span></text:p>
      <text:p text:style-name="P105"><text:tab/><text:span text:style-name="T45">BLACK = (0, 0, 0)<text:tab/><text:tab/><text:tab/><text:tab/># 色の定義　黒</text:span></text:p>
      <text:p text:style-name="P88"/>
      <text:p text:style-name="P88"><text:tab/><text:span text:style-name="T45">def main():<text:tab/><text:tab/><text:tab/><text:tab/><text:tab/># メイン処理を行う関数の定義</text:span></text:p>
      <text:p text:style-name="P88"><text:tab/><text:tab/><text:span text:style-name="T45">pygame.init()<text:tab/><text:tab/><text:tab/><text:tab/># pygameモジュールの初期化</text:span></text:p>
      <text:p text:style-name="P88"><text:tab/><text:tab/><text:span text:style-name="T45">pygame.display.set_caption(“タイトル”) # タイトル指定</text:span></text:p>
      <text:p text:style-name="P89"><text:tab/><text:tab/><text:span text:style-name="T45">screen = pygame.display.set_mode((800, 600)) </text:span></text:p>
      <text:p text:style-name="P109"><text:tab/><text:tab/><text:tab/><text:tab/><text:tab/><text:tab/><text:tab/><text:tab/># スクリーンの初期化</text:p>
      <text:p text:style-name="P88"><text:tab/><text:tab/><text:span text:style-name="T45">clock = pygame.time.Clock() # clockオブジェクト作成</text:span></text:p>
      <text:p text:style-name="P88"><text:tab/><text:tab/><text:span text:style-name="T45">font = pygame.font.Font(None, 80) # フォントオブジェクト作成</text:span></text:p>
      <text:p text:style-name="P88"><text:tab/><text:tab/>※ <text:span text:style-name="T45">None : ローマ字,　ttfファイル指定 : 日本語</text:span></text:p>
      <text:p text:style-name="P88"><text:tab/><text:tab/><text:span text:style-name="T46">tmr = 0<text:tab/><text:tab/><text:tab/><text:tab/><text:tab/># 時間を管理する変数tmr</text:span></text:p>
      <text:p text:style-name="P88"/>
      <text:p text:style-name="P88"><text:tab/><text:tab/><text:span text:style-name="T46">while True:<text:tab/><text:tab/><text:tab/><text:tab/># 無限ループ</text:span></text:p>
      <text:p text:style-name="P88"><text:tab/><text:tab/><text:tab/><text:span text:style-name="T46">tmr = tmr + 1<text:tab/><text:tab/><text:tab/># tmrの値を１増やす</text:span></text:p>
      <text:p text:style-name="P88"><text:tab/><text:tab/><text:tab/><text:span text:style-name="T46">for event in pygame.event.get():<text:tab/># イベントの繰り返し</text:span></text:p>
      <text:p text:style-name="P89"><text:tab/><text:tab/><text:tab/><text:tab/><text:span text:style-name="T46">if event.type == pygame.QUIT: </text:span></text:p>
      <text:p text:style-name="P110"><text:tab/><text:tab/><text:tab/><text:tab/><text:tab/><text:tab/><text:tab/><text:tab/># Xボタンを押されたら</text:p>
      <text:p text:style-name="P88"><text:tab/><text:tab/><text:tab/><text:tab/><text:tab/><text:span text:style-name="T46">pygame.quit()<text:tab/># pygameの初期化を解除</text:span></text:p>
      <text:p text:style-name="P88"><text:tab/><text:tab/><text:tab/><text:tab/><text:tab/><text:span text:style-name="T46">sys.exit()<text:tab/><text:tab/># プログラムを終了</text:span></text:p>
      <text:p text:style-name="P88"/>
      <text:p text:style-name="P88"><text:soft-page-break/><text:tab/><text:tab/><text:tab/><text:span text:style-name="T46">txt = font.render(“TEST “+str(tmr), True, WHITE)</text:span></text:p>
      <text:p text:style-name="P88"><text:tab/><text:tab/><text:tab/><text:tab/><text:tab/><text:tab/><text:tab/><text:tab/><text:span text:style-name="T46"># Surfaceに文字列を描く</text:span></text:p>
      <text:p text:style-name="P88"><text:tab/><text:tab/><text:tab/>※２つめの引数<text:span text:style-name="T47">Trueにすると文字の縁が滑らかになる</text:span></text:p>
      <text:p text:style-name="P90"><text:tab/><text:tab/><text:tab/><text:span text:style-name="T47">screen.fill(BLACK)<text:tab/><text:tab/></text:span></text:p>
      <text:p text:style-name="P111"><text:tab/><text:tab/><text:tab/><text:tab/><text:tab/><text:tab/># 指定した色でスクリーン全体クリア</text:p>
      <text:p text:style-name="P90"><text:tab/><text:tab/><text:tab/><text:span text:style-name="T47">screen.blit(txt, [300, 200]</text:span></text:p>
      <text:p text:style-name="P90"><text:tab/><text:tab/><text:tab/><text:tab/><text:tab/><text:tab/><text:span text:style-name="T47"># 文字列を描いたSurfaceをスクリーンに転送</text:span></text:p>
      <text:p text:style-name="P90"><text:tab/><text:tab/><text:tab/><text:span text:style-name="T47">pygame.display.update()<text:tab/># 画面を更新する</text:span></text:p>
      <text:p text:style-name="P90"><text:tab/><text:tab/><text:tab/><text:span text:style-name="T47">clock.tick(10)<text:tab/><text:tab/><text:tab/># フレームレートを指定</text:span></text:p>
      <text:p text:style-name="P90"/>
      <text:p text:style-name="P90"><text:tab/><text:span text:style-name="T47">if __name__ == ‘__main__’:<text:tab/><text:tab/># プログラムが直接実行されたら</text:span></text:p>
      <text:p text:style-name="P90"><text:tab/><text:tab/><text:span text:style-name="T47">main()<text:tab/><text:tab/><text:tab/><text:tab/><text:tab/># main()関数を呼び出す</text:span></text:p>
      <text:p text:style-name="P90"/>
      <text:p text:style-name="P106">b)画像の読み込み</text:p>
      <text:p text:style-name="P106"/>
      <text:p text:style-name="P106"><text:tab/>def main()</text:p>
      <text:p text:style-name="P106"><text:tab/><text:tab/>中略</text:p>
      <text:p text:style-name="P106"><text:tab/><text:tab/>img_bg = pygame.image.load(“背景.png”)<text:tab/></text:p>
      <text:p text:style-name="P106"><text:tab/><text:tab/><text:tab/><text:tab/><text:tab/><text:tab/><text:tab/><text:tab/># 背景ファイルの読み込み</text:p>
      <text:p text:style-name="P106"><text:tab/><text:tab/>img_chara = [</text:p>
      <text:p text:style-name="P106"><text:tab/><text:tab/><text:tab/>pygame.image.load(“キャラクター<text:span text:style-name="T48">0</text:span>.png”),</text:p>
      <text:p text:style-name="P106"><text:tab/><text:tab/><text:tab/><text:tab/><text:tab/><text:tab/><text:tab/><text:tab/># キャラクター１の読み込み</text:p>
      <text:p text:style-name="P106"><text:tab/><text:tab/><text:tab/>pygame.image.load(“キャラクター<text:span text:style-name="T48">1</text:span>.png”)</text:p>
      <text:p text:style-name="P106"><text:tab/><text:tab/><text:tab/><text:tab/><text:tab/><text:tab/><text:tab/><text:tab/># キャラクター２の読み込み</text:p>
      <text:p text:style-name="P106"><text:tab/><text:tab/>]</text:p>
      <text:p text:style-name="P106"><text:tab/><text:tab/><text:span text:style-name="T49">tmr = 0</text:span></text:p>
      <text:p text:style-name="P106"/>
      <text:p text:style-name="P106"><text:tab/><text:tab/><text:span text:style-name="T49">while True:</text:span></text:p>
      <text:p text:style-name="P106"><text:tab/><text:tab/><text:tab/>中略</text:p>
      <text:p text:style-name="P106"><text:tab/><text:tab/><text:tab/><text:span text:style-name="T49">screen.blit(img_bg, [0, 0]<text:tab/><text:tab/># 背景画像を描画</text:span></text:p>
      <text:p text:style-name="P106"><text:tab/><text:tab/><text:tab/><text:span text:style-name="T49">screen.blit(img_chara[tmr%2], [224, 160]</text:span></text:p>
      <text:p text:style-name="P106"><text:soft-page-break/><text:tab/><text:tab/><text:tab/><text:tab/><text:tab/><text:span text:style-name="T49"># キャラクターをアニメーションさせて描画</text:span></text:p>
      <text:p text:style-name="P106"/>
      <text:p text:style-name="P106"/>
      <text:p text:style-name="P107">c)フルスクリーンで表示</text:p>
      <text:p text:style-name="P107"><text:tab/></text:p>
      <text:p text:style-name="P107"><text:tab/>while True:</text:p>
      <text:p text:style-name="P107"><text:tab/><text:tab/>for event in pygame.event.get():</text:p>
      <text:p text:style-name="P107"><text:tab/><text:tab/><text:tab/>if event.type == pygame.KEYDOWN:</text:p>
      <text:p text:style-name="P107"><text:tab/><text:tab/><text:tab/><text:tab/><text:tab/># キーを押すイベントが発生した時</text:p>
      <text:p text:style-name="P107"><text:tab/><text:tab/><text:tab/><text:tab/>if event.key == pygame.K_F1:</text:p>
      <text:p text:style-name="P107"><text:tab/><text:tab/><text:tab/><text:tab/><text:tab/># F1キーなら</text:p>
      <text:p text:style-name="P107"><text:tab/><text:tab/><text:tab/><text:tab/><text:tab/>screen = pygame.display.set_mode((640, 360), pygame.FULLSCREEN)</text:p>
      <text:p text:style-name="P107"><text:tab/><text:tab/><text:tab/><text:tab/><text:tab/># フルスクリーンモードにする</text:p>
      <text:p text:style-name="P107"><text:tab/><text:tab/><text:tab/><text:tab/>if event.key == pygame.K_F2 or event.key == pygame.K_ESCAPE:</text:p>
      <text:p text:style-name="P107"><text:tab/><text:tab/><text:tab/><text:tab/><text:tab/># F2キーかESCキーなら</text:p>
      <text:p text:style-name="P107"><text:tab/><text:tab/><text:tab/><text:tab/><text:tab/>screen = pygame.display.set_mode((640, 360))</text:p>
      <text:p text:style-name="P107"><text:tab/><text:tab/><text:tab/><text:tab/><text:tab/># 通常表示にもどす</text:p>
      <text:p text:style-name="P107"/>
      <text:p text:style-name="P107">d)画面の拡大縮小、回転</text:p>
      <text:p text:style-name="P107"/>
      <text:p text:style-name="P107">拡大縮小：<text:span text:style-name="T50">img_s = pygame.transform.scale(img, [幅,高さ])</text:span></text:p>
      <text:p text:style-name="P107">回転<text:tab/> <text:s text:c="2"/>：<text:span text:style-name="T50">img_r = pygame.transform.rotate(img, 回転角)</text:span></text:p>
      <text:p text:style-name="P107">回転<text:span text:style-name="T50">+拡大縮小：img_rz = pygame.transform.rotozoom(img, 回転角, 大きさの比率)</text:span></text:p>
      <text:p text:style-name="P107"/>
      <text:p text:style-name="P107">※回転角は度で指定</text:p>
      <text:p text:style-name="P107"/>
      <text:p text:style-name="P108"/>
      <text:p text:style-name="P108">e)図形の描画</text:p>
      <text:p text:style-name="P108"/>
      <text:p text:style-name="P108">線：<text:span text:style-name="T51">pygame.draw.line(Surface, color, start_pos, end_pos, width=1)</text:span></text:p>
      <text:p text:style-name="P108">線（座標を連続して指定<text:span text:style-name="T51">)：</text:span></text:p>
      <text:p text:style-name="P108"><text:tab/><text:span text:style-name="T51">pygame.draw.lines(Surface, color, closed, pointlist, width=1)</text:span></text:p>
      <text:p text:style-name="P108">矩形（四角形）: <text:span text:style-name="T51">pygame.draw.rect(Surface, color, Rect, width=0)</text:span></text:p>
      <text:p text:style-name="P108"><text:soft-page-break/>多角形：<text:span text:style-name="T51">pygame.draw.polygon(Surface, color, pointlist, width=0)</text:span></text:p>
      <text:p text:style-name="P108">円：<text:span text:style-name="T51">pygame.draw.circle(Surface, color, pos, radius, width=0)</text:span></text:p>
      <text:p text:style-name="P108">楕円：<text:span text:style-name="T51">pygame.draw.ellipse(Surface, color, Rect, width=0)</text:span></text:p>
      <text:p text:style-name="P108">円弧：<text:span text:style-name="T52">pygame.draw.arc(Surface, color, Rect, start_angle, stop_angle, width=1)</text:span></text:p>
      <text:p text:style-name="P108"/>
      <text:p text:style-name="P108">※<text:span text:style-name="T52">Surfaceは描画面です。</text:span></text:p>
      <text:p text:style-name="P108">※<text:span text:style-name="T52">colorは10進数のRGB値で指定します。</text:span></text:p>
      <text:p text:style-name="P112">※Rectは矩形の左上角の座標と大きさ、つまり[x, y, 幅, 高さ]です。</text:p>
      <text:p text:style-name="P112">※<text:span text:style-name="T53">pointlistは[[x0, y0], [x1, y1], [x2, y2], …]というように、複数の頂点を指定。</text:span></text:p>
      <text:p text:style-name="P113">※widthは枠線の太さ、width=0は、塗りつぶし。</text:p>
      <text:p text:style-name="P113">※円弧のstart_angle（開始角）とstop_angle（終了角）はラジアンで指定。</text:p>
      <text:p text:style-name="P113">※linesで最初と最後の…を結ぶのでればclosedをTrueとします。</text:p>
      <text:p text:style-name="P113"/>
      <text:p text:style-name="P113">※ラジアン（弧度）について</text:p>
      <text:p text:style-name="P113"/>
      <text:p text:style-name="P113">import math<text:tab/><text:tab/># mathモジュールをインポートしπを使う</text:p>
      <text:p text:style-name="P113"/>
      <text:p text:style-name="P113">度：ラジアン：pygameでの記述</text:p>
      <text:p text:style-name="P113">０度：0ラジアン：0</text:p>
      <text:p text:style-name="P113">90度：π÷2：math.pi/2</text:p>
      <text:p text:style-name="P113">180度：π：math.pi</text:p>
      <text:p text:style-name="P113">270度：πX1.5：math.pi*1.5</text:p>
      <text:p text:style-name="P113">360度：πx2：math.pi*2</text:p>
      <text:p text:style-name="P113"/>
      <text:p text:style-name="P113"/>
      <text:p text:style-name="P114">f)キー入力</text:p>
      <text:p text:style-name="P114"/>
      <text:p text:style-name="P115">key = pygame.key.get_pressed()<text:tab/><text:tab/># 全てのキーの状態を取得できる</text:p>
      <text:p text:style-name="P115"/>
      <text:p text:style-name="P115">※キーが押されている時には、key[pygame.キーボード定数]の値が1になる。</text:p>
      <text:p text:style-name="P115">主なキーボード定数</text:p>
      <text:p text:style-name="P115">・方向キー：K_UP, K_DOWN, K_LEFT, K_RIGHT</text:p>
      <text:p text:style-name="P115">・スペースキー：K_SPACE</text:p>
      <text:p text:style-name="P115"><text:soft-page-break/>・Enter/returnキー：K_RETURN</text:p>
      <text:p text:style-name="P115">・Escapeキー：K_ESCAPE</text:p>
      <text:p text:style-name="P115">・アルファベットキー A〜Z：K_a 〜 K_z</text:p>
      <text:p text:style-name="P115">・数字キー 0〜9：K_0 〜 K_9</text:p>
      <text:p text:style-name="P115">・Shiftキー：K_RSHIFT, K_LSHIFT</text:p>
      <text:p text:style-name="P115">・ファンクションキー：K_F* <text:s text:c="2"/>*は数字</text:p>
      <text:p text:style-name="P115"/>
      <text:p text:style-name="P116">g)マウス入力</text:p>
      <text:p text:style-name="P116"/>
      <text:p text:style-name="P116">mouseX, mouseY = pygame.mouse.get_pos()<text:tab/></text:p>
      <text:p text:style-name="P116"><text:tab/><text:tab/><text:tab/><text:tab/><text:tab/><text:tab/><text:tab/><text:tab/># マウスポインタの座標取得</text:p>
      <text:p text:style-name="P116">mBtn1, mBtn2, mBtn3 = pygame.mouse.get_pressed()</text:p>
      <text:p text:style-name="P116"><text:tab/><text:tab/><text:tab/><text:tab/><text:tab/><text:tab/><text:tab/><text:tab/># マウスボタンの状態を代入</text:p>
      <text:p text:style-name="P116"><text:tab/><text:tab/><text:tab/><text:tab/><text:tab/><text:tab/><text:tab/><text:tab/># 押されていたら１</text:p>
      <text:p text:style-name="P116"/>
      <text:p text:style-name="P116"/>
      <text:p text:style-name="P117">h)サウンド出力</text:p>
      <text:p text:style-name="P117"/>
      <text:p text:style-name="P117">・ファイルの読み込み</text:p>
      <text:p text:style-name="P117"><text:tab/>pygame.mixer.music.load(ファイル名)</text:p>
      <text:p text:style-name="P117"/>
      <text:p text:style-name="P117"><text:tab/>※ファイルには、mp3とogg形式を使える。mp3でうまく再生できないときは、<text:tab/>ogg形式を使う。</text:p>
      <text:p text:style-name="P117"/>
      <text:p text:style-name="P117">・停止</text:p>
      <text:p text:style-name="P117"><text:tab/>pygame.mixer.music.play(引数)</text:p>
      <text:p text:style-name="P117"/>
      <text:p text:style-name="P117"><text:tab/>※引数を-1とするとループ再生、0で１回再生、例えば５とすると６回再生</text:p>
      <text:p text:style-name="P117"/>
      <text:p text:style-name="P117">・再生時間を取得</text:p>
      <text:p text:style-name="P117"><text:tab/>pygame.mixer.music.get_pos()</text:p>
      <text:p text:style-name="P117"/>
      <text:p text:style-name="P117"><text:tab/>※ミリ秒の値</text:p>
      <text:p text:style-name="P117"/>
      <text:p text:style-name="P117">・再生中か調べる</text:p>
      <text:p text:style-name="P117"><text:tab/>pygame.mixer.usic.get_busy()</text:p>
      <text:p text:style-name="P117"><text:soft-page-break/></text:p>
      <text:p text:style-name="P117"><text:tab/>※再生中ならTrue, そうでないならFalse</text:p>
      <text:p text:style-name="P117"/>
      <text:p text:style-name="P117">・SE</text:p>
      <text:p text:style-name="P117"><text:tab/>SEの読み込み</text:p>
      <text:p text:style-name="P117"><text:tab/><text:tab/>変数 = pygame.mixer.Sound(ファイル名)</text:p>
      <text:p text:style-name="P117"><text:tab/>SEの再生</text:p>
      <text:p text:style-name="P117"><text:tab/><text:tab/>変数.play()</text:p>
      <text:p text:style-name="P117"/>
      <text:p text:style-name="P117"/>
      <text:p text:style-name="P118">i)pygameで日本語を使う</text:p>
      <text:p text:style-name="P118">※フォントファイル(.ttf、.ttc、off等)を用意する。</text:p>
      <text:p text:style-name="P118"><text:tab/>例：https//ipafont.ipa.go.jpからIPAフォントをダウンロードしpyファイ<text:tab/>ルと同じディレクトリに置く</text:p>
      <text:p text:style-name="P118"/>
      <text:p text:style-name="P118">font = pygame.font.Font(“ディレクトリ名/ipam.ttf”, 80)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text:soft-page-break/></text:p>
      <text:p text:style-name="P118"/>
      <text:p text:style-name="P118"/>
      <text:p text:style-name="P118"/>
      <text:p text:style-name="P118"/>
      <text:p text:style-name="P128"><text:span text:style-name="T55">20</text:span>.<text:span text:style-name="T55">json</text:span></text:p>
      <text:p text:style-name="P130"/>
      <text:p text:style-name="P119">1.json書式（ファイル名:sample.json）</text:p>
      <text:p text:style-name="P119"/>
      <text:p text:style-name="P119">{</text:p>
      <text:p text:style-name="P119"><text:tab/>“key1名”: [</text:p>
      <text:p text:style-name="P119"/>
      <text:p text:style-name="P119"><text:tab/><text:tab/>{</text:p>
      <text:p text:style-name="P119"><text:tab/><text:tab/><text:tab/>“key2名”: “value値”,</text:p>
      <text:p text:style-name="P119"><text:tab/><text:tab/><text:tab/>“key3名”: “value値”</text:p>
      <text:p text:style-name="P119"><text:tab/><text:tab/>},</text:p>
      <text:p text:style-name="P119"><text:tab/><text:tab/>{</text:p>
      <text:p text:style-name="P119"><text:tab/><text:tab/><text:tab/>“key4名”: “value値”,</text:p>
      <text:p text:style-name="P119"><text:tab/><text:tab/><text:tab/>“key5名”: “value値”</text:p>
      <text:p text:style-name="P119"><text:tab/><text:tab/>}</text:p>
      <text:p text:style-name="P119"><text:tab/>]</text:p>
      <text:p text:style-name="P119">}</text:p>
      <text:p text:style-name="P119"/>
      <text:p text:style-name="P119"/>
      <text:p text:style-name="P119"/>
      <text:p text:style-name="P119"/>
      <text:p text:style-name="P119">2.jsonデータを読み込む</text:p>
      <text:p text:style-name="P119"/>
      <text:p text:style-name="P119">import json</text:p>
      <text:p text:style-name="P119">a = open(“sample.json”)</text:p>
      <text:p text:style-name="P119">b = json.load(a)</text:p>
      <text:p text:style-name="P119"/>
      <text:p text:style-name="P119">print(b)</text:p>
      <text:p text:style-name="P119"/>
      <text:p text:style-name="P119">※要素を取り出すときは、</text:p>
      <text:p text:style-name="P119"/>
      <text:p text:style-name="P119">print(b[“key<text:span text:style-name="T56">1</text:span>名”])</text:p>
      <text:p text:style-name="P119"/>
      <text:p text:style-name="P119"/>
      <text:p text:style-name="P119"/>
      <text:p text:style-name="P120"><text:soft-page-break/>3.jsonデータを書き込む</text:p>
      <text:p text:style-name="P120"/>
      <text:p text:style-name="P120">import json</text:p>
      <text:p text:style-name="P120"/>
      <text:p text:style-name="P120">dic = {</text:p>
      <text:p text:style-name="P120"><text:tab/><text:tab/>“key1名”: {</text:p>
      <text:p text:style-name="P120"><text:tab/><text:tab/><text:tab/>“key2名: “value値”,</text:p>
      <text:p text:style-name="P120"><text:tab/><text:tab/><text:tab/>“key3名: “value値”</text:p>
      <text:p text:style-name="P120"><text:tab/><text:tab/>},</text:p>
      <text:p text:style-name="P120"><text:tab/><text:tab/>“key4名”: {</text:p>
      <text:p text:style-name="P120"><text:tab/><text:tab/><text:tab/>“key5名”: “value値”,</text:p>
      <text:p text:style-name="P120"><text:tab/><text:tab/><text:tab/>“key6名”: “value値”</text:p>
      <text:p text:style-name="P120"><text:tab/><text:tab/>}</text:p>
      <text:p text:style-name="P120"><text:tab/>}</text:p>
      <text:p text:style-name="P120"/>
      <text:p text:style-name="P120">a = open(“sample2.json”, “w”)</text:p>
      <text:p text:style-name="P120">json.dump(dic, a, indent=4, ensure_ascii=False)</text:p>
      <text:p text:style-name="P120"/>
      <text:p text:style-name="P120">※json.dump(書き込まれるjson, 書き込むjson, インデント, 文字化け対策)</text:p>
      <text:p text:style-name="P120"/>
      <text:p text:style-name="P120"/>
      <text:p text:style-name="P120">4.jsonデータの中身を簡単に確認する</text:p>
      <text:p text:style-name="P120"/>
      <text:p text:style-name="P120">・ターミナルのコマンドラインで,</text:p>
      <text:p text:style-name="P120">$ python -m json.tool sample.json</text:p>
      <text:p text:style-name="P120"/>
      <text:p text:style-name="P120"/>
      <text:p text:style-name="P120"/>
      <text:p text:style-name="P121">5.with構文でjsonファイルを読み込む</text:p>
      <text:p text:style-name="P121">import json</text:p>
      <text:p text:style-name="P121"/>
      <text:p text:style-name="P121">with open(filename, “r”, <text:span text:style-name="T58">encoding=”utf-8”) as fp:</text:span></text:p>
      <text:p text:style-name="P121"><text:tab/><text:span text:style-name="T58">jsonfaile = json.load(fp)<text:tab/>#JSON形式のファイルを読み込む</text:span></text:p>
      <text:p text:style-name="P121"/>
      <text:p text:style-name="P121"/>
      <text:p text:style-name="P121"/>
      <text:p text:style-name="P122">6.with構文でjsonファイルを書き込む</text:p>
      <text:p text:style-name="P122">import json</text:p>
      <text:p text:style-name="P122"/>
      <text:p text:style-name="P122"><text:soft-page-break/>data = {</text:p>
      <text:p text:style-name="P122"><text:tab/>“color”: “red”,</text:p>
      <text:p text:style-name="P122"><text:tab/>“name”: “りんご,</text:p>
      <text:p text:style-name="P122"><text:tab/>“aji”: “甘い”</text:p>
      <text:p text:style-name="P122">}</text:p>
      <text:p text:style-name="P122"/>
      <text:p text:style-name="P122">with open(filename, “w”, encoding=”utf-8”) as fp:</text:p>
      <text:p text:style-name="P122"><text:tab/>json.dump(data, fp)<text:tab/><text:tab/># JSON形式で保存</text:p>
      <text:p text:style-name="P122"/>
      <text:p text:style-name="P120"/>
      <text:p text:style-name="P120"/>
      <text:p text:style-name="P120"/>
      <text:p text:style-name="P120"/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53">関数</text:p>
          </table:table-cell>
          <table:table-cell table:style-name="表11.B1" office:value-type="string">
            <text:p text:style-name="P156">説明</text:p>
          </table:table-cell>
        </table:table-row>
        <table:table-row>
          <table:table-cell table:style-name="表11.A2" office:value-type="string">
            <text:p text:style-name="P156">json.dumps(obj)</text:p>
          </table:table-cell>
          <table:table-cell table:style-name="表11.B2" office:value-type="string">
            <text:p text:style-name="P153">オブジェクト<text:span text:style-name="T57">(obj)をJSON文字列に変換</text:span></text:p>
          </table:table-cell>
        </table:table-row>
        <table:table-row>
          <table:table-cell table:style-name="表11.A2" office:value-type="string">
            <text:p text:style-name="P156">json.loads(json)</text:p>
          </table:table-cell>
          <table:table-cell table:style-name="表11.B2" office:value-type="string">
            <text:p text:style-name="P156">JSON文字列をPythonのオブジェクトに変換</text:p>
          </table:table-cell>
        </table:table-row>
        <table:table-row>
          <table:table-cell table:style-name="表11.A2" office:value-type="string">
            <text:p text:style-name="P156">json.dump(obj, fp)</text:p>
          </table:table-cell>
          <table:table-cell table:style-name="表11.B2" office:value-type="string">
            <text:p text:style-name="P173">objをJSON形式でファイル(fp)に保存</text:p>
          </table:table-cell>
        </table:table-row>
        <table:table-row>
          <table:table-cell table:style-name="表11.A2" office:value-type="string">
            <text:p text:style-name="P156">json.load(fp)</text:p>
          </table:table-cell>
          <table:table-cell table:style-name="表11.B2" office:value-type="string">
            <text:p text:style-name="P156">JSON形式のファイル(fp)からデータを読み出す</text:p>
          </table:table-cell>
        </table:table-row>
      </table:table>
      <text:p text:style-name="P120">※<text:span text:style-name="T57">fpと示した部分には、open()関数の戻り値を指定するものとする。</text:span></text:p>
      <text:p text:style-name="P113"/>
      <text:p text:style-name="P113"/>
      <text:p text:style-name="P108"/>
      <text:p text:style-name="P106"/>
      <text:p text:style-name="P90"/>
      <text:p text:style-name="P88"><text:tab/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70"><text:soft-page-break/><text:span text:style-name="T55">20</text:span>.シェルコマンドを使う</text:p>
      <text:p text:style-name="P171"/>
      <text:p text:style-name="P167">1.<text:span text:style-name="T59">subprocessを使う（推奨手法）</text:span></text:p>
      <text:p text:style-name="P167"/>
      <text:p text:style-name="P168">import subprocess</text:p>
      <text:p text:style-name="P168"/>
      <text:p text:style-name="P168">cmd = “ls -la”<text:tab/><text:tab/><text:tab/><text:tab/># シェルコマンドを代入</text:p>
      <text:p text:style-name="P168">subprocess.run(cmd.split())<text:tab/># シェルコマンドのオプションのため、</text:p>
      <text:p text:style-name="P168"><text:tab/><text:tab/><text:tab/><text:tab/><text:tab/><text:tab/># split()をつかう</text:p>
      <text:p text:style-name="P168"/>
      <text:p text:style-name="P168">・subprocessのメソッド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74">.<text:span text:style-name="T59">run</text:span></text:p>
          </table:table-cell>
          <table:table-cell table:style-name="表12.B1" office:value-type="string">
            <text:p text:style-name="P174">コマンドを呼び出された段階で実行し、返り値をコンプリートプロセスとして返す</text:p>
          </table:table-cell>
        </table:table-row>
        <table:table-row>
          <table:table-cell table:style-name="表12.A2" office:value-type="string">
            <text:p text:style-name="P174">.<text:span text:style-name="T59">call</text:span></text:p>
          </table:table-cell>
          <table:table-cell table:style-name="表12.B2" office:value-type="string">
            <text:p text:style-name="P174">コマンドを呼び出された段階で、実行する</text:p>
          </table:table-cell>
        </table:table-row>
        <table:table-row>
          <table:table-cell table:style-name="表12.A2" office:value-type="string">
            <text:p text:style-name="P174">.<text:span text:style-name="T59">check_call</text:span></text:p>
          </table:table-cell>
          <table:table-cell table:style-name="表12.B2" office:value-type="string">
            <text:p text:style-name="P174">コマンドを呼び出された段階で、実行する。　成功なら、0を返す</text:p>
          </table:table-cell>
        </table:table-row>
        <table:table-row>
          <table:table-cell table:style-name="表12.A2" office:value-type="string">
            <text:p text:style-name="P174">.<text:span text:style-name="T59">check_out</text:span></text:p>
          </table:table-cell>
          <table:table-cell table:style-name="表12.B2" office:value-type="string">
            <text:p text:style-name="P174">コマンドを呼び出された段階で、実行する。成功なら、バイト文字列で出力を返す</text:p>
          </table:table-cell>
        </table:table-row>
        <table:table-row>
          <table:table-cell table:style-name="表12.A2" office:value-type="string">
            <text:p text:style-name="P174">.<text:span text:style-name="T59">Popen</text:span></text:p>
          </table:table-cell>
          <table:table-cell table:style-name="表12.B2" office:value-type="string">
            <text:p text:style-name="P174">現在のプロセスが完了後、子プロセスを実行する</text:p>
          </table:table-cell>
        </table:table-row>
      </table:table>
      <text:p text:style-name="P172"><text:span text:style-name="T60"/></text:p>
      <text:p text:style-name="P168"/>
      <text:p text:style-name="P168"/>
      <text:p text:style-name="P168"/>
      <text:p text:style-name="P168">2.osを使う（非推奨手法）</text:p>
      <text:p text:style-name="P168"/>
      <text:p text:style-name="P168">import os</text:p>
      <text:p text:style-name="P168"/>
      <text:p text:style-name="P168">abc = os.system(“ls -la”)</text:p>
      <text:p text:style-name="P168"/>
      <text:p text:style-name="P168">if abc == 0:</text:p>
      <text:p text:style-name="P168"><text:tab/>print(“成功”）</text:p>
      <text:p text:style-name="P168">else:</text:p>
      <text:p text:style-name="P168"><text:tab/>print(“失敗”)</text:p>
      <text:p text:style-name="P168"/>
      <text:p text:style-name="P168"># 標準出力にコマンドの結果が表示され、返り値として</text:p>
      <text:p text:style-name="P168"># 成功した場合は、0、失敗した場合は、0以外の数字が返される</text:p>
      <text:p text:style-name="P168"/>
      <text:p text:style-name="P168"/>
      <text:p text:style-name="P168"/>
      <text:p text:style-name="P169"><text:soft-page-break/>3.シェルコマンドのパイプの使い方</text:p>
      <text:p text:style-name="P169"/>
      <text:p text:style-name="P169">・main.py</text:p>
      <text:p text:style-name="P169"/>
      <text:p text:style-name="P169">import subprocess</text:p>
      <text:p text:style-name="P169"/>
      <text:p text:style-name="P169">cmd = “python3 test1.py | python3 test2.py”</text:p>
      <text:p text:style-name="P169">subprocess.run(cmd.split())</text:p>
      <text:p text:style-name="P169"/>
      <text:p text:style-name="P169"/>
      <text:p text:style-name="P169"/>
      <text:p text:style-name="P169">・test1.py</text:p>
      <text:p text:style-name="P169"/>
      <text:p text:style-name="P169">print(“Hello World!!”)</text:p>
      <text:p text:style-name="P169"/>
      <text:p text:style-name="P169"/>
      <text:p text:style-name="P169"/>
      <text:p text:style-name="P169">・test2.py</text:p>
      <text:p text:style-name="P169"/>
      <text:p text:style-name="P169">aaa = input()</text:p>
      <text:p text:style-name="P169">print(aaa)</text:p>
      <text:p text:style-name="P169"/>
      <text:p text:style-name="P1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Unifont1" svg:font-family="Unifont"/>
    <style:font-face style:name="IPA P明朝" svg:font-family="'IPA P明朝'" style:font-pitch="variable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5-04T15:21:00.584928007</dc:date>
    <meta:editing-duration>PT5H46M51S</meta:editing-duration>
    <meta:editing-cycles>64</meta:editing-cycles>
    <meta:generator>LibreOffice/6.0.7.3$Linux_X86_64 LibreOffice_project/00m0$Build-3</meta:generator>
    <meta:document-statistic meta:table-count="12" meta:image-count="0" meta:object-count="0" meta:page-count="55" meta:paragraph-count="1033" meta:word-count="7619" meta:character-count="19191" meta:non-whitespace-character-count="16791"/>
  </office:meta>
</office:document-meta>
</file>